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ont_5" svg:font-family="font_5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ACC8BD" style:vertical-align="top" fo:wrap-option="wrap" fo:background-color="#F0F6EF" style:repeat-content="false"/>
      <style:paragraph-properties fo:text-align="start" fo:margin-lef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13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15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15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6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4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94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7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9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3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4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4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4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4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5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9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5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16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23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181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74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3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6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55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5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6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7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12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13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13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7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14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13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18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18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19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4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20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20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231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7" style:family="table-cell" style:parent-style-name="Default" style:data-style-name="N23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8" style:family="table-cell" style:parent-style-name="Default" style:data-style-name="N4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12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5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16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7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12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4" style:family="table-cell" style:parent-style-name="Default" style:data-style-name="N23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17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4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7" style:family="table-cell" style:parent-style-name="Default" style:data-style-name="N9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8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15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19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7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4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5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4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9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8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2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7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7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11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19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135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13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184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22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14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4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75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7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4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4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5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5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5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5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6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6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6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64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6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6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6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7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71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7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7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7" style:family="table-cell" style:parent-style-name="Default" style:data-style-name="N7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8" style:family="table-cell" style:parent-style-name="Default" style:data-style-name="N8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8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0" style:family="table-cell" style:parent-style-name="Default" style:data-style-name="N8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8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8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3" style:family="table-cell" style:parent-style-name="Default" style:data-style-name="N8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8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8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9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9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9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09" style:family="table-cell" style:parent-style-name="Default" style:data-style-name="N9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10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10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10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3" style:family="table-cell" style:parent-style-name="Default" style:data-style-name="N10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3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104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105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7" style:family="table-cell" style:parent-style-name="Default" style:data-style-name="N10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8" style:family="table-cell" style:parent-style-name="Default" style:data-style-name="N10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19" style:family="table-cell" style:parent-style-name="Default" style:data-style-name="N10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0" style:family="table-cell" style:parent-style-name="Default" style:data-style-name="N10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1" style:family="table-cell" style:parent-style-name="Default" style:data-style-name="N11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11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11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11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11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11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11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11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11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0" style:family="table-cell" style:parent-style-name="Default" style:data-style-name="N12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1" style:family="table-cell" style:parent-style-name="Default" style:data-style-name="N12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2" style:family="table-cell" style:parent-style-name="Default" style:data-style-name="N12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3" style:family="table-cell" style:parent-style-name="Default" style:data-style-name="N12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12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5" style:family="table-cell" style:parent-style-name="Default" style:data-style-name="N12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6" style:family="table-cell" style:parent-style-name="Default" style:data-style-name="N13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7" style:family="table-cell" style:parent-style-name="Default" style:data-style-name="N131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8" style:family="table-cell" style:parent-style-name="Default" style:data-style-name="N13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39" style:family="table-cell" style:parent-style-name="Default" style:data-style-name="N13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0" style:family="table-cell" style:parent-style-name="Default" style:data-style-name="N13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1" style:family="table-cell" style:parent-style-name="Default" style:data-style-name="N14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2" style:family="table-cell" style:parent-style-name="Default" style:data-style-name="N14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3" style:family="table-cell" style:parent-style-name="Default" style:data-style-name="N14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4" style:family="table-cell" style:parent-style-name="Default" style:data-style-name="N14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5" style:family="table-cell" style:parent-style-name="Default" style:data-style-name="N14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6" style:family="table-cell" style:parent-style-name="Default" style:data-style-name="N14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7" style:family="table-cell" style:parent-style-name="Default" style:data-style-name="N14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8" style:family="table-cell" style:parent-style-name="Default" style:data-style-name="N14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49" style:family="table-cell" style:parent-style-name="Default" style:data-style-name="N14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0" style:family="table-cell" style:parent-style-name="Default" style:data-style-name="N15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1" style:family="table-cell" style:parent-style-name="Default" style:data-style-name="N15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2" style:family="table-cell" style:parent-style-name="Default" style:data-style-name="N15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3" style:family="table-cell" style:parent-style-name="Default" style:data-style-name="N154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4" style:family="table-cell" style:parent-style-name="Default" style:data-style-name="N15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5" style:family="table-cell" style:parent-style-name="Default" style:data-style-name="N15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15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16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8" style:family="table-cell" style:parent-style-name="Default" style:data-style-name="N16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59" style:family="table-cell" style:parent-style-name="Default" style:data-style-name="N16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0" style:family="table-cell" style:parent-style-name="Default" style:data-style-name="N16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1" style:family="table-cell" style:parent-style-name="Default" style:data-style-name="N16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165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16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16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16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6" style:family="table-cell" style:parent-style-name="Default" style:data-style-name="N17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7" style:family="table-cell" style:parent-style-name="Default" style:data-style-name="N171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8" style:family="table-cell" style:parent-style-name="Default" style:data-style-name="N17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69" style:family="table-cell" style:parent-style-name="Default" style:data-style-name="N17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17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17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17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3" style:family="table-cell" style:parent-style-name="Default" style:data-style-name="N17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18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5" style:family="table-cell" style:parent-style-name="Default" style:data-style-name="N18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6" style:family="table-cell" style:parent-style-name="Default" style:data-style-name="N185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18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8" style:family="table-cell" style:parent-style-name="Default" style:data-style-name="N18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18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19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1" style:family="table-cell" style:parent-style-name="Default" style:data-style-name="N19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2" style:family="table-cell" style:parent-style-name="Default" style:data-style-name="N194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19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19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5" style:family="table-cell" style:parent-style-name="Default" style:data-style-name="N19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6" style:family="table-cell" style:parent-style-name="Default" style:data-style-name="N198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19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8" style:family="table-cell" style:parent-style-name="Default" style:data-style-name="N20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201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202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20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2" style:family="table-cell" style:parent-style-name="Default" style:data-style-name="N20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206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20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5" style:family="table-cell" style:parent-style-name="Default" style:data-style-name="N210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21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21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8" style:family="table-cell" style:parent-style-name="Default" style:data-style-name="N213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199" style:family="table-cell" style:parent-style-name="Default" style:data-style-name="N21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0" style:family="table-cell" style:parent-style-name="Default" style:data-style-name="N215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1" style:family="table-cell" style:parent-style-name="Default" style:data-style-name="N21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2" style:family="table-cell" style:parent-style-name="Default" style:data-style-name="N217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3" style:family="table-cell" style:parent-style-name="Default" style:data-style-name="N21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4" style:family="table-cell" style:parent-style-name="Default" style:data-style-name="N219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5" style:family="table-cell" style:parent-style-name="Default" style:data-style-name="N22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6" style:family="table-cell" style:parent-style-name="Default" style:data-style-name="N221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7" style:family="table-cell" style:parent-style-name="Default" style:data-style-name="N222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8" style:family="table-cell" style:parent-style-name="Default" style:data-style-name="N22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09" style:family="table-cell" style:parent-style-name="Default" style:data-style-name="N22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0" style:family="table-cell" style:parent-style-name="Default" style:data-style-name="N22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1" style:family="table-cell" style:parent-style-name="Default" style:data-style-name="N12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2" style:family="table-cell" style:parent-style-name="Default" style:data-style-name="N22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3" style:family="table-cell" style:parent-style-name="Default" style:data-style-name="N22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4" style:family="table-cell" style:parent-style-name="Default" style:data-style-name="N22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5" style:family="table-cell" style:parent-style-name="Default" style:data-style-name="N233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6" style:family="table-cell" style:parent-style-name="Default" style:data-style-name="N23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7" style:family="table-cell" style:parent-style-name="Default" style:data-style-name="N235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8" style:family="table-cell" style:parent-style-name="Default" style:data-style-name="N236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19" style:family="table-cell" style:parent-style-name="Default" style:data-style-name="N23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0" style:family="table-cell" style:parent-style-name="Default" style:data-style-name="N23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1" style:family="table-cell" style:parent-style-name="Default" style:data-style-name="N240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2" style:family="table-cell" style:parent-style-name="Default" style:data-style-name="N241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3" style:family="table-cell" style:parent-style-name="Default" style:data-style-name="N184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4" style:family="table-cell" style:parent-style-name="Default" style:data-style-name="N9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5" style:family="table-cell" style:parent-style-name="Default" style:data-style-name="N37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6" style:family="table-cell" style:parent-style-name="Default" style:data-style-name="N20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7" style:family="table-cell" style:parent-style-name="Default" style:data-style-name="N229">
      <style:table-cell-properties fo:border="thin solid #ACC8BD" style:vertical-align="top" fo:wrap-option="wrap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8" style:family="table-cell" style:parent-style-name="Default" style:data-style-name="N221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29" style:family="table-cell" style:parent-style-name="Default" style:data-style-name="N48">
      <style:table-cell-properties fo:border="thin solid #ACC8BD" style:vertical-align="top" fo:wrap-option="wrap" fo:background-color="#F0F6EF" style:repeat-content="false"/>
      <style:paragraph-properties fo:text-align="end" fo:margin-right="0cm"/>
      <style:text-properties fo:color="#003F2F"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0" style:family="table-cell" style:parent-style-name="Default" style:data-style-name="N0">
      <style:table-cell-properties fo:border="thin solid #ACC8BD" style:vertical-align="top" fo:wrap-option="wrap" fo:background-color="transparent" style:repeat-content="false"/>
      <style:paragraph-properties fo:text-align="start" fo:margin-lef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1" style:family="table-cell" style:parent-style-name="Default" style:data-style-name="N0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2" style:family="table-cell" style:parent-style-name="Default" style:data-style-name="N66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3" style:family="table-cell" style:parent-style-name="Default" style:data-style-name="N42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4" style:family="table-cell" style:parent-style-name="Default" style:data-style-name="N60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5" style:family="table-cell" style:parent-style-name="Default" style:data-style-name="N74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76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7" style:family="table-cell" style:parent-style-name="Default" style:data-style-name="N121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8" style:family="table-cell" style:parent-style-name="Default" style:data-style-name="N36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39" style:family="table-cell" style:parent-style-name="Default" style:data-style-name="N197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0" style:family="table-cell" style:parent-style-name="Default" style:data-style-name="N93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1" style:family="table-cell" style:parent-style-name="Default" style:data-style-name="N97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2" style:family="table-cell" style:parent-style-name="Default" style:data-style-name="N98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3" style:family="table-cell" style:parent-style-name="Default" style:data-style-name="N58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4" style:family="table-cell" style:parent-style-name="Default" style:data-style-name="N204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5" style:family="table-cell" style:parent-style-name="Default" style:data-style-name="N90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6" style:family="table-cell" style:parent-style-name="Default" style:data-style-name="N47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e247" style:family="table-cell" style:parent-style-name="Default" style:data-style-name="N120">
      <style:table-cell-properties fo:border="thin solid #ACC8BD" style:vertical-align="top" fo:wrap-option="wrap" fo:background-color="transparent" style:repeat-content="false"/>
      <style:paragraph-properties fo:text-align="end" fo:margin-right="0cm"/>
      <style:text-properties style:font-name="font_5" style:font-name-asian="font_5" style:font-name-complex="font_5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-group>
          <table:table-row table:style-name="ro1">
            <table:table-cell office:value-type="string" table:style-name="ce2">
              <text:p>00-0000002</text:p>
            </table:table-cell>
            <table:table-cell table:number-columns-repeated="2" table:style-name="ce3"/>
            <table:table-cell office:value-type="float" office:value="43825.06" table:style-name="ce3">
              <text:p>43825,06</text:p>
            </table:table-cell>
            <table:table-cell office:value-type="float" office:value="46725.06" table:style-name="ce3">
              <text:p>46725,06</text:p>
            </table:table-cell>
            <table:table-cell table:style-name="ce3"/>
            <table:table-cell office:value-type="float" office:value="2900" table:style-name="ce4">
              <text:p>2 9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550" table:style-name="ce7">
                <text:p>1 550,00</text:p>
              </table:table-cell>
              <table:table-cell office:value-type="float" office:value="1750" table:style-name="ce8">
                <text:p>1 750,00</text:p>
              </table:table-cell>
              <table:table-cell table:style-name="ce5"/>
              <table:table-cell office:value-type="float" office:value="200" table:style-name="ce232">
                <text:p>2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159.81" table:style-name="ce5">
                <text:p>2159,81</text:p>
              </table:table-cell>
              <table:table-cell office:value-type="float" office:value="2159.81" table:style-name="ce5">
                <text:p>2159,81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03</text:p>
            </table:table-cell>
            <table:table-cell table:number-columns-repeated="2" table:style-name="ce3"/>
            <table:table-cell office:value-type="float" office:value="51038" table:style-name="ce3">
              <text:p>51038</text:p>
            </table:table-cell>
            <table:table-cell office:value-type="float" office:value="33438" table:style-name="ce3">
              <text:p>33438</text:p>
            </table:table-cell>
            <table:table-cell office:value-type="float" office:value="17600" table:style-name="ce3">
              <text:p>176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00" table:style-name="ce9">
                <text:p>200,00</text:p>
              </table:table-cell>
              <table:table-cell office:value-type="float" office:value="2200" table:style-name="ce23">
                <text:p>2 2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713" table:style-name="ce5">
                <text:p>3713</text:p>
              </table:table-cell>
              <table:table-cell office:value-type="float" office:value="3713" table:style-name="ce5">
                <text:p>371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04</text:p>
            </table:table-cell>
            <table:table-cell table:number-columns-repeated="2" table:style-name="ce3"/>
            <table:table-cell office:value-type="float" office:value="47118.09" table:style-name="ce3">
              <text:p>47118,09</text:p>
            </table:table-cell>
            <table:table-cell office:value-type="float" office:value="43918.09" table:style-name="ce3">
              <text:p>43918,09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743.09" table:style-name="ce5">
                <text:p>7743,09</text:p>
              </table:table-cell>
              <table:table-cell office:value-type="float" office:value="7743.09" table:style-name="ce5">
                <text:p>7743,0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05</text:p>
            </table:table-cell>
            <table:table-cell table:number-columns-repeated="2" table:style-name="ce3"/>
            <table:table-cell office:value-type="float" office:value="41816.370000000003" table:style-name="ce3">
              <text:p>41816,37</text:p>
            </table:table-cell>
            <table:table-cell office:value-type="float" office:value="41816.370000000003" table:style-name="ce3">
              <text:p>41816,37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201.1199999999999" table:style-name="ce5">
                <text:p>1201,12</text:p>
              </table:table-cell>
              <table:table-cell office:value-type="float" office:value="1201.1199999999999" table:style-name="ce5">
                <text:p>1201,1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06</text:p>
            </table:table-cell>
            <table:table-cell table:number-columns-repeated="2" table:style-name="ce3"/>
            <table:table-cell office:value-type="float" office:value="42804.42" table:style-name="ce3">
              <text:p>42804,42</text:p>
            </table:table-cell>
            <table:table-cell office:value-type="float" office:value="42304.42" table:style-name="ce3">
              <text:p>42304,42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829.42" table:style-name="ce5">
                <text:p>2829,42</text:p>
              </table:table-cell>
              <table:table-cell office:value-type="float" office:value="2829.42" table:style-name="ce5">
                <text:p>2829,4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07</text:p>
            </table:table-cell>
            <table:table-cell table:number-columns-repeated="2" table:style-name="ce3"/>
            <table:table-cell office:value-type="float" office:value="44211.6" table:style-name="ce3">
              <text:p>44211,6</text:p>
            </table:table-cell>
            <table:table-cell office:value-type="float" office:value="46979.96" table:style-name="ce3">
              <text:p>46979,96</text:p>
            </table:table-cell>
            <table:table-cell table:style-name="ce3"/>
            <table:table-cell office:value-type="float" office:value="2768.36" table:style-name="ce29">
              <text:p>2 768,36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200" table:style-name="ce30">
                <text:p>10 200,00</text:p>
              </table:table-cell>
              <table:table-cell office:value-type="float" office:value="10200" table:style-name="ce30">
                <text:p>10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68.36" table:style-name="ce31">
                <text:p>5 468,36</text:p>
              </table:table-cell>
              <table:table-cell table:style-name="ce5"/>
              <table:table-cell office:value-type="float" office:value="2768.36" table:style-name="ce234">
                <text:p>2 768,36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436.6000000000004" table:style-name="ce32">
                <text:p>4 436,60</text:p>
              </table:table-cell>
              <table:table-cell office:value-type="float" office:value="4436.6000000000004" table:style-name="ce32">
                <text:p>4 436,6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08</text:p>
            </table:table-cell>
            <table:table-cell table:number-columns-repeated="2" table:style-name="ce3"/>
            <table:table-cell office:value-type="float" office:value="52100.07" table:style-name="ce33">
              <text:p>52 100,07</text:p>
            </table:table-cell>
            <table:table-cell office:value-type="float" office:value="52100.07" table:style-name="ce33">
              <text:p>52 100,07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0984.82" table:style-name="ce34">
                <text:p>10 984,82</text:p>
              </table:table-cell>
              <table:table-cell office:value-type="float" office:value="10984.82" table:style-name="ce34">
                <text:p>10 984,8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09</text:p>
            </table:table-cell>
            <table:table-cell table:number-columns-repeated="2" table:style-name="ce3"/>
            <table:table-cell office:value-type="float" office:value="43430.78" table:style-name="ce35">
              <text:p>43 430,78</text:p>
            </table:table-cell>
            <table:table-cell office:value-type="float" office:value="45730.78" table:style-name="ce36">
              <text:p>45 730,78</text:p>
            </table:table-cell>
            <table:table-cell table:style-name="ce3"/>
            <table:table-cell office:value-type="float" office:value="2300" table:style-name="ce37">
              <text:p>2 3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100" table:style-name="ce38">
                <text:p>100,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100" table:style-name="ce39">
                <text:p>1 100,00</text:p>
              </table:table-cell>
              <table:table-cell office:value-type="float" office:value="1100" table:style-name="ce39">
                <text:p>1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955.78" table:style-name="ce40">
                <text:p>2 955,78</text:p>
              </table:table-cell>
              <table:table-cell office:value-type="float" office:value="2955.78" table:style-name="ce40">
                <text:p>2 955,7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0</text:p>
            </table:table-cell>
            <table:table-cell table:number-columns-repeated="2" table:style-name="ce3"/>
            <table:table-cell office:value-type="float" office:value="43675" table:style-name="ce41">
              <text:p>43 675,00</text:p>
            </table:table-cell>
            <table:table-cell office:value-type="float" office:value="42275" table:style-name="ce42">
              <text:p>42 275,00</text:p>
            </table:table-cell>
            <table:table-cell office:value-type="float" office:value="1400" table:style-name="ce43">
              <text:p>1 4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500" table:style-name="ce44">
                <text:p>1 500,00</text:p>
              </table:table-cell>
              <table:table-cell office:value-type="float" office:value="900" table:style-name="ce45">
                <text:p>9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1</text:p>
            </table:table-cell>
            <table:table-cell table:number-columns-repeated="2" table:style-name="ce3"/>
            <table:table-cell office:value-type="float" office:value="59475" table:style-name="ce46">
              <text:p>59 475,00</text:p>
            </table:table-cell>
            <table:table-cell office:value-type="float" office:value="56775" table:style-name="ce47">
              <text:p>56 775,00</text:p>
            </table:table-cell>
            <table:table-cell office:value-type="float" office:value="2700" table:style-name="ce48">
              <text:p>2 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600" table:style-name="ce50">
                <text:p>4 600,00</text:p>
              </table:table-cell>
              <table:table-cell office:value-type="float" office:value="4600" table:style-name="ce50">
                <text:p>4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8500" table:style-name="ce5">
                <text:p>8500</text:p>
              </table:table-cell>
              <table:table-cell office:value-type="float" office:value="8500" table:style-name="ce5">
                <text:p>85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2</text:p>
            </table:table-cell>
            <table:table-cell table:number-columns-repeated="2" table:style-name="ce3"/>
            <table:table-cell office:value-type="float" office:value="48185.51" table:style-name="ce3">
              <text:p>48185,51</text:p>
            </table:table-cell>
            <table:table-cell office:value-type="float" office:value="49793.36" table:style-name="ce3">
              <text:p>49793,36</text:p>
            </table:table-cell>
            <table:table-cell table:style-name="ce3"/>
            <table:table-cell office:value-type="float" office:value="1607.85" table:style-name="ce3">
              <text:p>1607,85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870.26" table:style-name="ce5">
                <text:p>7870,26</text:p>
              </table:table-cell>
              <table:table-cell office:value-type="float" office:value="7278.11" table:style-name="ce5">
                <text:p>7278,11</text:p>
              </table:table-cell>
              <table:table-cell office:value-type="float" office:value="592.15" table:style-name="ce5">
                <text:p>592,15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3</text:p>
            </table:table-cell>
            <table:table-cell table:number-columns-repeated="2" table:style-name="ce3"/>
            <table:table-cell office:value-type="float" office:value="44275.99" table:style-name="ce3">
              <text:p>44275,99</text:p>
            </table:table-cell>
            <table:table-cell office:value-type="float" office:value="46475.99" table:style-name="ce3">
              <text:p>46475,99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300.99" table:style-name="ce5">
                <text:p>1300,99</text:p>
              </table:table-cell>
              <table:table-cell office:value-type="float" office:value="1300.99" table:style-name="ce5">
                <text:p>1300,9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4</text:p>
            </table:table-cell>
            <table:table-cell table:number-columns-repeated="2" table:style-name="ce3"/>
            <table:table-cell office:value-type="float" office:value="46011.73" table:style-name="ce3">
              <text:p>46011,73</text:p>
            </table:table-cell>
            <table:table-cell office:value-type="float" office:value="46411.73" table:style-name="ce3">
              <text:p>46411,73</text:p>
            </table:table-cell>
            <table:table-cell table:style-name="ce3"/>
            <table:table-cell office:value-type="float" office:value="400" table:style-name="ce52">
              <text:p>4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600" table:style-name="ce53">
                <text:p>1 600,00</text:p>
              </table:table-cell>
              <table:table-cell office:value-type="float" office:value="800" table:style-name="ce12">
                <text:p>8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236.73" table:style-name="ce5">
                <text:p>3236,73</text:p>
              </table:table-cell>
              <table:table-cell office:value-type="float" office:value="3236.73" table:style-name="ce5">
                <text:p>3236,7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5</text:p>
            </table:table-cell>
            <table:table-cell table:number-columns-repeated="2" table:style-name="ce3"/>
            <table:table-cell office:value-type="float" office:value="58690.16" table:style-name="ce3">
              <text:p>58690,16</text:p>
            </table:table-cell>
            <table:table-cell office:value-type="float" office:value="58290.16" table:style-name="ce3">
              <text:p>58290,16</text:p>
            </table:table-cell>
            <table:table-cell office:value-type="float" office:value="400" table:style-name="ce52">
              <text:p>4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1080.5" table:style-name="ce5">
                <text:p>1080,5</text:p>
              </table:table-cell>
              <table:table-cell office:value-type="float" office:value="1080.5" table:style-name="ce5">
                <text:p>1080,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000" table:style-name="ce54">
                <text:p>2 000,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1884.66" table:style-name="ce5">
                <text:p>11884,66</text:p>
              </table:table-cell>
              <table:table-cell office:value-type="float" office:value="11884.66" table:style-name="ce5">
                <text:p>11884,6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6</text:p>
            </table:table-cell>
            <table:table-cell table:number-columns-repeated="2" table:style-name="ce3"/>
            <table:table-cell office:value-type="float" office:value="49641.98" table:style-name="ce3">
              <text:p>49641,98</text:p>
            </table:table-cell>
            <table:table-cell office:value-type="float" office:value="46442.559999999998" table:style-name="ce3">
              <text:p>46442,56</text:p>
            </table:table-cell>
            <table:table-cell office:value-type="float" office:value="3199.42" table:style-name="ce3">
              <text:p>3199,42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9866.98" table:style-name="ce5">
                <text:p>9866,98</text:p>
              </table:table-cell>
              <table:table-cell office:value-type="float" office:value="9867.56" table:style-name="ce5">
                <text:p>9867,56</text:p>
              </table:table-cell>
              <table:table-cell table:style-name="ce5"/>
              <table:table-cell office:value-type="float" office:value="0.57999999999999996" table:style-name="ce231">
                <text:p>0,58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7</text:p>
            </table:table-cell>
            <table:table-cell table:number-columns-repeated="2" table:style-name="ce3"/>
            <table:table-cell office:value-type="float" office:value="51775" table:style-name="ce3">
              <text:p>51775</text:p>
            </table:table-cell>
            <table:table-cell office:value-type="float" office:value="45875" table:style-name="ce3">
              <text:p>45875</text:p>
            </table:table-cell>
            <table:table-cell office:value-type="float" office:value="5900" table:style-name="ce55">
              <text:p>5 9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6300" table:style-name="ce57">
                <text:p>6 300,00</text:p>
              </table:table-cell>
              <table:table-cell office:value-type="float" office:value="6300" table:style-name="ce57">
                <text:p>6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300" table:style-name="ce58">
                <text:p>7 3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8</text:p>
            </table:table-cell>
            <table:table-cell table:number-columns-repeated="2" table:style-name="ce3"/>
            <table:table-cell office:value-type="float" office:value="42379.040000000001" table:style-name="ce3">
              <text:p>42379,04</text:p>
            </table:table-cell>
            <table:table-cell office:value-type="float" office:value="36975" table:style-name="ce3">
              <text:p>36975</text:p>
            </table:table-cell>
            <table:table-cell office:value-type="float" office:value="5404.04" table:style-name="ce3">
              <text:p>5404,04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800" table:style-name="ce5">
                <text:p>2800</text:p>
              </table:table-cell>
              <table:table-cell office:value-type="float" office:value="2800" table:style-name="ce5">
                <text:p>28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795.96" table:style-name="ce5">
                <text:p>7795,96</text:p>
              </table:table-cell>
              <table:table-cell office:value-type="float" office:value="2204.04" table:style-name="ce5">
                <text:p>2204,04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.04" table:style-name="ce5">
                <text:p>4,04</text:p>
              </table:table-cell>
              <table:table-cell office:value-type="float" office:value="4.04" table:style-name="ce5">
                <text:p>4,04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19</text:p>
            </table:table-cell>
            <table:table-cell table:number-columns-repeated="2" table:style-name="ce3"/>
            <table:table-cell office:value-type="float" office:value="45337" table:style-name="ce3">
              <text:p>45337</text:p>
            </table:table-cell>
            <table:table-cell office:value-type="float" office:value="40537" table:style-name="ce3">
              <text:p>40537</text:p>
            </table:table-cell>
            <table:table-cell office:value-type="float" office:value="4800" table:style-name="ce3">
              <text:p>48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200" table:style-name="ce23">
                <text:p>2 200,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200" table:style-name="ce23">
                <text:p>2 200,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300" table:style-name="ce5">
                <text:p>1300</text:p>
              </table:table-cell>
              <table:table-cell office:value-type="float" office:value="1300" table:style-name="ce5">
                <text:p>13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9800" table:style-name="ce5">
                <text:p>98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862" table:style-name="ce5">
                <text:p>1862</text:p>
              </table:table-cell>
              <table:table-cell office:value-type="float" office:value="1862" table:style-name="ce5">
                <text:p>186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0</text:p>
            </table:table-cell>
            <table:table-cell table:number-columns-repeated="2" table:style-name="ce3"/>
            <table:table-cell office:value-type="float" office:value="55252.72" table:style-name="ce3">
              <text:p>55252,72</text:p>
            </table:table-cell>
            <table:table-cell office:value-type="float" office:value="52062.720000000001" table:style-name="ce3">
              <text:p>52062,72</text:p>
            </table:table-cell>
            <table:table-cell office:value-type="float" office:value="3190" table:style-name="ce3">
              <text:p>319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10" table:style-name="ce5">
                <text:p>10</text:p>
              </table:table-cell>
              <table:table-cell office:value-type="float" office:value="2690" table:style-name="ce5">
                <text:p>269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5877.72" table:style-name="ce5">
                <text:p>15877,72</text:p>
              </table:table-cell>
              <table:table-cell office:value-type="float" office:value="15877.72" table:style-name="ce5">
                <text:p>15877,7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1</text:p>
            </table:table-cell>
            <table:table-cell table:number-columns-repeated="2" table:style-name="ce3"/>
            <table:table-cell office:value-type="float" office:value="50562.51" table:style-name="ce3">
              <text:p>50562,51</text:p>
            </table:table-cell>
            <table:table-cell office:value-type="float" office:value="52656.6" table:style-name="ce3">
              <text:p>52656,6</text:p>
            </table:table-cell>
            <table:table-cell table:style-name="ce3"/>
            <table:table-cell office:value-type="float" office:value="2094.09" table:style-name="ce3">
              <text:p>2094,09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400" table:style-name="ce59">
                <text:p>10 400,00</text:p>
              </table:table-cell>
              <table:table-cell table:style-name="ce5"/>
              <table:table-cell office:value-type="float" office:value="400" table:style-name="ce235">
                <text:p>4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000" table:style-name="ce60">
                <text:p>5 000,00</text:p>
              </table:table-cell>
              <table:table-cell table:style-name="ce5"/>
              <table:table-cell office:value-type="float" office:value="2300" table:style-name="ce236">
                <text:p>2 3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987.51" table:style-name="ce5">
                <text:p>5987,51</text:p>
              </table:table-cell>
              <table:table-cell office:value-type="float" office:value="5881.6" table:style-name="ce5">
                <text:p>5881,6</text:p>
              </table:table-cell>
              <table:table-cell office:value-type="float" office:value="105.91" table:style-name="ce5">
                <text:p>105,91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2</text:p>
            </table:table-cell>
            <table:table-cell table:number-columns-repeated="2" table:style-name="ce3"/>
            <table:table-cell office:value-type="float" office:value="44183" table:style-name="ce3">
              <text:p>44183</text:p>
            </table:table-cell>
            <table:table-cell office:value-type="float" office:value="45479" table:style-name="ce3">
              <text:p>45479</text:p>
            </table:table-cell>
            <table:table-cell table:style-name="ce3"/>
            <table:table-cell office:value-type="float" office:value="1296" table:style-name="ce3">
              <text:p>1296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office:value-type="float" office:value="400" table:style-name="ce235">
                <text:p>4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9200" table:style-name="ce17">
                <text:p>9 200,00</text:p>
              </table:table-cell>
              <table:table-cell office:value-type="float" office:value="800" table:style-name="ce12">
                <text:p>8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008" table:style-name="ce5">
                <text:p>1008</text:p>
              </table:table-cell>
              <table:table-cell office:value-type="float" office:value="504" table:style-name="ce5">
                <text:p>504</text:p>
              </table:table-cell>
              <table:table-cell office:value-type="float" office:value="504" table:style-name="ce5">
                <text:p>504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3</text:p>
            </table:table-cell>
            <table:table-cell table:number-columns-repeated="2" table:style-name="ce3"/>
            <table:table-cell office:value-type="float" office:value="44790.3" table:style-name="ce3">
              <text:p>44790,3</text:p>
            </table:table-cell>
            <table:table-cell office:value-type="float" office:value="44554.8" table:style-name="ce3">
              <text:p>44554,8</text:p>
            </table:table-cell>
            <table:table-cell office:value-type="float" office:value="235.5" table:style-name="ce3">
              <text:p>235,5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15.3" table:style-name="ce5">
                <text:p>815,3</text:p>
              </table:table-cell>
              <table:table-cell office:value-type="float" office:value="1079.8" table:style-name="ce5">
                <text:p>1079,8</text:p>
              </table:table-cell>
              <table:table-cell table:style-name="ce5"/>
              <table:table-cell office:value-type="float" office:value="264.5" table:style-name="ce231">
                <text:p>264,5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4</text:p>
            </table:table-cell>
            <table:table-cell table:number-columns-repeated="2" table:style-name="ce3"/>
            <table:table-cell office:value-type="float" office:value="48634.96" table:style-name="ce3">
              <text:p>48634,96</text:p>
            </table:table-cell>
            <table:table-cell office:value-type="float" office:value="41348.46" table:style-name="ce3">
              <text:p>41348,46</text:p>
            </table:table-cell>
            <table:table-cell office:value-type="float" office:value="7286.5" table:style-name="ce3">
              <text:p>7286,5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300" table:style-name="ce58">
                <text:p>7 3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059.96" table:style-name="ce5">
                <text:p>3059,96</text:p>
              </table:table-cell>
              <table:table-cell office:value-type="float" office:value="2673.46" table:style-name="ce5">
                <text:p>2673,46</text:p>
              </table:table-cell>
              <table:table-cell office:value-type="float" office:value="386.5" table:style-name="ce5">
                <text:p>386,5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5</text:p>
            </table:table-cell>
            <table:table-cell table:number-columns-repeated="2" table:style-name="ce3"/>
            <table:table-cell office:value-type="float" office:value="50271.6" table:style-name="ce3">
              <text:p>50271,6</text:p>
            </table:table-cell>
            <table:table-cell office:value-type="float" office:value="39104.89" table:style-name="ce3">
              <text:p>39104,89</text:p>
            </table:table-cell>
            <table:table-cell office:value-type="float" office:value="11166.71" table:style-name="ce3">
              <text:p>11166,71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table:style-name="ce5"/>
              <table:table-cell office:value-type="float" office:value="800" table:style-name="ce12">
                <text:p>8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table:style-name="ce5"/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796.6" table:style-name="ce5">
                <text:p>5796,6</text:p>
              </table:table-cell>
              <table:table-cell office:value-type="float" office:value="5429.89" table:style-name="ce5">
                <text:p>5429,89</text:p>
              </table:table-cell>
              <table:table-cell office:value-type="float" office:value="366.71" table:style-name="ce5">
                <text:p>366,71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6</text:p>
            </table:table-cell>
            <table:table-cell table:number-columns-repeated="2" table:style-name="ce3"/>
            <table:table-cell office:value-type="float" office:value="45329" table:style-name="ce3">
              <text:p>45329</text:p>
            </table:table-cell>
            <table:table-cell office:value-type="float" office:value="42629" table:style-name="ce3">
              <text:p>42629</text:p>
            </table:table-cell>
            <table:table-cell office:value-type="float" office:value="2700" table:style-name="ce48">
              <text:p>2 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" table:style-name="ce5">
                <text:p>4</text:p>
              </table:table-cell>
              <table:table-cell office:value-type="float" office:value="4" table:style-name="ce5">
                <text:p>4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7</text:p>
            </table:table-cell>
            <table:table-cell table:number-columns-repeated="2" table:style-name="ce3"/>
            <table:table-cell office:value-type="float" office:value="54090.39" table:style-name="ce3">
              <text:p>54090,39</text:p>
            </table:table-cell>
            <table:table-cell office:value-type="float" office:value="48569.77" table:style-name="ce3">
              <text:p>48569,77</text:p>
            </table:table-cell>
            <table:table-cell office:value-type="float" office:value="5520.62" table:style-name="ce3">
              <text:p>5520,62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600" table:style-name="ce5">
                <text:p>2600</text:p>
              </table:table-cell>
              <table:table-cell office:value-type="float" office:value="2600" table:style-name="ce5">
                <text:p>26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800" table:style-name="ce12">
                <text:p>8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600" table:style-name="ce13">
                <text:p>6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115.39" table:style-name="ce5">
                <text:p>8115,39</text:p>
              </table:table-cell>
              <table:table-cell office:value-type="float" office:value="8094.77" table:style-name="ce5">
                <text:p>8094,77</text:p>
              </table:table-cell>
              <table:table-cell office:value-type="float" office:value="20.62" table:style-name="ce5">
                <text:p>20,62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8</text:p>
            </table:table-cell>
            <table:table-cell table:number-columns-repeated="2" table:style-name="ce3"/>
            <table:table-cell office:value-type="float" office:value="75731.649999999994" table:style-name="ce3">
              <text:p>75731,65</text:p>
            </table:table-cell>
            <table:table-cell office:value-type="float" office:value="69491.34" table:style-name="ce3">
              <text:p>69491,34</text:p>
            </table:table-cell>
            <table:table-cell office:value-type="float" office:value="6240.31" table:style-name="ce3">
              <text:p>6240,31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900" table:style-name="ce64">
                <text:p>1 900,00</text:p>
              </table:table-cell>
              <table:table-cell office:value-type="float" office:value="1900" table:style-name="ce64">
                <text:p>1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6300" table:style-name="ce57">
                <text:p>6 300,00</text:p>
              </table:table-cell>
              <table:table-cell office:value-type="float" office:value="6300" table:style-name="ce57">
                <text:p>6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3556.65" table:style-name="ce5">
                <text:p>23556,65</text:p>
              </table:table-cell>
              <table:table-cell office:value-type="float" office:value="20516.34" table:style-name="ce5">
                <text:p>20516,34</text:p>
              </table:table-cell>
              <table:table-cell office:value-type="float" office:value="3040.31" table:style-name="ce5">
                <text:p>3040,31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29</text:p>
            </table:table-cell>
            <table:table-cell table:number-columns-repeated="2" table:style-name="ce3"/>
            <table:table-cell office:value-type="float" office:value="95047.63" table:style-name="ce3">
              <text:p>95047,63</text:p>
            </table:table-cell>
            <table:table-cell office:value-type="float" office:value="75242" table:style-name="ce3">
              <text:p>75242</text:p>
            </table:table-cell>
            <table:table-cell office:value-type="float" office:value="19805.63" table:style-name="ce3">
              <text:p>19805,63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8672.63" table:style-name="ce5">
                <text:p>48672,63</text:p>
              </table:table-cell>
              <table:table-cell office:value-type="float" office:value="32067" table:style-name="ce5">
                <text:p>32067</text:p>
              </table:table-cell>
              <table:table-cell office:value-type="float" office:value="16605.63" table:style-name="ce5">
                <text:p>16605,63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0</text:p>
            </table:table-cell>
            <table:table-cell table:number-columns-repeated="2" table:style-name="ce3"/>
            <table:table-cell office:value-type="float" office:value="43338.71" table:style-name="ce3">
              <text:p>43338,71</text:p>
            </table:table-cell>
            <table:table-cell office:value-type="float" office:value="42838.71" table:style-name="ce3">
              <text:p>42838,71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63.71" table:style-name="ce5">
                <text:p>563,71</text:p>
              </table:table-cell>
              <table:table-cell office:value-type="float" office:value="563.71" table:style-name="ce5">
                <text:p>563,71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1</text:p>
            </table:table-cell>
            <table:table-cell table:number-columns-repeated="2" table:style-name="ce3"/>
            <table:table-cell office:value-type="float" office:value="41925" table:style-name="ce3">
              <text:p>41925</text:p>
            </table:table-cell>
            <table:table-cell office:value-type="float" office:value="39225" table:style-name="ce3">
              <text:p>39225</text:p>
            </table:table-cell>
            <table:table-cell office:value-type="float" office:value="2700" table:style-name="ce48">
              <text:p>2 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700" table:style-name="ce65">
                <text:p>700,00</text:p>
              </table:table-cell>
              <table:table-cell office:value-type="float" office:value="700" table:style-name="ce65">
                <text:p>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6750" table:style-name="ce5">
                <text:p>6750</text:p>
              </table:table-cell>
              <table:table-cell office:value-type="float" office:value="6750" table:style-name="ce5">
                <text:p>675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2</text:p>
            </table:table-cell>
            <table:table-cell table:number-columns-repeated="2" table:style-name="ce3"/>
            <table:table-cell office:value-type="float" office:value="43375" table:style-name="ce66">
              <text:p>43 375,00</text:p>
            </table:table-cell>
            <table:table-cell office:value-type="float" office:value="40175" table:style-name="ce3">
              <text:p>40175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3</text:p>
            </table:table-cell>
            <table:table-cell table:number-columns-repeated="2" table:style-name="ce3"/>
            <table:table-cell office:value-type="float" office:value="45812.68" table:style-name="ce3">
              <text:p>45812,68</text:p>
            </table:table-cell>
            <table:table-cell office:value-type="float" office:value="43112.68" table:style-name="ce3">
              <text:p>43112,68</text:p>
            </table:table-cell>
            <table:table-cell office:value-type="float" office:value="2700" table:style-name="ce48">
              <text:p>2 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237.68" table:style-name="ce5">
                <text:p>3237,68</text:p>
              </table:table-cell>
              <table:table-cell office:value-type="float" office:value="3237.68" table:style-name="ce5">
                <text:p>3237,6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4</text:p>
            </table:table-cell>
            <table:table-cell table:number-columns-repeated="2" table:style-name="ce3"/>
            <table:table-cell office:value-type="float" office:value="41947.75" table:style-name="ce3">
              <text:p>41947,75</text:p>
            </table:table-cell>
            <table:table-cell office:value-type="float" office:value="49305.71" table:style-name="ce3">
              <text:p>49305,71</text:p>
            </table:table-cell>
            <table:table-cell table:style-name="ce3"/>
            <table:table-cell office:value-type="float" office:value="7357.96" table:style-name="ce3">
              <text:p>7357,96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10800" table:style-name="ce5">
                <text:p>10800</text:p>
              </table:table-cell>
              <table:table-cell table:style-name="ce5"/>
              <table:table-cell office:value-type="float" office:value="8100" table:style-name="ce237">
                <text:p>8 1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572.75" table:style-name="ce5">
                <text:p>2572,75</text:p>
              </table:table-cell>
              <table:table-cell office:value-type="float" office:value="2330.71" table:style-name="ce5">
                <text:p>2330,71</text:p>
              </table:table-cell>
              <table:table-cell office:value-type="float" office:value="242.04" table:style-name="ce5">
                <text:p>242,04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5</text:p>
            </table:table-cell>
            <table:table-cell table:number-columns-repeated="2" table:style-name="ce3"/>
            <table:table-cell office:value-type="float" office:value="46292.3" table:style-name="ce3">
              <text:p>46292,3</text:p>
            </table:table-cell>
            <table:table-cell office:value-type="float" office:value="48492.3" table:style-name="ce3">
              <text:p>48492,3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217.3" table:style-name="ce5">
                <text:p>4217,3</text:p>
              </table:table-cell>
              <table:table-cell office:value-type="float" office:value="4217.3" table:style-name="ce5">
                <text:p>4217,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6</text:p>
            </table:table-cell>
            <table:table-cell table:number-columns-repeated="2" table:style-name="ce3"/>
            <table:table-cell office:value-type="float" office:value="54765.760000000002" table:style-name="ce3">
              <text:p>54765,76</text:p>
            </table:table-cell>
            <table:table-cell office:value-type="float" office:value="44741.919999999998" table:style-name="ce3">
              <text:p>44741,92</text:p>
            </table:table-cell>
            <table:table-cell office:value-type="float" office:value="10023.84" table:style-name="ce3">
              <text:p>10023,84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9090.76" table:style-name="ce5">
                <text:p>9090,76</text:p>
              </table:table-cell>
              <table:table-cell office:value-type="float" office:value="7666.92" table:style-name="ce5">
                <text:p>7666,92</text:p>
              </table:table-cell>
              <table:table-cell office:value-type="float" office:value="1423.84" table:style-name="ce5">
                <text:p>1423,84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7</text:p>
            </table:table-cell>
            <table:table-cell table:number-columns-repeated="2" table:style-name="ce3"/>
            <table:table-cell office:value-type="float" office:value="52356.59" table:style-name="ce3">
              <text:p>52356,59</text:p>
            </table:table-cell>
            <table:table-cell office:value-type="float" office:value="51342.36" table:style-name="ce3">
              <text:p>51342,36</text:p>
            </table:table-cell>
            <table:table-cell office:value-type="float" office:value="1014.23" table:style-name="ce3">
              <text:p>1014,23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100" table:style-name="ce68">
                <text:p>2 100,00</text:p>
              </table:table-cell>
              <table:table-cell office:value-type="float" office:value="2100" table:style-name="ce68">
                <text:p>2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6881.59" table:style-name="ce5">
                <text:p>6881,59</text:p>
              </table:table-cell>
              <table:table-cell office:value-type="float" office:value="6367.36" table:style-name="ce5">
                <text:p>6367,36</text:p>
              </table:table-cell>
              <table:table-cell office:value-type="float" office:value="514.23" table:style-name="ce5">
                <text:p>514,23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8</text:p>
            </table:table-cell>
            <table:table-cell table:number-columns-repeated="2" table:style-name="ce3"/>
            <table:table-cell office:value-type="float" office:value="40704.589999999997" table:style-name="ce3">
              <text:p>40704,59</text:p>
            </table:table-cell>
            <table:table-cell office:value-type="float" office:value="38865.089999999997" table:style-name="ce3">
              <text:p>38865,09</text:p>
            </table:table-cell>
            <table:table-cell office:value-type="float" office:value="1839.5" table:style-name="ce3">
              <text:p>1839,5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329.59" table:style-name="ce5">
                <text:p>1329,59</text:p>
              </table:table-cell>
              <table:table-cell office:value-type="float" office:value="990.09" table:style-name="ce5">
                <text:p>990,09</text:p>
              </table:table-cell>
              <table:table-cell office:value-type="float" office:value="339.5" table:style-name="ce5">
                <text:p>339,5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39</text:p>
            </table:table-cell>
            <table:table-cell table:number-columns-repeated="2" table:style-name="ce3"/>
            <table:table-cell office:value-type="float" office:value="43932.01" table:style-name="ce3">
              <text:p>43932,01</text:p>
            </table:table-cell>
            <table:table-cell office:value-type="float" office:value="43132.01" table:style-name="ce3">
              <text:p>43132,01</text:p>
            </table:table-cell>
            <table:table-cell office:value-type="float" office:value="800" table:style-name="ce69">
              <text:p>8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300" table:style-name="ce5">
                <text:p>1300</text:p>
              </table:table-cell>
              <table:table-cell office:value-type="float" office:value="1000" table:style-name="ce15">
                <text:p>1 000,00</text:p>
              </table:table-cell>
              <table:table-cell office:value-type="float" office:value="300" table:style-name="ce56">
                <text:p>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057.01" table:style-name="ce5">
                <text:p>3057,01</text:p>
              </table:table-cell>
              <table:table-cell office:value-type="float" office:value="3057.01" table:style-name="ce5">
                <text:p>3057,01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0</text:p>
            </table:table-cell>
            <table:table-cell table:number-columns-repeated="2" table:style-name="ce3"/>
            <table:table-cell office:value-type="float" office:value="41327.19" table:style-name="ce3">
              <text:p>41327,19</text:p>
            </table:table-cell>
            <table:table-cell office:value-type="float" office:value="38375" table:style-name="ce3">
              <text:p>38375</text:p>
            </table:table-cell>
            <table:table-cell office:value-type="float" office:value="2952.19" table:style-name="ce3">
              <text:p>2952,19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500" table:style-name="ce70">
                <text:p>2 500,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52.19" table:style-name="ce5">
                <text:p>752,19</text:p>
              </table:table-cell>
              <table:table-cell table:style-name="ce5"/>
              <table:table-cell office:value-type="float" office:value="752.19" table:style-name="ce5">
                <text:p>752,19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1</text:p>
            </table:table-cell>
            <table:table-cell table:number-columns-repeated="2" table:style-name="ce3"/>
            <table:table-cell office:value-type="float" office:value="43675" table:style-name="ce41">
              <text:p>43 675,00</text:p>
            </table:table-cell>
            <table:table-cell office:value-type="float" office:value="43675" table:style-name="ce41">
              <text:p>43 675,00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2</text:p>
            </table:table-cell>
            <table:table-cell table:number-columns-repeated="2" table:style-name="ce3"/>
            <table:table-cell office:value-type="float" office:value="43207.59" table:style-name="ce3">
              <text:p>43207,59</text:p>
            </table:table-cell>
            <table:table-cell office:value-type="float" office:value="36779.81" table:style-name="ce3">
              <text:p>36779,81</text:p>
            </table:table-cell>
            <table:table-cell office:value-type="float" office:value="6427.78" table:style-name="ce3">
              <text:p>6427,78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Отделение от Полета</text:p>
              </table:table-cell>
              <table:table-cell table:number-columns-repeated="2" table:style-name="ce5"/>
              <table:table-cell office:value-type="float" office:value="450" table:style-name="ce71">
                <text:p>450,00</text:p>
              </table:table-cell>
              <table:table-cell office:value-type="float" office:value="450" table:style-name="ce71">
                <text:p>4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100" table:style-name="ce72">
                <text:p>7 100,00</text:p>
              </table:table-cell>
              <table:table-cell office:value-type="float" office:value="2900" table:style-name="ce73">
                <text:p>2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182.59" table:style-name="ce5">
                <text:p>3182,59</text:p>
              </table:table-cell>
              <table:table-cell office:value-type="float" office:value="2854.81" table:style-name="ce5">
                <text:p>2854,81</text:p>
              </table:table-cell>
              <table:table-cell office:value-type="float" office:value="327.78" table:style-name="ce5">
                <text:p>327,78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3</text:p>
            </table:table-cell>
            <table:table-cell table:number-columns-repeated="2" table:style-name="ce3"/>
            <table:table-cell office:value-type="float" office:value="52368.39" table:style-name="ce3">
              <text:p>52368,39</text:p>
            </table:table-cell>
            <table:table-cell office:value-type="float" office:value="49037.16" table:style-name="ce3">
              <text:p>49037,16</text:p>
            </table:table-cell>
            <table:table-cell office:value-type="float" office:value="3331.23" table:style-name="ce3">
              <text:p>3331,23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3600" table:style-name="ce5">
                <text:p>3600</text:p>
              </table:table-cell>
              <table:table-cell office:value-type="float" office:value="3600" table:style-name="ce5">
                <text:p>36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600" table:style-name="ce53">
                <text:p>1 600,00</text:p>
              </table:table-cell>
              <table:table-cell office:value-type="float" office:value="800" table:style-name="ce12">
                <text:p>8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400" table:style-name="ce27">
                <text:p>400,00</text:p>
              </table:table-cell>
              <table:table-cell office:value-type="float" office:value="800" table:style-name="ce12">
                <text:p>8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50" table:style-name="ce5">
                <text:p>150</text:p>
              </table:table-cell>
              <table:table-cell office:value-type="float" office:value="150" table:style-name="ce5">
                <text:p>15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243.39" table:style-name="ce5">
                <text:p>2243,39</text:p>
              </table:table-cell>
              <table:table-cell office:value-type="float" office:value="2012.16" table:style-name="ce5">
                <text:p>2012,16</text:p>
              </table:table-cell>
              <table:table-cell office:value-type="float" office:value="231.23" table:style-name="ce5">
                <text:p>231,23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4</text:p>
            </table:table-cell>
            <table:table-cell table:number-columns-repeated="2" table:style-name="ce3"/>
            <table:table-cell office:value-type="float" office:value="47175.17" table:style-name="ce3">
              <text:p>47175,17</text:p>
            </table:table-cell>
            <table:table-cell office:value-type="float" office:value="46069.89" table:style-name="ce3">
              <text:p>46069,89</text:p>
            </table:table-cell>
            <table:table-cell office:value-type="float" office:value="1105.28" table:style-name="ce3">
              <text:p>1105,28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700" table:style-name="ce74">
                <text:p>1 700,00</text:p>
              </table:table-cell>
              <table:table-cell office:value-type="float" office:value="1700" table:style-name="ce74">
                <text:p>1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094.7199999999998" table:style-name="ce5">
                <text:p>2094,72</text:p>
              </table:table-cell>
              <table:table-cell office:value-type="float" office:value="305.27999999999997" table:style-name="ce5">
                <text:p>305,28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600" table:style-name="ce53">
                <text:p>1 600,00</text:p>
              </table:table-cell>
              <table:table-cell office:value-type="float" office:value="800" table:style-name="ce12">
                <text:p>8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700.17" table:style-name="ce5">
                <text:p>2700,17</text:p>
              </table:table-cell>
              <table:table-cell office:value-type="float" office:value="2700.17" table:style-name="ce5">
                <text:p>2700,1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5</text:p>
            </table:table-cell>
            <table:table-cell table:number-columns-repeated="2" table:style-name="ce3"/>
            <table:table-cell office:value-type="float" office:value="47686.15" table:style-name="ce3">
              <text:p>47686,15</text:p>
            </table:table-cell>
            <table:table-cell office:value-type="float" office:value="44806.31" table:style-name="ce3">
              <text:p>44806,31</text:p>
            </table:table-cell>
            <table:table-cell office:value-type="float" office:value="2879.84" table:style-name="ce3">
              <text:p>2879,84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511.1499999999996" table:style-name="ce5">
                <text:p>4511,15</text:p>
              </table:table-cell>
              <table:table-cell office:value-type="float" office:value="4831.3100000000004" table:style-name="ce5">
                <text:p>4831,31</text:p>
              </table:table-cell>
              <table:table-cell table:style-name="ce5"/>
              <table:table-cell office:value-type="float" office:value="320.16000000000003" table:style-name="ce231">
                <text:p>320,16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6</text:p>
            </table:table-cell>
            <table:table-cell table:number-columns-repeated="2" table:style-name="ce3"/>
            <table:table-cell office:value-type="float" office:value="67907.42" table:style-name="ce3">
              <text:p>67907,42</text:p>
            </table:table-cell>
            <table:table-cell office:value-type="float" office:value="62107.42" table:style-name="ce3">
              <text:p>62107,42</text:p>
            </table:table-cell>
            <table:table-cell office:value-type="float" office:value="5800" table:style-name="ce3">
              <text:p>58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800" table:style-name="ce12">
                <text:p>8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200" table:style-name="ce30">
                <text:p>10 200,00</text:p>
              </table:table-cell>
              <table:table-cell table:style-name="ce5"/>
              <table:table-cell office:value-type="float" office:value="200" table:style-name="ce232">
                <text:p>2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3532.42" table:style-name="ce5">
                <text:p>23532,42</text:p>
              </table:table-cell>
              <table:table-cell office:value-type="float" office:value="23532.42" table:style-name="ce5">
                <text:p>23532,4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7</text:p>
            </table:table-cell>
            <table:table-cell table:number-columns-repeated="2" table:style-name="ce3"/>
            <table:table-cell office:value-type="float" office:value="47093.599999999999" table:style-name="ce3">
              <text:p>47093,6</text:p>
            </table:table-cell>
            <table:table-cell office:value-type="float" office:value="46593.599999999999" table:style-name="ce3">
              <text:p>46593,6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718.6" table:style-name="ce5">
                <text:p>2718,6</text:p>
              </table:table-cell>
              <table:table-cell office:value-type="float" office:value="2718.6" table:style-name="ce5">
                <text:p>2718,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8</text:p>
            </table:table-cell>
            <table:table-cell table:number-columns-repeated="2" table:style-name="ce3"/>
            <table:table-cell office:value-type="float" office:value="44387.44" table:style-name="ce3">
              <text:p>44387,44</text:p>
            </table:table-cell>
            <table:table-cell office:value-type="float" office:value="46587.44" table:style-name="ce3">
              <text:p>46587,44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6" table:style-name="ce5">
                <text:p>540,26</text:p>
              </table:table-cell>
              <table:table-cell office:value-type="float" office:value="540.26" table:style-name="ce5">
                <text:p>540,26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072.18" table:style-name="ce5">
                <text:p>4072,18</text:p>
              </table:table-cell>
              <table:table-cell office:value-type="float" office:value="4072.18" table:style-name="ce5">
                <text:p>4072,1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49</text:p>
            </table:table-cell>
            <table:table-cell table:number-columns-repeated="2" table:style-name="ce3"/>
            <table:table-cell office:value-type="float" office:value="49890.86" table:style-name="ce3">
              <text:p>49890,86</text:p>
            </table:table-cell>
            <table:table-cell office:value-type="float" office:value="49403.66" table:style-name="ce3">
              <text:p>49403,66</text:p>
            </table:table-cell>
            <table:table-cell office:value-type="float" office:value="487.2" table:style-name="ce3">
              <text:p>487,2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9915.86" table:style-name="ce5">
                <text:p>9915,86</text:p>
              </table:table-cell>
              <table:table-cell office:value-type="float" office:value="8228.66" table:style-name="ce5">
                <text:p>8228,66</text:p>
              </table:table-cell>
              <table:table-cell office:value-type="float" office:value="1687.2" table:style-name="ce5">
                <text:p>1687,2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0</text:p>
            </table:table-cell>
            <table:table-cell table:number-columns-repeated="2" table:style-name="ce3"/>
            <table:table-cell office:value-type="float" office:value="41618.800000000003" table:style-name="ce3">
              <text:p>41618,8</text:p>
            </table:table-cell>
            <table:table-cell office:value-type="float" office:value="43818.8" table:style-name="ce3">
              <text:p>43818,8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043.8" table:style-name="ce5">
                <text:p>2043,8</text:p>
              </table:table-cell>
              <table:table-cell office:value-type="float" office:value="2043.8" table:style-name="ce5">
                <text:p>2043,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1</text:p>
            </table:table-cell>
            <table:table-cell table:number-columns-repeated="2" table:style-name="ce3"/>
            <table:table-cell office:value-type="float" office:value="61114.54" table:style-name="ce3">
              <text:p>61114,54</text:p>
            </table:table-cell>
            <table:table-cell office:value-type="float" office:value="63314.54" table:style-name="ce3">
              <text:p>63314,54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900" table:style-name="ce45">
                <text:p>900,00</text:p>
              </table:table-cell>
              <table:table-cell office:value-type="float" office:value="900" table:style-name="ce45">
                <text:p>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2000" table:style-name="ce54">
                <text:p>2 000,00</text:p>
              </table:table-cell>
              <table:table-cell office:value-type="float" office:value="2000" table:style-name="ce54">
                <text:p>2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11050" table:style-name="ce5">
                <text:p>11050</text:p>
              </table:table-cell>
              <table:table-cell office:value-type="float" office:value="11050" table:style-name="ce5">
                <text:p>1105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7489.54" table:style-name="ce5">
                <text:p>17489,54</text:p>
              </table:table-cell>
              <table:table-cell office:value-type="float" office:value="17489.54" table:style-name="ce5">
                <text:p>17489,54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2</text:p>
            </table:table-cell>
            <table:table-cell table:number-columns-repeated="2" table:style-name="ce3"/>
            <table:table-cell office:value-type="float" office:value="39395.589999999997" table:style-name="ce3">
              <text:p>39395,59</text:p>
            </table:table-cell>
            <table:table-cell office:value-type="float" office:value="35195.589999999997" table:style-name="ce3">
              <text:p>35195,59</text:p>
            </table:table-cell>
            <table:table-cell office:value-type="float" office:value="4200" table:style-name="ce75">
              <text:p>4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0.59" table:style-name="ce5">
                <text:p>20,59</text:p>
              </table:table-cell>
              <table:table-cell office:value-type="float" office:value="20.59" table:style-name="ce5">
                <text:p>20,5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3</text:p>
            </table:table-cell>
            <table:table-cell table:number-columns-repeated="2" table:style-name="ce3"/>
            <table:table-cell office:value-type="float" office:value="55075" table:style-name="ce3">
              <text:p>55075</text:p>
            </table:table-cell>
            <table:table-cell office:value-type="float" office:value="39675" table:style-name="ce3">
              <text:p>39675</text:p>
            </table:table-cell>
            <table:table-cell office:value-type="float" office:value="15400" table:style-name="ce3">
              <text:p>154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1500" table:style-name="ce44">
                <text:p>1 500,00</text:p>
              </table:table-cell>
              <table:table-cell office:value-type="float" office:value="1500" table:style-name="ce44">
                <text:p>1 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3300" table:style-name="ce5">
                <text:p>3300</text:p>
              </table:table-cell>
              <table:table-cell office:value-type="float" office:value="3300" table:style-name="ce5">
                <text:p>33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500" table:style-name="ce44">
                <text:p>1 500,00</text:p>
              </table:table-cell>
              <table:table-cell office:value-type="float" office:value="900" table:style-name="ce45">
                <text:p>9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400" table:style-name="ce27">
                <text:p>400,00</text:p>
              </table:table-cell>
              <table:table-cell office:value-type="float" office:value="2000" table:style-name="ce54">
                <text:p>2 0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200" table:style-name="ce9">
                <text:p>200,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500" table:style-name="ce44">
                <text:p>1 500,00</text:p>
              </table:table-cell>
              <table:table-cell table:style-name="ce5"/>
              <table:table-cell office:value-type="float" office:value="500" table:style-name="ce238">
                <text:p>5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7100" table:style-name="ce72">
                <text:p>7 100,00</text:p>
              </table:table-cell>
              <table:table-cell office:value-type="float" office:value="7100" table:style-name="ce72">
                <text:p>7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6600" table:style-name="ce5">
                <text:p>6600</text:p>
              </table:table-cell>
              <table:table-cell office:value-type="float" office:value="2300" table:style-name="ce61">
                <text:p>2 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4600" table:style-name="ce50">
                <text:p>4 6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800" table:style-name="ce5">
                <text:p>4800</text:p>
              </table:table-cell>
              <table:table-cell office:value-type="float" office:value="5200" table:style-name="ce5">
                <text:p>52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4</text:p>
            </table:table-cell>
            <table:table-cell table:number-columns-repeated="2" table:style-name="ce3"/>
            <table:table-cell office:value-type="float" office:value="54075" table:style-name="ce3">
              <text:p>54075</text:p>
            </table:table-cell>
            <table:table-cell table:style-name="ce3"/>
            <table:table-cell office:value-type="float" office:value="54075" table:style-name="ce3">
              <text:p>54075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table:style-name="ce5"/>
              <table:table-cell office:value-type="float" office:value="3100" table:style-name="ce10">
                <text:p>3 1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table:style-name="ce5"/>
              <table:table-cell office:value-type="float" office:value="975" table:style-name="ce14">
                <text:p>975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8300" table:style-name="ce5">
                <text:p>8300</text:p>
              </table:table-cell>
              <table:table-cell table:style-name="ce5"/>
              <table:table-cell office:value-type="float" office:value="8300" table:style-name="ce5">
                <text:p>83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table:style-name="ce5"/>
              <table:table-cell office:value-type="float" office:value="8900" table:style-name="ce16">
                <text:p>8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table:style-name="ce5"/>
              <table:table-cell office:value-type="float" office:value="9200" table:style-name="ce17">
                <text:p>9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5</text:p>
            </table:table-cell>
            <table:table-cell table:number-columns-repeated="2" table:style-name="ce3"/>
            <table:table-cell office:value-type="float" office:value="64075" table:style-name="ce3">
              <text:p>64075</text:p>
            </table:table-cell>
            <table:table-cell office:value-type="float" office:value="60875" table:style-name="ce3">
              <text:p>60875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800" table:style-name="ce5">
                <text:p>4800</text:p>
              </table:table-cell>
              <table:table-cell office:value-type="float" office:value="4800" table:style-name="ce5">
                <text:p>48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5900" table:style-name="ce5">
                <text:p>15900</text:p>
              </table:table-cell>
              <table:table-cell office:value-type="float" office:value="15900" table:style-name="ce5">
                <text:p>159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6</text:p>
            </table:table-cell>
            <table:table-cell table:number-columns-repeated="2" table:style-name="ce3"/>
            <table:table-cell office:value-type="float" office:value="40493.43" table:style-name="ce3">
              <text:p>40493,43</text:p>
            </table:table-cell>
            <table:table-cell office:value-type="float" office:value="39993.43" table:style-name="ce3">
              <text:p>39993,43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78.17999999999995" table:style-name="ce5">
                <text:p>578,18</text:p>
              </table:table-cell>
              <table:table-cell office:value-type="float" office:value="578.17999999999995" table:style-name="ce5">
                <text:p>578,1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7</text:p>
            </table:table-cell>
            <table:table-cell table:number-columns-repeated="2" table:style-name="ce3"/>
            <table:table-cell office:value-type="float" office:value="42806.85" table:style-name="ce3">
              <text:p>42806,85</text:p>
            </table:table-cell>
            <table:table-cell office:value-type="float" office:value="22203.79" table:style-name="ce3">
              <text:p>22203,79</text:p>
            </table:table-cell>
            <table:table-cell office:value-type="float" office:value="20603.060000000001" table:style-name="ce3">
              <text:p>20603,06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500" table:style-name="ce70">
                <text:p>2 500,00</text:p>
              </table:table-cell>
              <table:table-cell office:value-type="float" office:value="2500" table:style-name="ce70">
                <text:p>2 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table:style-name="ce5"/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4600" table:style-name="ce50">
                <text:p>4 6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31.85" table:style-name="ce5">
                <text:p>431,85</text:p>
              </table:table-cell>
              <table:table-cell office:value-type="float" office:value="428.79" table:style-name="ce5">
                <text:p>428,79</text:p>
              </table:table-cell>
              <table:table-cell office:value-type="float" office:value="3.06" table:style-name="ce5">
                <text:p>3,06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8</text:p>
            </table:table-cell>
            <table:table-cell table:number-columns-repeated="2" table:style-name="ce3"/>
            <table:table-cell office:value-type="float" office:value="44375" table:style-name="ce3">
              <text:p>44375</text:p>
            </table:table-cell>
            <table:table-cell office:value-type="float" office:value="40225" table:style-name="ce3">
              <text:p>40225</text:p>
            </table:table-cell>
            <table:table-cell office:value-type="float" office:value="4150" table:style-name="ce3">
              <text:p>415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450" table:style-name="ce71">
                <text:p>450,00</text:p>
              </table:table-cell>
              <table:table-cell office:value-type="float" office:value="50" table:style-name="ce76">
                <text:p>5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3" table:style-name="ce5"/>
              <table:table-cell office:value-type="float" office:value="5000" table:style-name="ce60">
                <text:p>5 000,00</text:p>
              </table:table-cell>
              <table:table-cell table:style-name="ce5"/>
              <table:table-cell office:value-type="float" office:value="5000" table:style-name="ce239">
                <text:p>5 000,00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59</text:p>
            </table:table-cell>
            <table:table-cell table:number-columns-repeated="2" table:style-name="ce3"/>
            <table:table-cell office:value-type="float" office:value="69763.17" table:style-name="ce3">
              <text:p>69763,17</text:p>
            </table:table-cell>
            <table:table-cell office:value-type="float" office:value="63444" table:style-name="ce3">
              <text:p>63444</text:p>
            </table:table-cell>
            <table:table-cell office:value-type="float" office:value="6319.17" table:style-name="ce3">
              <text:p>6319,17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3638.17" table:style-name="ce5">
                <text:p>23638,17</text:p>
              </table:table-cell>
              <table:table-cell office:value-type="float" office:value="20519" table:style-name="ce5">
                <text:p>20519</text:p>
              </table:table-cell>
              <table:table-cell office:value-type="float" office:value="3119.17" table:style-name="ce5">
                <text:p>3119,17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0</text:p>
            </table:table-cell>
            <table:table-cell table:number-columns-repeated="2" table:style-name="ce3"/>
            <table:table-cell office:value-type="float" office:value="48051.63" table:style-name="ce3">
              <text:p>48051,63</text:p>
            </table:table-cell>
            <table:table-cell office:value-type="float" office:value="37751.629999999997" table:style-name="ce3">
              <text:p>37751,63</text:p>
            </table:table-cell>
            <table:table-cell office:value-type="float" office:value="10300" table:style-name="ce3">
              <text:p>103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00" table:style-name="ce38">
                <text:p>100,00</text:p>
              </table:table-cell>
              <table:table-cell office:value-type="float" office:value="2300" table:style-name="ce61">
                <text:p>2 3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table:style-name="ce5"/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9000" table:style-name="ce5">
                <text:p>9000</text:p>
              </table:table-cell>
              <table:table-cell office:value-type="float" office:value="9000" table:style-name="ce5">
                <text:p>90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076.63" table:style-name="ce5">
                <text:p>5076,63</text:p>
              </table:table-cell>
              <table:table-cell office:value-type="float" office:value="5076.63" table:style-name="ce5">
                <text:p>5076,6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1</text:p>
            </table:table-cell>
            <table:table-cell table:number-columns-repeated="2" table:style-name="ce3"/>
            <table:table-cell office:value-type="float" office:value="69852" table:style-name="ce3">
              <text:p>69852</text:p>
            </table:table-cell>
            <table:table-cell office:value-type="float" office:value="60952" table:style-name="ce3">
              <text:p>60952</text:p>
            </table:table-cell>
            <table:table-cell office:value-type="float" office:value="8900" table:style-name="ce77">
              <text:p>8 9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700" table:style-name="ce78">
                <text:p>7 700,00</text:p>
              </table:table-cell>
              <table:table-cell office:value-type="float" office:value="2300" table:style-name="ce61">
                <text:p>2 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3727" table:style-name="ce5">
                <text:p>23727</text:p>
              </table:table-cell>
              <table:table-cell office:value-type="float" office:value="23727" table:style-name="ce5">
                <text:p>2372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2</text:p>
            </table:table-cell>
            <table:table-cell table:number-columns-repeated="2" table:style-name="ce3"/>
            <table:table-cell office:value-type="float" office:value="172518.69" table:style-name="ce3">
              <text:p>172518,69</text:p>
            </table:table-cell>
            <table:table-cell office:value-type="float" office:value="122415.48" table:style-name="ce3">
              <text:p>122415,48</text:p>
            </table:table-cell>
            <table:table-cell office:value-type="float" office:value="50103.21" table:style-name="ce3">
              <text:p>50103,21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6000" table:style-name="ce5">
                <text:p>6000</text:p>
              </table:table-cell>
              <table:table-cell office:value-type="float" office:value="6000" table:style-name="ce5">
                <text:p>60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6200" table:style-name="ce79">
                <text:p>6 200,00</text:p>
              </table:table-cell>
              <table:table-cell office:value-type="float" office:value="6200" table:style-name="ce79">
                <text:p>6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6188.61" table:style-name="ce5">
                <text:p>6188,61</text:p>
              </table:table-cell>
              <table:table-cell office:value-type="float" office:value="3011.39" table:style-name="ce5">
                <text:p>3011,39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4800" table:style-name="ce5">
                <text:p>4800</text:p>
              </table:table-cell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1950" table:style-name="ce5">
                <text:p>1950</text:p>
              </table:table-cell>
              <table:table-cell office:value-type="float" office:value="1950" table:style-name="ce5">
                <text:p>195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2200" table:style-name="ce5">
                <text:p>32200</text:p>
              </table:table-cell>
              <table:table-cell office:value-type="float" office:value="16100" table:style-name="ce5">
                <text:p>16100</text:p>
              </table:table-cell>
              <table:table-cell office:value-type="float" office:value="16100" table:style-name="ce5">
                <text:p>161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17800" table:style-name="ce5">
                <text:p>17800</text:p>
              </table:table-cell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11500" table:style-name="ce5">
                <text:p>11500</text:p>
              </table:table-cell>
              <table:table-cell office:value-type="float" office:value="2300" table:style-name="ce61">
                <text:p>2 3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Штрафы, пени, неустойки</text:p>
              </table:table-cell>
              <table:table-cell table:number-columns-repeated="2" table:style-name="ce5"/>
              <table:table-cell office:value-type="float" office:value="64068.69" table:style-name="ce5">
                <text:p>64068,69</text:p>
              </table:table-cell>
              <table:table-cell office:value-type="float" office:value="72376.87" table:style-name="ce5">
                <text:p>72376,87</text:p>
              </table:table-cell>
              <table:table-cell table:style-name="ce5"/>
              <table:table-cell office:value-type="float" office:value="8308.18" table:style-name="ce231">
                <text:p>8308,18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3</text:p>
            </table:table-cell>
            <table:table-cell table:number-columns-repeated="2" table:style-name="ce3"/>
            <table:table-cell office:value-type="float" office:value="47725" table:style-name="ce3">
              <text:p>47725</text:p>
            </table:table-cell>
            <table:table-cell office:value-type="float" office:value="44225" table:style-name="ce3">
              <text:p>44225</text:p>
            </table:table-cell>
            <table:table-cell office:value-type="float" office:value="3500" table:style-name="ce3">
              <text:p>35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200" table:style-name="ce9">
                <text:p>200,00</text:p>
              </table:table-cell>
              <table:table-cell office:value-type="float" office:value="300" table:style-name="ce56">
                <text:p>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3750" table:style-name="ce5">
                <text:p>3750</text:p>
              </table:table-cell>
              <table:table-cell office:value-type="float" office:value="3750" table:style-name="ce5">
                <text:p>375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4</text:p>
            </table:table-cell>
            <table:table-cell table:number-columns-repeated="2" table:style-name="ce3"/>
            <table:table-cell office:value-type="float" office:value="166712.18" table:style-name="ce80">
              <text:p>166 712,18</text:p>
            </table:table-cell>
            <table:table-cell office:value-type="float" office:value="167212.18" table:style-name="ce81">
              <text:p>167 212,18</text:p>
            </table:table-cell>
            <table:table-cell table:style-name="ce3"/>
            <table:table-cell office:value-type="float" office:value="500" table:style-name="ce28">
              <text:p>5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900" table:style-name="ce64">
                <text:p>1 900,00</text:p>
              </table:table-cell>
              <table:table-cell table:style-name="ce5"/>
              <table:table-cell office:value-type="float" office:value="500" table:style-name="ce238">
                <text:p>5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22137.18" table:style-name="ce82">
                <text:p>122 137,18</text:p>
              </table:table-cell>
              <table:table-cell office:value-type="float" office:value="122137.18" table:style-name="ce82">
                <text:p>122 137,1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5</text:p>
            </table:table-cell>
            <table:table-cell table:number-columns-repeated="2" table:style-name="ce3"/>
            <table:table-cell office:value-type="float" office:value="115664.47" table:style-name="ce83">
              <text:p>115 664,47</text:p>
            </table:table-cell>
            <table:table-cell office:value-type="float" office:value="95585.32" table:style-name="ce84">
              <text:p>95 585,32</text:p>
            </table:table-cell>
            <table:table-cell office:value-type="float" office:value="20079.150000000001" table:style-name="ce85">
              <text:p>20 079,15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Штрафы, пени, неустойки</text:p>
              </table:table-cell>
              <table:table-cell table:number-columns-repeated="2" table:style-name="ce5"/>
              <table:table-cell office:value-type="float" office:value="18223.25" table:style-name="ce86">
                <text:p>18 223,25</text:p>
              </table:table-cell>
              <table:table-cell office:value-type="float" office:value="18223.25" table:style-name="ce86">
                <text:p>18 223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8566.22" table:style-name="ce87">
                <text:p>48 566,22</text:p>
              </table:table-cell>
              <table:table-cell office:value-type="float" office:value="37087.07" table:style-name="ce88">
                <text:p>37 087,07</text:p>
              </table:table-cell>
              <table:table-cell office:value-type="float" office:value="11479.15" table:style-name="ce89">
                <text:p>11 479,15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6</text:p>
            </table:table-cell>
            <table:table-cell table:number-columns-repeated="2" table:style-name="ce3"/>
            <table:table-cell office:value-type="float" office:value="45558.8" table:style-name="ce90">
              <text:p>45 558,80</text:p>
            </table:table-cell>
            <table:table-cell office:value-type="float" office:value="45558.8" table:style-name="ce90">
              <text:p>45 558,80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983.8" table:style-name="ce91">
                <text:p>1 983,80</text:p>
              </table:table-cell>
              <table:table-cell office:value-type="float" office:value="1983.8" table:style-name="ce91">
                <text:p>1 983,8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7</text:p>
            </table:table-cell>
            <table:table-cell table:number-columns-repeated="2" table:style-name="ce3"/>
            <table:table-cell office:value-type="float" office:value="83254.070000000007" table:style-name="ce92">
              <text:p>83 254,07</text:p>
            </table:table-cell>
            <table:table-cell office:value-type="float" office:value="77054.070000000007" table:style-name="ce93">
              <text:p>77 054,07</text:p>
            </table:table-cell>
            <table:table-cell office:value-type="float" office:value="6200" table:style-name="ce94">
              <text:p>6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700" table:style-name="ce78">
                <text:p>7 700,00</text:p>
              </table:table-cell>
              <table:table-cell office:value-type="float" office:value="2300" table:style-name="ce61">
                <text:p>2 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2479.07" table:style-name="ce95">
                <text:p>42 479,07</text:p>
              </table:table-cell>
              <table:table-cell office:value-type="float" office:value="42479.07" table:style-name="ce95">
                <text:p>42 479,0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8</text:p>
            </table:table-cell>
            <table:table-cell table:number-columns-repeated="2" table:style-name="ce3"/>
            <table:table-cell office:value-type="float" office:value="47107.76" table:style-name="ce96">
              <text:p>47 107,76</text:p>
            </table:table-cell>
            <table:table-cell office:value-type="float" office:value="38725" table:style-name="ce97">
              <text:p>38 725,00</text:p>
            </table:table-cell>
            <table:table-cell office:value-type="float" office:value="8382.76" table:style-name="ce98">
              <text:p>8 382,76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950" table:style-name="ce99">
                <text:p>950,00</text:p>
              </table:table-cell>
              <table:table-cell office:value-type="float" office:value="950" table:style-name="ce99">
                <text:p>9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300" table:style-name="ce58">
                <text:p>7 3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482.7600000000002" table:style-name="ce100">
                <text:p>2 482,76</text:p>
              </table:table-cell>
              <table:table-cell table:style-name="ce5"/>
              <table:table-cell office:value-type="float" office:value="2482.7600000000002" table:style-name="ce100">
                <text:p>2 482,76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69</text:p>
            </table:table-cell>
            <table:table-cell table:number-columns-repeated="2" table:style-name="ce3"/>
            <table:table-cell office:value-type="float" office:value="54025" table:style-name="ce101">
              <text:p>54 025,00</text:p>
            </table:table-cell>
            <table:table-cell office:value-type="float" office:value="53525" table:style-name="ce102">
              <text:p>53 525,00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0150" table:style-name="ce103">
                <text:p>10 150,00</text:p>
              </table:table-cell>
              <table:table-cell office:value-type="float" office:value="10150" table:style-name="ce103">
                <text:p>10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0</text:p>
            </table:table-cell>
            <table:table-cell table:number-columns-repeated="2" table:style-name="ce3"/>
            <table:table-cell office:value-type="float" office:value="43375" table:style-name="ce66">
              <text:p>43 375,00</text:p>
            </table:table-cell>
            <table:table-cell office:value-type="float" office:value="32165" table:style-name="ce104">
              <text:p>32 165,00</text:p>
            </table:table-cell>
            <table:table-cell office:value-type="float" office:value="11210" table:style-name="ce105">
              <text:p>11 21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800" table:style-name="ce21">
                <text:p>1 8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790" table:style-name="ce106">
                <text:p>9 790,00</text:p>
              </table:table-cell>
              <table:table-cell table:style-name="ce5"/>
              <table:table-cell office:value-type="float" office:value="590" table:style-name="ce240">
                <text:p>59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1</text:p>
            </table:table-cell>
            <table:table-cell table:number-columns-repeated="2" table:style-name="ce3"/>
            <table:table-cell office:value-type="float" office:value="53241.06" table:style-name="ce107">
              <text:p>53 241,06</text:p>
            </table:table-cell>
            <table:table-cell office:value-type="float" office:value="53275" table:style-name="ce108">
              <text:p>53 275,00</text:p>
            </table:table-cell>
            <table:table-cell table:style-name="ce3"/>
            <table:table-cell office:value-type="float" office:value="33.94" table:style-name="ce109">
              <text:p>33,94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700" table:style-name="ce65">
                <text:p>700,00</text:p>
              </table:table-cell>
              <table:table-cell office:value-type="float" office:value="700" table:style-name="ce65">
                <text:p>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6300" table:style-name="ce57">
                <text:p>6 300,00</text:p>
              </table:table-cell>
              <table:table-cell office:value-type="float" office:value="6300" table:style-name="ce57">
                <text:p>6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33.94" table:style-name="ce110">
                <text:p>2 733,94</text:p>
              </table:table-cell>
              <table:table-cell table:style-name="ce5"/>
              <table:table-cell office:value-type="float" office:value="33.94" table:style-name="ce241">
                <text:p>33,94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666.06" table:style-name="ce111">
                <text:p>1 666,06</text:p>
              </table:table-cell>
              <table:table-cell office:value-type="float" office:value="1666.06" table:style-name="ce111">
                <text:p>1 666,0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2</text:p>
            </table:table-cell>
            <table:table-cell table:number-columns-repeated="2" table:style-name="ce3"/>
            <table:table-cell office:value-type="float" office:value="47447.91" table:style-name="ce112">
              <text:p>47 447,91</text:p>
            </table:table-cell>
            <table:table-cell office:value-type="float" office:value="48647.91" table:style-name="ce113">
              <text:p>48 647,91</text:p>
            </table:table-cell>
            <table:table-cell table:style-name="ce3"/>
            <table:table-cell office:value-type="float" office:value="1200" table:style-name="ce114">
              <text:p>1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500" table:style-name="ce238">
                <text:p>5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350" table:style-name="ce115">
                <text:p>9 350,00</text:p>
              </table:table-cell>
              <table:table-cell office:value-type="float" office:value="9350" table:style-name="ce115">
                <text:p>9 3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3400" table:style-name="ce116">
                <text:p>3 400,00</text:p>
              </table:table-cell>
              <table:table-cell table:style-name="ce5"/>
              <table:table-cell office:value-type="float" office:value="700" table:style-name="ce242">
                <text:p>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922.91" table:style-name="ce117">
                <text:p>3 922,91</text:p>
              </table:table-cell>
              <table:table-cell office:value-type="float" office:value="3922.91" table:style-name="ce117">
                <text:p>3 922,91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3</text:p>
            </table:table-cell>
            <table:table-cell table:number-columns-repeated="2" table:style-name="ce3"/>
            <table:table-cell office:value-type="float" office:value="43053.13" table:style-name="ce118">
              <text:p>43 053,13</text:p>
            </table:table-cell>
            <table:table-cell office:value-type="float" office:value="37353.129999999997" table:style-name="ce119">
              <text:p>37 353,13</text:p>
            </table:table-cell>
            <table:table-cell office:value-type="float" office:value="5700" table:style-name="ce120">
              <text:p>5 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500" table:style-name="ce121">
                <text:p>7 500,00</text:p>
              </table:table-cell>
              <table:table-cell office:value-type="float" office:value="2500" table:style-name="ce70">
                <text:p>2 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178.13" table:style-name="ce122">
                <text:p>3 178,13</text:p>
              </table:table-cell>
              <table:table-cell office:value-type="float" office:value="3178.13" table:style-name="ce122">
                <text:p>3 178,1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4</text:p>
            </table:table-cell>
            <table:table-cell table:number-columns-repeated="2" table:style-name="ce3"/>
            <table:table-cell office:value-type="float" office:value="47483.49" table:style-name="ce123">
              <text:p>47 483,49</text:p>
            </table:table-cell>
            <table:table-cell office:value-type="float" office:value="49142.23" table:style-name="ce124">
              <text:p>49 142,23</text:p>
            </table:table-cell>
            <table:table-cell table:style-name="ce3"/>
            <table:table-cell office:value-type="float" office:value="1658.74" table:style-name="ce125">
              <text:p>1 658,74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6708.49" table:style-name="ce126">
                <text:p>6 708,49</text:p>
              </table:table-cell>
              <table:table-cell office:value-type="float" office:value="6167.23" table:style-name="ce127">
                <text:p>6 167,23</text:p>
              </table:table-cell>
              <table:table-cell office:value-type="float" office:value="541.26" table:style-name="ce128">
                <text:p>541,26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5</text:p>
            </table:table-cell>
            <table:table-cell table:number-columns-repeated="2" table:style-name="ce3"/>
            <table:table-cell office:value-type="float" office:value="55471.09" table:style-name="ce129">
              <text:p>55 471,09</text:p>
            </table:table-cell>
            <table:table-cell office:value-type="float" office:value="55471.09" table:style-name="ce129">
              <text:p>55 471,09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8100" table:style-name="ce67">
                <text:p>8 100,00</text:p>
              </table:table-cell>
              <table:table-cell office:value-type="float" office:value="8100" table:style-name="ce67">
                <text:p>8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50" table:style-name="ce130">
                <text:p>9 250,00</text:p>
              </table:table-cell>
              <table:table-cell office:value-type="float" office:value="9250" table:style-name="ce130">
                <text:p>9 2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46.09" table:style-name="ce131">
                <text:p>346,09</text:p>
              </table:table-cell>
              <table:table-cell office:value-type="float" office:value="346.09" table:style-name="ce131">
                <text:p>346,0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6</text:p>
            </table:table-cell>
            <table:table-cell table:number-columns-repeated="2" table:style-name="ce3"/>
            <table:table-cell office:value-type="float" office:value="51958.31" table:style-name="ce132">
              <text:p>51 958,31</text:p>
            </table:table-cell>
            <table:table-cell office:value-type="float" office:value="56858.31" table:style-name="ce133">
              <text:p>56 858,31</text:p>
            </table:table-cell>
            <table:table-cell table:style-name="ce3"/>
            <table:table-cell office:value-type="float" office:value="4900" table:style-name="ce134">
              <text:p>4 9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8100" table:style-name="ce67">
                <text:p>8 100,00</text:p>
              </table:table-cell>
              <table:table-cell table:style-name="ce5"/>
              <table:table-cell office:value-type="float" office:value="5400" table:style-name="ce243">
                <text:p>5 4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0783.31" table:style-name="ce135">
                <text:p>10 783,31</text:p>
              </table:table-cell>
              <table:table-cell office:value-type="float" office:value="10783.31" table:style-name="ce135">
                <text:p>10 783,31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7</text:p>
            </table:table-cell>
            <table:table-cell table:number-columns-repeated="2" table:style-name="ce3"/>
            <table:table-cell office:value-type="float" office:value="45275" table:style-name="ce136">
              <text:p>45 275,00</text:p>
            </table:table-cell>
            <table:table-cell office:value-type="float" office:value="39175" table:style-name="ce137">
              <text:p>39 175,00</text:p>
            </table:table-cell>
            <table:table-cell office:value-type="float" office:value="6100" table:style-name="ce138">
              <text:p>6 1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100" table:style-name="ce72">
                <text:p>7 100,00</text:p>
              </table:table-cell>
              <table:table-cell office:value-type="float" office:value="2900" table:style-name="ce73">
                <text:p>2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100" table:style-name="ce39">
                <text:p>1 100,00</text:p>
              </table:table-cell>
              <table:table-cell office:value-type="float" office:value="1100" table:style-name="ce39">
                <text:p>1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8</text:p>
            </table:table-cell>
            <table:table-cell table:number-columns-repeated="2" table:style-name="ce3"/>
            <table:table-cell office:value-type="float" office:value="45382.18" table:style-name="ce139">
              <text:p>45 382,18</text:p>
            </table:table-cell>
            <table:table-cell office:value-type="float" office:value="42732.18" table:style-name="ce140">
              <text:p>42 732,18</text:p>
            </table:table-cell>
            <table:table-cell office:value-type="float" office:value="2650" table:style-name="ce141">
              <text:p>2 65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0" table:style-name="ce76">
                <text:p>50,00</text:p>
              </table:table-cell>
              <table:table-cell office:value-type="float" office:value="2650" table:style-name="ce142">
                <text:p>2 65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007.18" table:style-name="ce143">
                <text:p>3 007,18</text:p>
              </table:table-cell>
              <table:table-cell office:value-type="float" office:value="3007.18" table:style-name="ce143">
                <text:p>3 007,1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79</text:p>
            </table:table-cell>
            <table:table-cell table:number-columns-repeated="2" table:style-name="ce3"/>
            <table:table-cell office:value-type="float" office:value="54504.3" table:style-name="ce144">
              <text:p>54 504,30</text:p>
            </table:table-cell>
            <table:table-cell office:value-type="float" office:value="51907.3" table:style-name="ce145">
              <text:p>51 907,30</text:p>
            </table:table-cell>
            <table:table-cell office:value-type="float" office:value="2597" table:style-name="ce146">
              <text:p>2 597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table:style-name="ce5"/>
              <table:table-cell office:value-type="float" office:value="800" table:style-name="ce12">
                <text:p>8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003" table:style-name="ce147">
                <text:p>2 003,00</text:p>
              </table:table-cell>
              <table:table-cell office:value-type="float" office:value="397" table:style-name="ce148">
                <text:p>397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000" table:style-name="ce149">
                <text:p>4 000,00</text:p>
              </table:table-cell>
              <table:table-cell table:style-name="ce5"/>
              <table:table-cell office:value-type="float" office:value="4000" table:style-name="ce149">
                <text:p>4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400" table:style-name="ce59">
                <text:p>10 400,00</text:p>
              </table:table-cell>
              <table:table-cell table:style-name="ce5"/>
              <table:table-cell office:value-type="float" office:value="400" table:style-name="ce235">
                <text:p>4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6729.3" table:style-name="ce150">
                <text:p>6 729,30</text:p>
              </table:table-cell>
              <table:table-cell office:value-type="float" office:value="6729.3" table:style-name="ce150">
                <text:p>6 729,3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0</text:p>
            </table:table-cell>
            <table:table-cell table:number-columns-repeated="2" table:style-name="ce3"/>
            <table:table-cell office:value-type="float" office:value="48295.06" table:style-name="ce151">
              <text:p>48 295,06</text:p>
            </table:table-cell>
            <table:table-cell office:value-type="float" office:value="42195.06" table:style-name="ce152">
              <text:p>42 195,06</text:p>
            </table:table-cell>
            <table:table-cell office:value-type="float" office:value="6100" table:style-name="ce138">
              <text:p>6 1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100" table:style-name="ce72">
                <text:p>7 100,00</text:p>
              </table:table-cell>
              <table:table-cell office:value-type="float" office:value="2900" table:style-name="ce73">
                <text:p>2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420.06" table:style-name="ce153">
                <text:p>3 420,06</text:p>
              </table:table-cell>
              <table:table-cell office:value-type="float" office:value="3420.06" table:style-name="ce153">
                <text:p>3 420,0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1</text:p>
            </table:table-cell>
            <table:table-cell table:number-columns-repeated="2" table:style-name="ce3"/>
            <table:table-cell office:value-type="float" office:value="41634.54" table:style-name="ce154">
              <text:p>41 634,54</text:p>
            </table:table-cell>
            <table:table-cell office:value-type="float" office:value="42831.54" table:style-name="ce155">
              <text:p>42 831,54</text:p>
            </table:table-cell>
            <table:table-cell table:style-name="ce3"/>
            <table:table-cell office:value-type="float" office:value="1197" table:style-name="ce156">
              <text:p>1 197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259.54" table:style-name="ce157">
                <text:p>2 259,54</text:p>
              </table:table-cell>
              <table:table-cell office:value-type="float" office:value="2256.54" table:style-name="ce158">
                <text:p>2 256,54</text:p>
              </table:table-cell>
              <table:table-cell office:value-type="float" office:value="3" table:style-name="ce159">
                <text:p>3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2</text:p>
            </table:table-cell>
            <table:table-cell table:number-columns-repeated="2" table:style-name="ce3"/>
            <table:table-cell office:value-type="float" office:value="50729.9" table:style-name="ce160">
              <text:p>50 729,90</text:p>
            </table:table-cell>
            <table:table-cell office:value-type="float" office:value="50229.9" table:style-name="ce161">
              <text:p>50 229,90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354.9" table:style-name="ce162">
                <text:p>7 354,90</text:p>
              </table:table-cell>
              <table:table-cell office:value-type="float" office:value="7354.9" table:style-name="ce162">
                <text:p>7 354,9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3</text:p>
            </table:table-cell>
            <table:table-cell table:number-columns-repeated="2" table:style-name="ce3"/>
            <table:table-cell office:value-type="float" office:value="53606.07" table:style-name="ce163">
              <text:p>53 606,07</text:p>
            </table:table-cell>
            <table:table-cell office:value-type="float" office:value="55806.07" table:style-name="ce164">
              <text:p>55 806,07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4031.07" table:style-name="ce165">
                <text:p>14 031,07</text:p>
              </table:table-cell>
              <table:table-cell office:value-type="float" office:value="14031.07" table:style-name="ce165">
                <text:p>14 031,0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4</text:p>
            </table:table-cell>
            <table:table-cell table:number-columns-repeated="2" table:style-name="ce3"/>
            <table:table-cell office:value-type="float" office:value="48621.16" table:style-name="ce166">
              <text:p>48 621,16</text:p>
            </table:table-cell>
            <table:table-cell office:value-type="float" office:value="42721.16" table:style-name="ce167">
              <text:p>42 721,16</text:p>
            </table:table-cell>
            <table:table-cell office:value-type="float" office:value="5900" table:style-name="ce55">
              <text:p>5 9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300" table:style-name="ce58">
                <text:p>7 3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646.16" table:style-name="ce168">
                <text:p>3 646,16</text:p>
              </table:table-cell>
              <table:table-cell office:value-type="float" office:value="3646.16" table:style-name="ce168">
                <text:p>3 646,1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5</text:p>
            </table:table-cell>
            <table:table-cell table:number-columns-repeated="2" table:style-name="ce3"/>
            <table:table-cell office:value-type="float" office:value="47173.87" table:style-name="ce169">
              <text:p>47 173,87</text:p>
            </table:table-cell>
            <table:table-cell office:value-type="float" office:value="40773.870000000003" table:style-name="ce170">
              <text:p>40 773,87</text:p>
            </table:table-cell>
            <table:table-cell office:value-type="float" office:value="6400" table:style-name="ce171">
              <text:p>6 4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100" table:style-name="ce68">
                <text:p>2 100,00</text:p>
              </table:table-cell>
              <table:table-cell office:value-type="float" office:value="1600" table:style-name="ce53">
                <text:p>1 600,00</text:p>
              </table:table-cell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дорог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300" table:style-name="ce58">
                <text:p>7 3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98.87" table:style-name="ce172">
                <text:p>898,87</text:p>
              </table:table-cell>
              <table:table-cell office:value-type="float" office:value="898.87" table:style-name="ce172">
                <text:p>898,8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6</text:p>
            </table:table-cell>
            <table:table-cell table:number-columns-repeated="2" table:style-name="ce3"/>
            <table:table-cell office:value-type="float" office:value="55435.15" table:style-name="ce173">
              <text:p>55 435,15</text:p>
            </table:table-cell>
            <table:table-cell office:value-type="float" office:value="52235.15" table:style-name="ce174">
              <text:p>52 235,15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7800" table:style-name="ce175">
                <text:p>7 800,00</text:p>
              </table:table-cell>
              <table:table-cell office:value-type="float" office:value="7800" table:style-name="ce175">
                <text:p>7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700" table:style-name="ce74">
                <text:p>1 700,00</text:p>
              </table:table-cell>
              <table:table-cell office:value-type="float" office:value="1700" table:style-name="ce74">
                <text:p>1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60.15" table:style-name="ce176">
                <text:p>360,15</text:p>
              </table:table-cell>
              <table:table-cell office:value-type="float" office:value="360.15" table:style-name="ce176">
                <text:p>360,1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7</text:p>
            </table:table-cell>
            <table:table-cell table:number-columns-repeated="2" table:style-name="ce3"/>
            <table:table-cell office:value-type="float" office:value="55802.31" table:style-name="ce177">
              <text:p>55 802,31</text:p>
            </table:table-cell>
            <table:table-cell office:value-type="float" office:value="52292.11" table:style-name="ce178">
              <text:p>52 292,11</text:p>
            </table:table-cell>
            <table:table-cell office:value-type="float" office:value="3510.2" table:style-name="ce179">
              <text:p>3 510,2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Отделение от Полета</text:p>
              </table:table-cell>
              <table:table-cell table:number-columns-repeated="2" table:style-name="ce5"/>
              <table:table-cell office:value-type="float" office:value="450" table:style-name="ce71">
                <text:p>450,00</text:p>
              </table:table-cell>
              <table:table-cell office:value-type="float" office:value="450" table:style-name="ce71">
                <text:p>4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дорог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0977.31" table:style-name="ce180">
                <text:p>10 977,31</text:p>
              </table:table-cell>
              <table:table-cell office:value-type="float" office:value="10667.11" table:style-name="ce181">
                <text:p>10 667,11</text:p>
              </table:table-cell>
              <table:table-cell office:value-type="float" office:value="310.2" table:style-name="ce182">
                <text:p>310,2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8</text:p>
            </table:table-cell>
            <table:table-cell table:number-columns-repeated="2" table:style-name="ce3"/>
            <table:table-cell office:value-type="float" office:value="45196.58" table:style-name="ce183">
              <text:p>45 196,58</text:p>
            </table:table-cell>
            <table:table-cell office:value-type="float" office:value="40196.58" table:style-name="ce184">
              <text:p>40 196,58</text:p>
            </table:table-cell>
            <table:table-cell office:value-type="float" office:value="5000" table:style-name="ce185">
              <text:p>5 0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600" table:style-name="ce13">
                <text:p>6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621.58" table:style-name="ce186">
                <text:p>2 621,58</text:p>
              </table:table-cell>
              <table:table-cell office:value-type="float" office:value="2621.58" table:style-name="ce186">
                <text:p>2 621,5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89</text:p>
            </table:table-cell>
            <table:table-cell table:number-columns-repeated="2" table:style-name="ce3"/>
            <table:table-cell office:value-type="float" office:value="53261.05" table:style-name="ce187">
              <text:p>53 261,05</text:p>
            </table:table-cell>
            <table:table-cell office:value-type="float" office:value="53558.05" table:style-name="ce188">
              <text:p>53 558,05</text:p>
            </table:table-cell>
            <table:table-cell table:style-name="ce3"/>
            <table:table-cell office:value-type="float" office:value="297" table:style-name="ce189">
              <text:p>297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1000" table:style-name="ce15">
                <text:p>1 000,00</text:p>
              </table:table-cell>
              <table:table-cell office:value-type="float" office:value="1700" table:style-name="ce74">
                <text:p>1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486.0499999999993" table:style-name="ce190">
                <text:p>8 486,05</text:p>
              </table:table-cell>
              <table:table-cell office:value-type="float" office:value="10983.05" table:style-name="ce191">
                <text:p>10 983,05</text:p>
              </table:table-cell>
              <table:table-cell table:style-name="ce5"/>
              <table:table-cell office:value-type="float" office:value="2497" table:style-name="ce244">
                <text:p>2 497,00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0</text:p>
            </table:table-cell>
            <table:table-cell table:number-columns-repeated="2" table:style-name="ce3"/>
            <table:table-cell office:value-type="float" office:value="62775" table:style-name="ce192">
              <text:p>62 775,00</text:p>
            </table:table-cell>
            <table:table-cell office:value-type="float" office:value="54175" table:style-name="ce193">
              <text:p>54 175,00</text:p>
            </table:table-cell>
            <table:table-cell office:value-type="float" office:value="8600" table:style-name="ce194">
              <text:p>8 6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100" table:style-name="ce195">
                <text:p>4 100,00</text:p>
              </table:table-cell>
              <table:table-cell office:value-type="float" office:value="4100" table:style-name="ce195">
                <text:p>4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2300" table:style-name="ce196">
                <text:p>12 300,00</text:p>
              </table:table-cell>
              <table:table-cell office:value-type="float" office:value="12300" table:style-name="ce196">
                <text:p>12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1</text:p>
            </table:table-cell>
            <table:table-cell table:number-columns-repeated="2" table:style-name="ce3"/>
            <table:table-cell office:value-type="float" office:value="77418.080000000002" table:style-name="ce197">
              <text:p>77 418,08</text:p>
            </table:table-cell>
            <table:table-cell office:value-type="float" office:value="72685" table:style-name="ce198">
              <text:p>72 685,00</text:p>
            </table:table-cell>
            <table:table-cell office:value-type="float" office:value="4733.08" table:style-name="ce199">
              <text:p>4 733,08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800" table:style-name="ce12">
                <text:p>800,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4543.08" table:style-name="ce200">
                <text:p>34 543,08</text:p>
              </table:table-cell>
              <table:table-cell office:value-type="float" office:value="33210" table:style-name="ce201">
                <text:p>33 210,00</text:p>
              </table:table-cell>
              <table:table-cell office:value-type="float" office:value="1333.08" table:style-name="ce202">
                <text:p>1 333,08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2</text:p>
            </table:table-cell>
            <table:table-cell table:number-columns-repeated="2" table:style-name="ce3"/>
            <table:table-cell office:value-type="float" office:value="46375" table:style-name="ce203">
              <text:p>46 375,00</text:p>
            </table:table-cell>
            <table:table-cell office:value-type="float" office:value="27075" table:style-name="ce204">
              <text:p>27 075,00</text:p>
            </table:table-cell>
            <table:table-cell office:value-type="float" office:value="19300" table:style-name="ce205">
              <text:p>19 3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800" table:style-name="ce21">
                <text:p>1 8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6900" table:style-name="ce206">
                <text:p>6 900,00</text:p>
              </table:table-cell>
              <table:table-cell office:value-type="float" office:value="2300" table:style-name="ce61">
                <text:p>2 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3</text:p>
            </table:table-cell>
            <table:table-cell table:number-columns-repeated="2" table:style-name="ce3"/>
            <table:table-cell office:value-type="float" office:value="89058.16" table:style-name="ce207">
              <text:p>89 058,16</text:p>
            </table:table-cell>
            <table:table-cell office:value-type="float" office:value="89058.16" table:style-name="ce207">
              <text:p>89 058,16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100" table:style-name="ce39">
                <text:p>1 100,00</text:p>
              </table:table-cell>
              <table:table-cell office:value-type="float" office:value="1100" table:style-name="ce39">
                <text:p>1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200" table:style-name="ce30">
                <text:p>10 200,00</text:p>
              </table:table-cell>
              <table:table-cell table:style-name="ce5"/>
              <table:table-cell office:value-type="float" office:value="200" table:style-name="ce232">
                <text:p>2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500" table:style-name="ce70">
                <text:p>2 500,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5383.16" table:style-name="ce208">
                <text:p>45 383,16</text:p>
              </table:table-cell>
              <table:table-cell office:value-type="float" office:value="45383.16" table:style-name="ce208">
                <text:p>45 383,1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4</text:p>
            </table:table-cell>
            <table:table-cell table:number-columns-repeated="2" table:style-name="ce3"/>
            <table:table-cell office:value-type="float" office:value="45860.2" table:style-name="ce209">
              <text:p>45 860,20</text:p>
            </table:table-cell>
            <table:table-cell office:value-type="float" office:value="47460.2" table:style-name="ce210">
              <text:p>47 460,20</text:p>
            </table:table-cell>
            <table:table-cell table:style-name="ce3"/>
            <table:table-cell office:value-type="float" office:value="1600" table:style-name="ce211">
              <text:p>1 6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800" table:style-name="ce21">
                <text:p>1 8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285.2" table:style-name="ce212">
                <text:p>3 285,20</text:p>
              </table:table-cell>
              <table:table-cell office:value-type="float" office:value="3285.2" table:style-name="ce212">
                <text:p>3 285,2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5</text:p>
            </table:table-cell>
            <table:table-cell table:number-columns-repeated="2" table:style-name="ce3"/>
            <table:table-cell office:value-type="float" office:value="60337.09" table:style-name="ce213">
              <text:p>60 337,09</text:p>
            </table:table-cell>
            <table:table-cell office:value-type="float" office:value="56137.09" table:style-name="ce214">
              <text:p>56 137,09</text:p>
            </table:table-cell>
            <table:table-cell office:value-type="float" office:value="4200" table:style-name="ce75">
              <text:p>4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4812.09" table:style-name="ce215">
                <text:p>14 812,09</text:p>
              </table:table-cell>
              <table:table-cell office:value-type="float" office:value="14812.09" table:style-name="ce215">
                <text:p>14 812,0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6</text:p>
            </table:table-cell>
            <table:table-cell table:number-columns-repeated="2" table:style-name="ce3"/>
            <table:table-cell office:value-type="float" office:value="48337.93" table:style-name="ce216">
              <text:p>48 337,93</text:p>
            </table:table-cell>
            <table:table-cell office:value-type="float" office:value="45637.93" table:style-name="ce217">
              <text:p>45 637,93</text:p>
            </table:table-cell>
            <table:table-cell office:value-type="float" office:value="2700" table:style-name="ce48">
              <text:p>2 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162.93" table:style-name="ce218">
                <text:p>8 162,93</text:p>
              </table:table-cell>
              <table:table-cell office:value-type="float" office:value="8162.93" table:style-name="ce218">
                <text:p>8 162,9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7</text:p>
            </table:table-cell>
            <table:table-cell table:number-columns-repeated="2" table:style-name="ce3"/>
            <table:table-cell office:value-type="float" office:value="53475" table:style-name="ce219">
              <text:p>53 475,00</text:p>
            </table:table-cell>
            <table:table-cell office:value-type="float" office:value="47575" table:style-name="ce220">
              <text:p>47 575,00</text:p>
            </table:table-cell>
            <table:table-cell office:value-type="float" office:value="5900" table:style-name="ce55">
              <text:p>5 9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6300" table:style-name="ce57">
                <text:p>6 300,00</text:p>
              </table:table-cell>
              <table:table-cell office:value-type="float" office:value="6300" table:style-name="ce57">
                <text:p>6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300" table:style-name="ce58">
                <text:p>7 3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000" table:style-name="ce54">
                <text:p>2 000,00</text:p>
              </table:table-cell>
              <table:table-cell office:value-type="float" office:value="2000" table:style-name="ce54">
                <text:p>2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8</text:p>
            </table:table-cell>
            <table:table-cell table:number-columns-repeated="2" table:style-name="ce3"/>
            <table:table-cell office:value-type="float" office:value="49314.27" table:style-name="ce221">
              <text:p>49 314,27</text:p>
            </table:table-cell>
            <table:table-cell office:value-type="float" office:value="45786.01" table:style-name="ce222">
              <text:p>45 786,01</text:p>
            </table:table-cell>
            <table:table-cell office:value-type="float" office:value="3528.26" table:style-name="ce3">
              <text:p>3528,26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439.2700000000004" table:style-name="ce5">
                <text:p>4439,27</text:p>
              </table:table-cell>
              <table:table-cell office:value-type="float" office:value="4111.01" table:style-name="ce5">
                <text:p>4111,01</text:p>
              </table:table-cell>
              <table:table-cell office:value-type="float" office:value="328.26" table:style-name="ce5">
                <text:p>328,26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099</text:p>
            </table:table-cell>
            <table:table-cell table:number-columns-repeated="2" table:style-name="ce3"/>
            <table:table-cell office:value-type="float" office:value="82181.39" table:style-name="ce3">
              <text:p>82181,39</text:p>
            </table:table-cell>
            <table:table-cell office:value-type="float" office:value="82181.39" table:style-name="ce3">
              <text:p>82181,39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9456.39" table:style-name="ce5">
                <text:p>39456,39</text:p>
              </table:table-cell>
              <table:table-cell office:value-type="float" office:value="39456.39" table:style-name="ce5">
                <text:p>39456,3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0</text:p>
            </table:table-cell>
            <table:table-cell table:number-columns-repeated="2" table:style-name="ce3"/>
            <table:table-cell office:value-type="float" office:value="50414.8" table:style-name="ce3">
              <text:p>50414,8</text:p>
            </table:table-cell>
            <table:table-cell office:value-type="float" office:value="47614.8" table:style-name="ce3">
              <text:p>47614,8</text:p>
            </table:table-cell>
            <table:table-cell office:value-type="float" office:value="2800" table:style-name="ce3">
              <text:p>28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400" table:style-name="ce59">
                <text:p>10 400,00</text:p>
              </table:table-cell>
              <table:table-cell table:style-name="ce5"/>
              <table:table-cell office:value-type="float" office:value="400" table:style-name="ce235">
                <text:p>4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539.8" table:style-name="ce5">
                <text:p>1539,8</text:p>
              </table:table-cell>
              <table:table-cell office:value-type="float" office:value="1539.8" table:style-name="ce5">
                <text:p>1539,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1</text:p>
            </table:table-cell>
            <table:table-cell table:number-columns-repeated="2" table:style-name="ce3"/>
            <table:table-cell office:value-type="float" office:value="41525" table:style-name="ce3">
              <text:p>41525</text:p>
            </table:table-cell>
            <table:table-cell office:value-type="float" office:value="41525" table:style-name="ce3">
              <text:p>41525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2</text:p>
            </table:table-cell>
            <table:table-cell table:number-columns-repeated="2" table:style-name="ce3"/>
            <table:table-cell office:value-type="float" office:value="52835" table:style-name="ce3">
              <text:p>52835</text:p>
            </table:table-cell>
            <table:table-cell office:value-type="float" office:value="51711.21" table:style-name="ce3">
              <text:p>51711,21</text:p>
            </table:table-cell>
            <table:table-cell office:value-type="float" office:value="1123.79" table:style-name="ce3">
              <text:p>1123,79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900" table:style-name="ce64">
                <text:p>1 900,00</text:p>
              </table:table-cell>
              <table:table-cell office:value-type="float" office:value="1900" table:style-name="ce64">
                <text:p>1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9050" table:style-name="ce5">
                <text:p>9050</text:p>
              </table:table-cell>
              <table:table-cell office:value-type="float" office:value="9050" table:style-name="ce5">
                <text:p>905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1410" table:style-name="ce5">
                <text:p>11410</text:p>
              </table:table-cell>
              <table:table-cell office:value-type="float" office:value="10786.21" table:style-name="ce5">
                <text:p>10786,21</text:p>
              </table:table-cell>
              <table:table-cell office:value-type="float" office:value="623.79" table:style-name="ce5">
                <text:p>623,79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3</text:p>
            </table:table-cell>
            <table:table-cell table:number-columns-repeated="2" table:style-name="ce3"/>
            <table:table-cell office:value-type="float" office:value="63064.85" table:style-name="ce3">
              <text:p>63064,85</text:p>
            </table:table-cell>
            <table:table-cell office:value-type="float" office:value="48901.13" table:style-name="ce3">
              <text:p>48901,13</text:p>
            </table:table-cell>
            <table:table-cell office:value-type="float" office:value="14163.72" table:style-name="ce3">
              <text:p>14163,72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" table:style-name="ce15">
                <text:p>1 000,00</text:p>
              </table:table-cell>
              <table:table-cell office:value-type="float" office:value="9000" table:style-name="ce5">
                <text:p>90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8889.849999999999" table:style-name="ce5">
                <text:p>18889,85</text:p>
              </table:table-cell>
              <table:table-cell office:value-type="float" office:value="18126.13" table:style-name="ce5">
                <text:p>18126,13</text:p>
              </table:table-cell>
              <table:table-cell office:value-type="float" office:value="763.72" table:style-name="ce5">
                <text:p>763,72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4</text:p>
            </table:table-cell>
            <table:table-cell table:number-columns-repeated="2" table:style-name="ce3"/>
            <table:table-cell office:value-type="float" office:value="56277.279999999999" table:style-name="ce3">
              <text:p>56277,28</text:p>
            </table:table-cell>
            <table:table-cell office:value-type="float" office:value="51402.31" table:style-name="ce3">
              <text:p>51402,31</text:p>
            </table:table-cell>
            <table:table-cell office:value-type="float" office:value="4874.97" table:style-name="ce3">
              <text:p>4874,97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000" table:style-name="ce49">
                <text:p>3 000,00</text:p>
              </table:table-cell>
              <table:table-cell office:value-type="float" office:value="100" table:style-name="ce38">
                <text:p>1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800" table:style-name="ce21">
                <text:p>1 8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800" table:style-name="ce12">
                <text:p>8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table:style-name="ce5"/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750" table:style-name="ce5">
                <text:p>8750</text:p>
              </table:table-cell>
              <table:table-cell office:value-type="float" office:value="150" table:style-name="ce5">
                <text:p>15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3702.28" table:style-name="ce5">
                <text:p>13702,28</text:p>
              </table:table-cell>
              <table:table-cell office:value-type="float" office:value="13677.31" table:style-name="ce5">
                <text:p>13677,31</text:p>
              </table:table-cell>
              <table:table-cell office:value-type="float" office:value="24.97" table:style-name="ce5">
                <text:p>24,97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5</text:p>
            </table:table-cell>
            <table:table-cell table:number-columns-repeated="2" table:style-name="ce3"/>
            <table:table-cell office:value-type="float" office:value="53068.2" table:style-name="ce3">
              <text:p>53068,2</text:p>
            </table:table-cell>
            <table:table-cell office:value-type="float" office:value="49868.2" table:style-name="ce3">
              <text:p>49868,2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0493.2" table:style-name="ce5">
                <text:p>10493,2</text:p>
              </table:table-cell>
              <table:table-cell office:value-type="float" office:value="10493.2" table:style-name="ce5">
                <text:p>10493,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6</text:p>
            </table:table-cell>
            <table:table-cell table:number-columns-repeated="2" table:style-name="ce3"/>
            <table:table-cell office:value-type="float" office:value="54075" table:style-name="ce3">
              <text:p>54075</text:p>
            </table:table-cell>
            <table:table-cell office:value-type="float" office:value="50000" table:style-name="ce3">
              <text:p>50000</text:p>
            </table:table-cell>
            <table:table-cell office:value-type="float" office:value="4075" table:style-name="ce3">
              <text:p>4075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ступительный взнос</text:p>
              </table:table-cell>
              <table:table-cell table:number-columns-repeated="3" table:style-name="ce5"/>
              <table:table-cell office:value-type="float" office:value="50000" table:style-name="ce5">
                <text:p>50000</text:p>
              </table:table-cell>
              <table:table-cell table:style-name="ce5"/>
              <table:table-cell office:value-type="float" office:value="50000" table:style-name="ce231">
                <text:p>500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table:style-name="ce5"/>
              <table:table-cell office:value-type="float" office:value="3100" table:style-name="ce10">
                <text:p>3 1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table:style-name="ce5"/>
              <table:table-cell office:value-type="float" office:value="975" table:style-name="ce14">
                <text:p>975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8300" table:style-name="ce5">
                <text:p>8300</text:p>
              </table:table-cell>
              <table:table-cell table:style-name="ce5"/>
              <table:table-cell office:value-type="float" office:value="8300" table:style-name="ce5">
                <text:p>83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table:style-name="ce5"/>
              <table:table-cell office:value-type="float" office:value="8900" table:style-name="ce16">
                <text:p>8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table:style-name="ce5"/>
              <table:table-cell office:value-type="float" office:value="9200" table:style-name="ce17">
                <text:p>9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7</text:p>
            </table:table-cell>
            <table:table-cell table:number-columns-repeated="2" table:style-name="ce3"/>
            <table:table-cell office:value-type="float" office:value="64425" table:style-name="ce3">
              <text:p>64425</text:p>
            </table:table-cell>
            <table:table-cell office:value-type="float" office:value="60825" table:style-name="ce3">
              <text:p>60825</text:p>
            </table:table-cell>
            <table:table-cell office:value-type="float" office:value="3600" table:style-name="ce3">
              <text:p>36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100" table:style-name="ce38">
                <text:p>100,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5000" table:style-name="ce5">
                <text:p>15000</text:p>
              </table:table-cell>
              <table:table-cell office:value-type="float" office:value="15000" table:style-name="ce5">
                <text:p>150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8</text:p>
            </table:table-cell>
            <table:table-cell table:number-columns-repeated="2" table:style-name="ce3"/>
            <table:table-cell office:value-type="float" office:value="43375" table:style-name="ce66">
              <text:p>43 375,00</text:p>
            </table:table-cell>
            <table:table-cell office:value-type="float" office:value="43800" table:style-name="ce3">
              <text:p>43800</text:p>
            </table:table-cell>
            <table:table-cell table:style-name="ce3"/>
            <table:table-cell office:value-type="float" office:value="425" table:style-name="ce3">
              <text:p>425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3625" table:style-name="ce5">
                <text:p>3625</text:p>
              </table:table-cell>
              <table:table-cell table:style-name="ce5"/>
              <table:table-cell office:value-type="float" office:value="925" table:style-name="ce231">
                <text:p>925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09</text:p>
            </table:table-cell>
            <table:table-cell table:number-columns-repeated="2" table:style-name="ce3"/>
            <table:table-cell office:value-type="float" office:value="68928.800000000003" table:style-name="ce3">
              <text:p>68928,8</text:p>
            </table:table-cell>
            <table:table-cell office:value-type="float" office:value="68928.800000000003" table:style-name="ce3">
              <text:p>68928,8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100" table:style-name="ce68">
                <text:p>2 100,00</text:p>
              </table:table-cell>
              <table:table-cell office:value-type="float" office:value="2100" table:style-name="ce68">
                <text:p>2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7453.8" table:style-name="ce5">
                <text:p>27453,8</text:p>
              </table:table-cell>
              <table:table-cell office:value-type="float" office:value="27453.8" table:style-name="ce5">
                <text:p>27453,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0</text:p>
            </table:table-cell>
            <table:table-cell table:number-columns-repeated="2" table:style-name="ce3"/>
            <table:table-cell office:value-type="float" office:value="48117.5" table:style-name="ce3">
              <text:p>48117,5</text:p>
            </table:table-cell>
            <table:table-cell office:value-type="float" office:value="44417.5" table:style-name="ce3">
              <text:p>44417,5</text:p>
            </table:table-cell>
            <table:table-cell office:value-type="float" office:value="3700" table:style-name="ce3">
              <text:p>37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500" table:style-name="ce44">
                <text:p>1 500,00</text:p>
              </table:table-cell>
              <table:table-cell office:value-type="float" office:value="1000" table:style-name="ce15">
                <text:p>1 000,00</text:p>
              </table:table-cell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92.5" table:style-name="ce5">
                <text:p>492,5</text:p>
              </table:table-cell>
              <table:table-cell office:value-type="float" office:value="492.5" table:style-name="ce5">
                <text:p>492,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1</text:p>
            </table:table-cell>
            <table:table-cell table:number-columns-repeated="2" table:style-name="ce3"/>
            <table:table-cell office:value-type="float" office:value="58083.95" table:style-name="ce3">
              <text:p>58083,95</text:p>
            </table:table-cell>
            <table:table-cell office:value-type="float" office:value="38831.949999999997" table:style-name="ce3">
              <text:p>38831,95</text:p>
            </table:table-cell>
            <table:table-cell office:value-type="float" office:value="19252" table:style-name="ce3">
              <text:p>19252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800" table:style-name="ce21">
                <text:p>1 8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300" table:style-name="ce61">
                <text:p>2 300,00</text:p>
              </table:table-cell>
              <table:table-cell office:value-type="float" office:value="2300" table:style-name="ce61">
                <text:p>2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6900" table:style-name="ce206">
                <text:p>6 900,00</text:p>
              </table:table-cell>
              <table:table-cell office:value-type="float" office:value="2300" table:style-name="ce61">
                <text:p>2 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Штрафы, пени, неустойки</text:p>
              </table:table-cell>
              <table:table-cell table:number-columns-repeated="2" table:style-name="ce5"/>
              <table:table-cell office:value-type="float" office:value="10852" table:style-name="ce5">
                <text:p>10852</text:p>
              </table:table-cell>
              <table:table-cell office:value-type="float" office:value="10900" table:style-name="ce5">
                <text:p>10900</text:p>
              </table:table-cell>
              <table:table-cell table:style-name="ce5"/>
              <table:table-cell office:value-type="float" office:value="48" table:style-name="ce231">
                <text:p>48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56.95" table:style-name="ce5">
                <text:p>456,95</text:p>
              </table:table-cell>
              <table:table-cell office:value-type="float" office:value="456.95" table:style-name="ce5">
                <text:p>456,9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2</text:p>
            </table:table-cell>
            <table:table-cell table:number-columns-repeated="2" table:style-name="ce3"/>
            <table:table-cell office:value-type="float" office:value="45975" table:style-name="ce3">
              <text:p>45975</text:p>
            </table:table-cell>
            <table:table-cell office:value-type="float" office:value="23775" table:style-name="ce3">
              <text:p>23775</text:p>
            </table:table-cell>
            <table:table-cell office:value-type="float" office:value="22200" table:style-name="ce3">
              <text:p>222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50" table:style-name="ce71">
                <text:p>450,00</text:p>
              </table:table-cell>
              <table:table-cell office:value-type="float" office:value="450" table:style-name="ce71">
                <text:p>4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4600" table:style-name="ce50">
                <text:p>4 6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4</text:p>
            </table:table-cell>
            <table:table-cell table:number-columns-repeated="2" table:style-name="ce3"/>
            <table:table-cell office:value-type="float" office:value="51706.91" table:style-name="ce3">
              <text:p>51706,91</text:p>
            </table:table-cell>
            <table:table-cell office:value-type="float" office:value="53303.78" table:style-name="ce3">
              <text:p>53303,78</text:p>
            </table:table-cell>
            <table:table-cell table:style-name="ce3"/>
            <table:table-cell office:value-type="float" office:value="1596.87" table:style-name="ce3">
              <text:p>1596,87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9331.91" table:style-name="ce5">
                <text:p>9331,91</text:p>
              </table:table-cell>
              <table:table-cell office:value-type="float" office:value="8728.7800000000007" table:style-name="ce5">
                <text:p>8728,78</text:p>
              </table:table-cell>
              <table:table-cell office:value-type="float" office:value="603.13" table:style-name="ce5">
                <text:p>603,13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5</text:p>
            </table:table-cell>
            <table:table-cell table:number-columns-repeated="2" table:style-name="ce3"/>
            <table:table-cell office:value-type="float" office:value="52819.59" table:style-name="ce3">
              <text:p>52819,59</text:p>
            </table:table-cell>
            <table:table-cell office:value-type="float" office:value="52819.59" table:style-name="ce3">
              <text:p>52819,59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744.59" table:style-name="ce5">
                <text:p>4744,59</text:p>
              </table:table-cell>
              <table:table-cell office:value-type="float" office:value="4744.59" table:style-name="ce5">
                <text:p>4744,5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6</text:p>
            </table:table-cell>
            <table:table-cell table:number-columns-repeated="2" table:style-name="ce3"/>
            <table:table-cell office:value-type="float" office:value="42578.62" table:style-name="ce3">
              <text:p>42578,62</text:p>
            </table:table-cell>
            <table:table-cell office:value-type="float" office:value="44778.62" table:style-name="ce3">
              <text:p>44778,62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03.62" table:style-name="ce5">
                <text:p>403,62</text:p>
              </table:table-cell>
              <table:table-cell office:value-type="float" office:value="403.62" table:style-name="ce5">
                <text:p>403,6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7</text:p>
            </table:table-cell>
            <table:table-cell table:number-columns-repeated="2" table:style-name="ce3"/>
            <table:table-cell office:value-type="float" office:value="70780.320000000007" table:style-name="ce3">
              <text:p>70780,32</text:p>
            </table:table-cell>
            <table:table-cell office:value-type="float" office:value="73241" table:style-name="ce3">
              <text:p>73241</text:p>
            </table:table-cell>
            <table:table-cell table:style-name="ce3"/>
            <table:table-cell office:value-type="float" office:value="2460.6799999999998" table:style-name="ce3">
              <text:p>2460,68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Госпошлина</text:p>
              </table:table-cell>
              <table:table-cell table:number-columns-repeated="2" table:style-name="ce5"/>
              <table:table-cell office:value-type="float" office:value="916" table:style-name="ce5">
                <text:p>916</text:p>
              </table:table-cell>
              <table:table-cell office:value-type="float" office:value="916" table:style-name="ce5">
                <text:p>916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3600" table:style-name="ce5">
                <text:p>3600</text:p>
              </table:table-cell>
              <table:table-cell office:value-type="float" office:value="3600" table:style-name="ce5">
                <text:p>36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9050" table:style-name="ce5">
                <text:p>19050</text:p>
              </table:table-cell>
              <table:table-cell office:value-type="float" office:value="19050" table:style-name="ce5">
                <text:p>1905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200" table:style-name="ce30">
                <text:p>10 200,00</text:p>
              </table:table-cell>
              <table:table-cell table:style-name="ce5"/>
              <table:table-cell office:value-type="float" office:value="200" table:style-name="ce232">
                <text:p>2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4500" table:style-name="ce5">
                <text:p>4500</text:p>
              </table:table-cell>
              <table:table-cell table:style-name="ce5"/>
              <table:table-cell office:value-type="float" office:value="1800" table:style-name="ce245">
                <text:p>1 8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39.32" table:style-name="ce5">
                <text:p>739,32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460.68" table:style-name="ce231">
                <text:p>460,68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8</text:p>
            </table:table-cell>
            <table:table-cell table:number-columns-repeated="2" table:style-name="ce3"/>
            <table:table-cell office:value-type="float" office:value="53728.86" table:style-name="ce3">
              <text:p>53728,86</text:p>
            </table:table-cell>
            <table:table-cell office:value-type="float" office:value="47628.86" table:style-name="ce3">
              <text:p>47628,86</text:p>
            </table:table-cell>
            <table:table-cell office:value-type="float" office:value="6100" table:style-name="ce138">
              <text:p>6 1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100" table:style-name="ce72">
                <text:p>7 100,00</text:p>
              </table:table-cell>
              <table:table-cell office:value-type="float" office:value="2900" table:style-name="ce73">
                <text:p>2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0953.86" table:style-name="ce5">
                <text:p>10953,86</text:p>
              </table:table-cell>
              <table:table-cell office:value-type="float" office:value="10953.86" table:style-name="ce5">
                <text:p>10953,8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19</text:p>
            </table:table-cell>
            <table:table-cell table:number-columns-repeated="2" table:style-name="ce3"/>
            <table:table-cell office:value-type="float" office:value="50269.55" table:style-name="ce3">
              <text:p>50269,55</text:p>
            </table:table-cell>
            <table:table-cell office:value-type="float" office:value="50269.55" table:style-name="ce3">
              <text:p>50269,55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898" table:style-name="ce5">
                <text:p>2898</text:p>
              </table:table-cell>
              <table:table-cell office:value-type="float" office:value="2898" table:style-name="ce5">
                <text:p>2898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дорог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996.55" table:style-name="ce5">
                <text:p>996,55</text:p>
              </table:table-cell>
              <table:table-cell office:value-type="float" office:value="996.55" table:style-name="ce5">
                <text:p>996,5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0</text:p>
            </table:table-cell>
            <table:table-cell table:number-columns-repeated="2" table:style-name="ce3"/>
            <table:table-cell office:value-type="float" office:value="43706.78" table:style-name="ce3">
              <text:p>43706,78</text:p>
            </table:table-cell>
            <table:table-cell office:value-type="float" office:value="42006.78" table:style-name="ce3">
              <text:p>42006,78</text:p>
            </table:table-cell>
            <table:table-cell office:value-type="float" office:value="1700" table:style-name="ce223">
              <text:p>1 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600" table:style-name="ce53">
                <text:p>1 600,00</text:p>
              </table:table-cell>
              <table:table-cell office:value-type="float" office:value="800" table:style-name="ce12">
                <text:p>8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9800" table:style-name="ce5">
                <text:p>98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31.78" table:style-name="ce5">
                <text:p>531,78</text:p>
              </table:table-cell>
              <table:table-cell office:value-type="float" office:value="531.78" table:style-name="ce5">
                <text:p>531,7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1</text:p>
            </table:table-cell>
            <table:table-cell table:number-columns-repeated="2" table:style-name="ce3"/>
            <table:table-cell office:value-type="float" office:value="48400.87" table:style-name="ce3">
              <text:p>48400,87</text:p>
            </table:table-cell>
            <table:table-cell office:value-type="float" office:value="48400.87" table:style-name="ce3">
              <text:p>48400,87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825.87" table:style-name="ce5">
                <text:p>7825,87</text:p>
              </table:table-cell>
              <table:table-cell office:value-type="float" office:value="7825.87" table:style-name="ce5">
                <text:p>7825,8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2</text:p>
            </table:table-cell>
            <table:table-cell table:number-columns-repeated="2" table:style-name="ce3"/>
            <table:table-cell office:value-type="float" office:value="52385.760000000002" table:style-name="ce3">
              <text:p>52385,76</text:p>
            </table:table-cell>
            <table:table-cell office:value-type="float" office:value="49185.760000000002" table:style-name="ce3">
              <text:p>49185,76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2810.76" table:style-name="ce5">
                <text:p>12810,76</text:p>
              </table:table-cell>
              <table:table-cell office:value-type="float" office:value="12810.76" table:style-name="ce5">
                <text:p>12810,7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3</text:p>
            </table:table-cell>
            <table:table-cell table:number-columns-repeated="2" table:style-name="ce3"/>
            <table:table-cell office:value-type="float" office:value="53389.64" table:style-name="ce3">
              <text:p>53389,64</text:p>
            </table:table-cell>
            <table:table-cell office:value-type="float" office:value="34886.639999999999" table:style-name="ce3">
              <text:p>34886,64</text:p>
            </table:table-cell>
            <table:table-cell office:value-type="float" office:value="18503" table:style-name="ce3">
              <text:p>18503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300" table:style-name="ce61">
                <text:p>2 300,00</text:p>
              </table:table-cell>
              <table:table-cell office:value-type="float" office:value="2300" table:style-name="ce61">
                <text:p>2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800" table:style-name="ce21">
                <text:p>1 8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table:style-name="ce5"/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8300" table:style-name="ce5">
                <text:p>8300</text:p>
              </table:table-cell>
              <table:table-cell office:value-type="float" office:value="8300" table:style-name="ce5">
                <text:p>83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6900" table:style-name="ce206">
                <text:p>6 900,00</text:p>
              </table:table-cell>
              <table:table-cell office:value-type="float" office:value="2300" table:style-name="ce61">
                <text:p>2 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14.64" table:style-name="ce5">
                <text:p>214,64</text:p>
              </table:table-cell>
              <table:table-cell office:value-type="float" office:value="211.64" table:style-name="ce5">
                <text:p>211,64</text:p>
              </table:table-cell>
              <table:table-cell office:value-type="float" office:value="3" table:style-name="ce159">
                <text:p>3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4</text:p>
            </table:table-cell>
            <table:table-cell table:number-columns-repeated="2" table:style-name="ce3"/>
            <table:table-cell office:value-type="float" office:value="48548.99" table:style-name="ce3">
              <text:p>48548,99</text:p>
            </table:table-cell>
            <table:table-cell office:value-type="float" office:value="48048.99" table:style-name="ce3">
              <text:p>48048,99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573.99" table:style-name="ce5">
                <text:p>8573,99</text:p>
              </table:table-cell>
              <table:table-cell office:value-type="float" office:value="8573.99" table:style-name="ce5">
                <text:p>8573,9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5</text:p>
            </table:table-cell>
            <table:table-cell table:number-columns-repeated="2" table:style-name="ce3"/>
            <table:table-cell office:value-type="float" office:value="52075" table:style-name="ce3">
              <text:p>52075</text:p>
            </table:table-cell>
            <table:table-cell office:value-type="float" office:value="46375" table:style-name="ce203">
              <text:p>46 375,00</text:p>
            </table:table-cell>
            <table:table-cell office:value-type="float" office:value="5700" table:style-name="ce120">
              <text:p>5 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6300" table:style-name="ce57">
                <text:p>6 300,00</text:p>
              </table:table-cell>
              <table:table-cell office:value-type="float" office:value="6300" table:style-name="ce57">
                <text:p>6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500" table:style-name="ce121">
                <text:p>7 500,00</text:p>
              </table:table-cell>
              <table:table-cell office:value-type="float" office:value="2500" table:style-name="ce70">
                <text:p>2 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6</text:p>
            </table:table-cell>
            <table:table-cell table:number-columns-repeated="2" table:style-name="ce3"/>
            <table:table-cell office:value-type="float" office:value="52018.55" table:style-name="ce3">
              <text:p>52018,55</text:p>
            </table:table-cell>
            <table:table-cell office:value-type="float" office:value="52018.55" table:style-name="ce3">
              <text:p>52018,55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803.3" table:style-name="ce5">
                <text:p>1803,3</text:p>
              </table:table-cell>
              <table:table-cell office:value-type="float" office:value="1803.3" table:style-name="ce5">
                <text:p>1803,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7</text:p>
            </table:table-cell>
            <table:table-cell table:number-columns-repeated="2" table:style-name="ce3"/>
            <table:table-cell office:value-type="float" office:value="43975" table:style-name="ce3">
              <text:p>43975</text:p>
            </table:table-cell>
            <table:table-cell office:value-type="float" office:value="43975" table:style-name="ce3">
              <text:p>43975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8</text:p>
            </table:table-cell>
            <table:table-cell table:number-columns-repeated="2" table:style-name="ce3"/>
            <table:table-cell office:value-type="float" office:value="49079.49" table:style-name="ce3">
              <text:p>49079,49</text:p>
            </table:table-cell>
            <table:table-cell office:value-type="float" office:value="47686.49" table:style-name="ce3">
              <text:p>47686,49</text:p>
            </table:table-cell>
            <table:table-cell office:value-type="float" office:value="1393" table:style-name="ce3">
              <text:p>1393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950" table:style-name="ce99">
                <text:p>950,00</text:p>
              </table:table-cell>
              <table:table-cell office:value-type="float" office:value="950" table:style-name="ce99">
                <text:p>9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600" table:style-name="ce5">
                <text:p>2600</text:p>
              </table:table-cell>
              <table:table-cell office:value-type="float" office:value="2600" table:style-name="ce5">
                <text:p>26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500" table:style-name="ce44">
                <text:p>1 500,00</text:p>
              </table:table-cell>
              <table:table-cell office:value-type="float" office:value="1500" table:style-name="ce44">
                <text:p>1 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9320" table:style-name="ce5">
                <text:p>9320</text:p>
              </table:table-cell>
              <table:table-cell office:value-type="float" office:value="9320" table:style-name="ce5">
                <text:p>932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1807" table:style-name="ce5">
                <text:p>1807</text:p>
              </table:table-cell>
              <table:table-cell office:value-type="float" office:value="893" table:style-name="ce5">
                <text:p>893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434.49" table:style-name="ce5">
                <text:p>3434,49</text:p>
              </table:table-cell>
              <table:table-cell office:value-type="float" office:value="3434.49" table:style-name="ce5">
                <text:p>3434,4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29</text:p>
            </table:table-cell>
            <table:table-cell table:number-columns-repeated="2" table:style-name="ce3"/>
            <table:table-cell office:value-type="float" office:value="53932.95" table:style-name="ce3">
              <text:p>53932,95</text:p>
            </table:table-cell>
            <table:table-cell office:value-type="float" office:value="50232.95" table:style-name="ce3">
              <text:p>50232,95</text:p>
            </table:table-cell>
            <table:table-cell office:value-type="float" office:value="3700" table:style-name="ce3">
              <text:p>37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1357.95" table:style-name="ce5">
                <text:p>11357,95</text:p>
              </table:table-cell>
              <table:table-cell office:value-type="float" office:value="11357.95" table:style-name="ce5">
                <text:p>11357,9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0</text:p>
            </table:table-cell>
            <table:table-cell table:number-columns-repeated="2" table:style-name="ce3"/>
            <table:table-cell office:value-type="float" office:value="48875" table:style-name="ce3">
              <text:p>48875</text:p>
            </table:table-cell>
            <table:table-cell office:value-type="float" office:value="51075" table:style-name="ce3">
              <text:p>51075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1</text:p>
            </table:table-cell>
            <table:table-cell table:number-columns-repeated="2" table:style-name="ce3"/>
            <table:table-cell office:value-type="float" office:value="52149.23" table:style-name="ce3">
              <text:p>52149,23</text:p>
            </table:table-cell>
            <table:table-cell office:value-type="float" office:value="51649.23" table:style-name="ce3">
              <text:p>51649,23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1374.23" table:style-name="ce5">
                <text:p>11374,23</text:p>
              </table:table-cell>
              <table:table-cell office:value-type="float" office:value="11374.23" table:style-name="ce5">
                <text:p>11374,2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2</text:p>
            </table:table-cell>
            <table:table-cell table:number-columns-repeated="2" table:style-name="ce3"/>
            <table:table-cell office:value-type="float" office:value="48211.839999999997" table:style-name="ce3">
              <text:p>48211,84</text:p>
            </table:table-cell>
            <table:table-cell office:value-type="float" office:value="46611.839999999997" table:style-name="ce3">
              <text:p>46611,84</text:p>
            </table:table-cell>
            <table:table-cell office:value-type="float" office:value="1600" table:style-name="ce211">
              <text:p>1 6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800" table:style-name="ce21">
                <text:p>1 800,00</text:p>
              </table:table-cell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236.84" table:style-name="ce5">
                <text:p>5236,84</text:p>
              </table:table-cell>
              <table:table-cell office:value-type="float" office:value="5236.84" table:style-name="ce5">
                <text:p>5236,84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3</text:p>
            </table:table-cell>
            <table:table-cell table:number-columns-repeated="2" table:style-name="ce3"/>
            <table:table-cell office:value-type="float" office:value="50992.76" table:style-name="ce3">
              <text:p>50992,76</text:p>
            </table:table-cell>
            <table:table-cell office:value-type="float" office:value="50492.76" table:style-name="ce3">
              <text:p>50492,76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0817.76" table:style-name="ce5">
                <text:p>10817,76</text:p>
              </table:table-cell>
              <table:table-cell office:value-type="float" office:value="10817.76" table:style-name="ce5">
                <text:p>10817,7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4</text:p>
            </table:table-cell>
            <table:table-cell table:number-columns-repeated="2" table:style-name="ce3"/>
            <table:table-cell office:value-type="float" office:value="47233.01" table:style-name="ce3">
              <text:p>47233,01</text:p>
            </table:table-cell>
            <table:table-cell office:value-type="float" office:value="46227.8" table:style-name="ce3">
              <text:p>46227,8</text:p>
            </table:table-cell>
            <table:table-cell office:value-type="float" office:value="1005.21" table:style-name="ce3">
              <text:p>1005,21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9600" table:style-name="ce5">
                <text:p>96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858.01" table:style-name="ce5">
                <text:p>3858,01</text:p>
              </table:table-cell>
              <table:table-cell office:value-type="float" office:value="3752.8" table:style-name="ce5">
                <text:p>3752,8</text:p>
              </table:table-cell>
              <table:table-cell office:value-type="float" office:value="105.21" table:style-name="ce5">
                <text:p>105,21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5</text:p>
            </table:table-cell>
            <table:table-cell table:number-columns-repeated="2" table:style-name="ce3"/>
            <table:table-cell office:value-type="float" office:value="43034.28" table:style-name="ce3">
              <text:p>43034,28</text:p>
            </table:table-cell>
            <table:table-cell office:value-type="float" office:value="45234.28" table:style-name="ce3">
              <text:p>45234,28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159.28" table:style-name="ce5">
                <text:p>3159,28</text:p>
              </table:table-cell>
              <table:table-cell office:value-type="float" office:value="3159.28" table:style-name="ce5">
                <text:p>3159,2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6</text:p>
            </table:table-cell>
            <table:table-cell table:number-columns-repeated="2" table:style-name="ce3"/>
            <table:table-cell office:value-type="float" office:value="56463.32" table:style-name="ce3">
              <text:p>56463,32</text:p>
            </table:table-cell>
            <table:table-cell office:value-type="float" office:value="55775.18" table:style-name="ce3">
              <text:p>55775,18</text:p>
            </table:table-cell>
            <table:table-cell office:value-type="float" office:value="688.14" table:style-name="ce3">
              <text:p>688,14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2488.32" table:style-name="ce5">
                <text:p>12488,32</text:p>
              </table:table-cell>
              <table:table-cell office:value-type="float" office:value="12300.18" table:style-name="ce5">
                <text:p>12300,18</text:p>
              </table:table-cell>
              <table:table-cell office:value-type="float" office:value="188.14" table:style-name="ce5">
                <text:p>188,14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7</text:p>
            </table:table-cell>
            <table:table-cell table:number-columns-repeated="2" table:style-name="ce3"/>
            <table:table-cell office:value-type="float" office:value="52727.12" table:style-name="ce3">
              <text:p>52727,12</text:p>
            </table:table-cell>
            <table:table-cell office:value-type="float" office:value="49381.95" table:style-name="ce3">
              <text:p>49381,95</text:p>
            </table:table-cell>
            <table:table-cell office:value-type="float" office:value="3345.17" table:style-name="ce3">
              <text:p>3345,17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002.12" table:style-name="ce5">
                <text:p>7002,12</text:p>
              </table:table-cell>
              <table:table-cell office:value-type="float" office:value="6856.95" table:style-name="ce5">
                <text:p>6856,95</text:p>
              </table:table-cell>
              <table:table-cell office:value-type="float" office:value="145.16999999999999" table:style-name="ce5">
                <text:p>145,17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8</text:p>
            </table:table-cell>
            <table:table-cell table:number-columns-repeated="2" table:style-name="ce3"/>
            <table:table-cell office:value-type="float" office:value="69154.02" table:style-name="ce3">
              <text:p>69154,02</text:p>
            </table:table-cell>
            <table:table-cell office:value-type="float" office:value="65954.02" table:style-name="ce3">
              <text:p>65954,02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6079.02" table:style-name="ce5">
                <text:p>26079,02</text:p>
              </table:table-cell>
              <table:table-cell office:value-type="float" office:value="26079.02" table:style-name="ce5">
                <text:p>26079,0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39</text:p>
            </table:table-cell>
            <table:table-cell table:number-columns-repeated="2" table:style-name="ce3"/>
            <table:table-cell office:value-type="float" office:value="50731.91" table:style-name="ce3">
              <text:p>50731,91</text:p>
            </table:table-cell>
            <table:table-cell office:value-type="float" office:value="47531.98" table:style-name="ce3">
              <text:p>47531,98</text:p>
            </table:table-cell>
            <table:table-cell office:value-type="float" office:value="3199.93" table:style-name="ce3">
              <text:p>3199,93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156.91" table:style-name="ce5">
                <text:p>8156,91</text:p>
              </table:table-cell>
              <table:table-cell office:value-type="float" office:value="8156.98" table:style-name="ce5">
                <text:p>8156,98</text:p>
              </table:table-cell>
              <table:table-cell table:style-name="ce5"/>
              <table:table-cell office:value-type="float" office:value="7.0000000000000007E-2" table:style-name="ce231">
                <text:p>0,07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0</text:p>
            </table:table-cell>
            <table:table-cell table:number-columns-repeated="2" table:style-name="ce3"/>
            <table:table-cell office:value-type="float" office:value="43575" table:style-name="ce3">
              <text:p>43575</text:p>
            </table:table-cell>
            <table:table-cell office:value-type="float" office:value="43975" table:style-name="ce3">
              <text:p>43975</text:p>
            </table:table-cell>
            <table:table-cell table:style-name="ce3"/>
            <table:table-cell office:value-type="float" office:value="400" table:style-name="ce52">
              <text:p>4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200" table:style-name="ce9">
                <text:p>200,00</text:p>
              </table:table-cell>
              <table:table-cell office:value-type="float" office:value="300" table:style-name="ce56">
                <text:p>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500" table:style-name="ce70">
                <text:p>2 500,00</text:p>
              </table:table-cell>
              <table:table-cell office:value-type="float" office:value="2500" table:style-name="ce70">
                <text:p>2 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500" table:style-name="ce70">
                <text:p>2 500,00</text:p>
              </table:table-cell>
              <table:table-cell office:value-type="float" office:value="2500" table:style-name="ce70">
                <text:p>2 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1</text:p>
            </table:table-cell>
            <table:table-cell table:number-columns-repeated="2" table:style-name="ce3"/>
            <table:table-cell office:value-type="float" office:value="50402.82" table:style-name="ce3">
              <text:p>50402,82</text:p>
            </table:table-cell>
            <table:table-cell office:value-type="float" office:value="49702.82" table:style-name="ce3">
              <text:p>49702,82</text:p>
            </table:table-cell>
            <table:table-cell office:value-type="float" office:value="700" table:style-name="ce224">
              <text:p>7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9800" table:style-name="ce5">
                <text:p>98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9087.57" table:style-name="ce5">
                <text:p>9087,57</text:p>
              </table:table-cell>
              <table:table-cell office:value-type="float" office:value="9087.57" table:style-name="ce5">
                <text:p>9087,5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2</text:p>
            </table:table-cell>
            <table:table-cell table:number-columns-repeated="2" table:style-name="ce3"/>
            <table:table-cell office:value-type="float" office:value="52040.65" table:style-name="ce3">
              <text:p>52040,65</text:p>
            </table:table-cell>
            <table:table-cell office:value-type="float" office:value="51540.65" table:style-name="ce3">
              <text:p>51540,65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265.65" table:style-name="ce5">
                <text:p>8265,65</text:p>
              </table:table-cell>
              <table:table-cell office:value-type="float" office:value="8265.65" table:style-name="ce5">
                <text:p>8265,6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3</text:p>
            </table:table-cell>
            <table:table-cell table:number-columns-repeated="2" table:style-name="ce3"/>
            <table:table-cell office:value-type="float" office:value="91844.14" table:style-name="ce3">
              <text:p>91844,14</text:p>
            </table:table-cell>
            <table:table-cell office:value-type="float" office:value="9191.74" table:style-name="ce3">
              <text:p>9191,74</text:p>
            </table:table-cell>
            <table:table-cell office:value-type="float" office:value="82652.399999999994" table:style-name="ce3">
              <text:p>82652,4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table:style-name="ce5"/>
              <table:table-cell office:value-type="float" office:value="3100" table:style-name="ce10">
                <text:p>3 1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table:style-name="ce5"/>
              <table:table-cell office:value-type="float" office:value="975" table:style-name="ce14">
                <text:p>975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7094.14" table:style-name="ce5">
                <text:p>7094,14</text:p>
              </table:table-cell>
              <table:table-cell office:value-type="float" office:value="7094.14" table:style-name="ce5">
                <text:p>7094,14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table:style-name="ce5"/>
              <table:table-cell office:value-type="float" office:value="8900" table:style-name="ce16">
                <text:p>8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2097.6" table:style-name="ce5">
                <text:p>2097,6</text:p>
              </table:table-cell>
              <table:table-cell office:value-type="float" office:value="7102.4" table:style-name="ce5">
                <text:p>7102,4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Штрафы, пени, неустойки</text:p>
              </table:table-cell>
              <table:table-cell table:number-columns-repeated="2" table:style-name="ce5"/>
              <table:table-cell office:value-type="float" office:value="41375" table:style-name="ce5">
                <text:p>41375</text:p>
              </table:table-cell>
              <table:table-cell table:style-name="ce5"/>
              <table:table-cell office:value-type="float" office:value="41375" table:style-name="ce5">
                <text:p>41375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4</text:p>
            </table:table-cell>
            <table:table-cell table:number-columns-repeated="2" table:style-name="ce3"/>
            <table:table-cell office:value-type="float" office:value="51875" table:style-name="ce3">
              <text:p>51875</text:p>
            </table:table-cell>
            <table:table-cell office:value-type="float" office:value="36975" table:style-name="ce3">
              <text:p>36975</text:p>
            </table:table-cell>
            <table:table-cell office:value-type="float" office:value="14900" table:style-name="ce3">
              <text:p>149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200" table:style-name="ce23">
                <text:p>2 200,00</text:p>
              </table:table-cell>
              <table:table-cell office:value-type="float" office:value="2200" table:style-name="ce23">
                <text:p>2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6300" table:style-name="ce57">
                <text:p>6 300,00</text:p>
              </table:table-cell>
              <table:table-cell office:value-type="float" office:value="6300" table:style-name="ce57">
                <text:p>6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5</text:p>
            </table:table-cell>
            <table:table-cell table:number-columns-repeated="2" table:style-name="ce3"/>
            <table:table-cell office:value-type="float" office:value="46743.39" table:style-name="ce3">
              <text:p>46743,39</text:p>
            </table:table-cell>
            <table:table-cell office:value-type="float" office:value="45743.39" table:style-name="ce3">
              <text:p>45743,39</text:p>
            </table:table-cell>
            <table:table-cell office:value-type="float" office:value="1000" table:style-name="ce225">
              <text:p>1 0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368.39" table:style-name="ce5">
                <text:p>7368,39</text:p>
              </table:table-cell>
              <table:table-cell office:value-type="float" office:value="7368.39" table:style-name="ce5">
                <text:p>7368,3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6</text:p>
            </table:table-cell>
            <table:table-cell table:number-columns-repeated="2" table:style-name="ce3"/>
            <table:table-cell office:value-type="float" office:value="68325" table:style-name="ce3">
              <text:p>68325</text:p>
            </table:table-cell>
            <table:table-cell office:value-type="float" office:value="64125" table:style-name="ce3">
              <text:p>64125</text:p>
            </table:table-cell>
            <table:table-cell office:value-type="float" office:value="4200" table:style-name="ce75">
              <text:p>4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600" table:style-name="ce50">
                <text:p>4 600,00</text:p>
              </table:table-cell>
              <table:table-cell office:value-type="float" office:value="4600" table:style-name="ce50">
                <text:p>4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Отделение от Полета</text:p>
              </table:table-cell>
              <table:table-cell table:number-columns-repeated="2" table:style-name="ce5"/>
              <table:table-cell office:value-type="float" office:value="450" table:style-name="ce71">
                <text:p>450,00</text:p>
              </table:table-cell>
              <table:table-cell office:value-type="float" office:value="450" table:style-name="ce71">
                <text:p>4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дорог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6100" table:style-name="ce5">
                <text:p>16100</text:p>
              </table:table-cell>
              <table:table-cell office:value-type="float" office:value="16100" table:style-name="ce5">
                <text:p>161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7</text:p>
            </table:table-cell>
            <table:table-cell table:number-columns-repeated="2" table:style-name="ce3"/>
            <table:table-cell office:value-type="float" office:value="48875" table:style-name="ce3">
              <text:p>48875</text:p>
            </table:table-cell>
            <table:table-cell office:value-type="float" office:value="40275" table:style-name="ce3">
              <text:p>40275</text:p>
            </table:table-cell>
            <table:table-cell office:value-type="float" office:value="8600" table:style-name="ce194">
              <text:p>8 6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8</text:p>
            </table:table-cell>
            <table:table-cell table:number-columns-repeated="2" table:style-name="ce3"/>
            <table:table-cell office:value-type="float" office:value="63304.05" table:style-name="ce3">
              <text:p>63304,05</text:p>
            </table:table-cell>
            <table:table-cell office:value-type="float" office:value="62804.05" table:style-name="ce3">
              <text:p>62804,05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00" table:style-name="ce9">
                <text:p>200,00</text:p>
              </table:table-cell>
              <table:table-cell office:value-type="float" office:value="200" table:style-name="ce9">
                <text:p>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480" table:style-name="ce5">
                <text:p>1480</text:p>
              </table:table-cell>
              <table:table-cell office:value-type="float" office:value="1480" table:style-name="ce5">
                <text:p>148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2049.05" table:style-name="ce5">
                <text:p>22049,05</text:p>
              </table:table-cell>
              <table:table-cell office:value-type="float" office:value="22049.05" table:style-name="ce5">
                <text:p>22049,0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49</text:p>
            </table:table-cell>
            <table:table-cell table:number-columns-repeated="2" table:style-name="ce3"/>
            <table:table-cell office:value-type="float" office:value="60425" table:style-name="ce3">
              <text:p>60425</text:p>
            </table:table-cell>
            <table:table-cell office:value-type="float" office:value="56825" table:style-name="ce3">
              <text:p>56825</text:p>
            </table:table-cell>
            <table:table-cell office:value-type="float" office:value="3600" table:style-name="ce3">
              <text:p>36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300" table:style-name="ce5">
                <text:p>8300</text:p>
              </table:table-cell>
              <table:table-cell office:value-type="float" office:value="8300" table:style-name="ce5">
                <text:p>83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8050" table:style-name="ce5">
                <text:p>8050</text:p>
              </table:table-cell>
              <table:table-cell office:value-type="float" office:value="8050" table:style-name="ce5">
                <text:p>805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9600" table:style-name="ce5">
                <text:p>96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0</text:p>
            </table:table-cell>
            <table:table-cell table:number-columns-repeated="2" table:style-name="ce3"/>
            <table:table-cell office:value-type="float" office:value="44055" table:style-name="ce3">
              <text:p>44055</text:p>
            </table:table-cell>
            <table:table-cell office:value-type="float" office:value="42555" table:style-name="ce3">
              <text:p>42555</text:p>
            </table:table-cell>
            <table:table-cell office:value-type="float" office:value="1500" table:style-name="ce226">
              <text:p>1 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480" table:style-name="ce5">
                <text:p>1480</text:p>
              </table:table-cell>
              <table:table-cell office:value-type="float" office:value="1480" table:style-name="ce5">
                <text:p>148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1</text:p>
            </table:table-cell>
            <table:table-cell table:number-columns-repeated="2" table:style-name="ce3"/>
            <table:table-cell office:value-type="float" office:value="59939.29" table:style-name="ce3">
              <text:p>59939,29</text:p>
            </table:table-cell>
            <table:table-cell office:value-type="float" office:value="59939.29" table:style-name="ce3">
              <text:p>59939,29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9224.04" table:style-name="ce5">
                <text:p>19224,04</text:p>
              </table:table-cell>
              <table:table-cell office:value-type="float" office:value="19224.04" table:style-name="ce5">
                <text:p>19224,04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2</text:p>
            </table:table-cell>
            <table:table-cell table:number-columns-repeated="2" table:style-name="ce3"/>
            <table:table-cell office:value-type="float" office:value="51237.67" table:style-name="ce3">
              <text:p>51237,67</text:p>
            </table:table-cell>
            <table:table-cell office:value-type="float" office:value="50087.67" table:style-name="ce3">
              <text:p>50087,67</text:p>
            </table:table-cell>
            <table:table-cell office:value-type="float" office:value="1150" table:style-name="ce3">
              <text:p>115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050" table:style-name="ce5">
                <text:p>2050</text:p>
              </table:table-cell>
              <table:table-cell office:value-type="float" office:value="650" table:style-name="ce5">
                <text:p>65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8662.67" table:style-name="ce5">
                <text:p>8662,67</text:p>
              </table:table-cell>
              <table:table-cell office:value-type="float" office:value="8662.67" table:style-name="ce5">
                <text:p>8662,6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3</text:p>
            </table:table-cell>
            <table:table-cell table:number-columns-repeated="2" table:style-name="ce3"/>
            <table:table-cell office:value-type="float" office:value="58275.89" table:style-name="ce3">
              <text:p>58275,89</text:p>
            </table:table-cell>
            <table:table-cell office:value-type="float" office:value="55475.89" table:style-name="ce3">
              <text:p>55475,89</text:p>
            </table:table-cell>
            <table:table-cell office:value-type="float" office:value="2800" table:style-name="ce3">
              <text:p>28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400" table:style-name="ce27">
                <text:p>400,00</text:p>
              </table:table-cell>
              <table:table-cell office:value-type="float" office:value="100" table:style-name="ce38">
                <text:p>1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700" table:style-name="ce74">
                <text:p>1 700,00</text:p>
              </table:table-cell>
              <table:table-cell office:value-type="float" office:value="1700" table:style-name="ce74">
                <text:p>1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4000.89" table:style-name="ce5">
                <text:p>14000,89</text:p>
              </table:table-cell>
              <table:table-cell office:value-type="float" office:value="14000.89" table:style-name="ce5">
                <text:p>14000,8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4</text:p>
            </table:table-cell>
            <table:table-cell table:number-columns-repeated="2" table:style-name="ce3"/>
            <table:table-cell office:value-type="float" office:value="46162.94" table:style-name="ce3">
              <text:p>46162,94</text:p>
            </table:table-cell>
            <table:table-cell office:value-type="float" office:value="45662.94" table:style-name="ce3">
              <text:p>45662,94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11200" table:style-name="ce5">
                <text:p>11200</text:p>
              </table:table-cell>
              <table:table-cell office:value-type="float" office:value="11200" table:style-name="ce5">
                <text:p>112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947.69" table:style-name="ce5">
                <text:p>2947,69</text:p>
              </table:table-cell>
              <table:table-cell office:value-type="float" office:value="2947.69" table:style-name="ce5">
                <text:p>2947,6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5</text:p>
            </table:table-cell>
            <table:table-cell table:number-columns-repeated="2" table:style-name="ce3"/>
            <table:table-cell office:value-type="float" office:value="43475" table:style-name="ce3">
              <text:p>43475</text:p>
            </table:table-cell>
            <table:table-cell office:value-type="float" office:value="40275" table:style-name="ce3">
              <text:p>40275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900" table:style-name="ce45">
                <text:p>900,00</text:p>
              </table:table-cell>
              <table:table-cell office:value-type="float" office:value="900" table:style-name="ce45">
                <text:p>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6</text:p>
            </table:table-cell>
            <table:table-cell table:number-columns-repeated="2" table:style-name="ce3"/>
            <table:table-cell office:value-type="float" office:value="43375" table:style-name="ce66">
              <text:p>43 375,00</text:p>
            </table:table-cell>
            <table:table-cell table:style-name="ce3"/>
            <table:table-cell office:value-type="float" office:value="43375" table:style-name="ce66">
              <text:p>43 375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table:style-name="ce5"/>
              <table:table-cell office:value-type="float" office:value="3100" table:style-name="ce10">
                <text:p>3 1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table:style-name="ce5"/>
              <table:table-cell office:value-type="float" office:value="975" table:style-name="ce14">
                <text:p>975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table:style-name="ce5"/>
              <table:table-cell office:value-type="float" office:value="8900" table:style-name="ce16">
                <text:p>8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table:style-name="ce5"/>
              <table:table-cell office:value-type="float" office:value="9200" table:style-name="ce17">
                <text:p>9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7</text:p>
            </table:table-cell>
            <table:table-cell table:number-columns-repeated="2" table:style-name="ce3"/>
            <table:table-cell office:value-type="float" office:value="45735.29" table:style-name="ce3">
              <text:p>45735,29</text:p>
            </table:table-cell>
            <table:table-cell office:value-type="float" office:value="50635.29" table:style-name="ce3">
              <text:p>50635,29</text:p>
            </table:table-cell>
            <table:table-cell table:style-name="ce3"/>
            <table:table-cell office:value-type="float" office:value="4900" table:style-name="ce134">
              <text:p>4 9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8100" table:style-name="ce67">
                <text:p>8 100,00</text:p>
              </table:table-cell>
              <table:table-cell table:style-name="ce5"/>
              <table:table-cell office:value-type="float" office:value="5400" table:style-name="ce243">
                <text:p>5 4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360.29" table:style-name="ce5">
                <text:p>5360,29</text:p>
              </table:table-cell>
              <table:table-cell office:value-type="float" office:value="5360.29" table:style-name="ce5">
                <text:p>5360,2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59</text:p>
            </table:table-cell>
            <table:table-cell table:number-columns-repeated="2" table:style-name="ce3"/>
            <table:table-cell office:value-type="float" office:value="49202.34" table:style-name="ce3">
              <text:p>49202,34</text:p>
            </table:table-cell>
            <table:table-cell office:value-type="float" office:value="42897.7" table:style-name="ce3">
              <text:p>42897,7</text:p>
            </table:table-cell>
            <table:table-cell office:value-type="float" office:value="6304.64" table:style-name="ce3">
              <text:p>6304,64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100" table:style-name="ce72">
                <text:p>7 100,00</text:p>
              </table:table-cell>
              <table:table-cell office:value-type="float" office:value="2900" table:style-name="ce73">
                <text:p>2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027.34" table:style-name="ce5">
                <text:p>5027,34</text:p>
              </table:table-cell>
              <table:table-cell office:value-type="float" office:value="4822.7" table:style-name="ce5">
                <text:p>4822,7</text:p>
              </table:table-cell>
              <table:table-cell office:value-type="float" office:value="204.64" table:style-name="ce5">
                <text:p>204,64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61</text:p>
            </table:table-cell>
            <table:table-cell table:number-columns-repeated="2" table:style-name="ce3"/>
            <table:table-cell office:value-type="float" office:value="72418.539999999994" table:style-name="ce3">
              <text:p>72418,54</text:p>
            </table:table-cell>
            <table:table-cell office:value-type="float" office:value="73418.539999999994" table:style-name="ce3">
              <text:p>73418,54</text:p>
            </table:table-cell>
            <table:table-cell table:style-name="ce3"/>
            <table:table-cell office:value-type="float" office:value="1000" table:style-name="ce225">
              <text:p>1 0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000" table:style-name="ce54">
                <text:p>2 000,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400" table:style-name="ce59">
                <text:p>10 400,00</text:p>
              </table:table-cell>
              <table:table-cell table:style-name="ce5"/>
              <table:table-cell office:value-type="float" office:value="400" table:style-name="ce235">
                <text:p>4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7503.29" table:style-name="ce5">
                <text:p>27503,29</text:p>
              </table:table-cell>
              <table:table-cell office:value-type="float" office:value="27503.29" table:style-name="ce5">
                <text:p>27503,2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63</text:p>
            </table:table-cell>
            <table:table-cell table:number-columns-repeated="2" table:style-name="ce3"/>
            <table:table-cell office:value-type="float" office:value="78016.789999999994" table:style-name="ce3">
              <text:p>78016,79</text:p>
            </table:table-cell>
            <table:table-cell office:value-type="float" office:value="78016.789999999994" table:style-name="ce3">
              <text:p>78016,79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7641.79" table:style-name="ce5">
                <text:p>37641,79</text:p>
              </table:table-cell>
              <table:table-cell office:value-type="float" office:value="37641.79" table:style-name="ce5">
                <text:p>37641,7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64</text:p>
            </table:table-cell>
            <table:table-cell table:number-columns-repeated="2" table:style-name="ce3"/>
            <table:table-cell office:value-type="float" office:value="109791.25" table:style-name="ce3">
              <text:p>109791,25</text:p>
            </table:table-cell>
            <table:table-cell office:value-type="float" office:value="106591.25" table:style-name="ce3">
              <text:p>106591,25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600" table:style-name="ce50">
                <text:p>4 600,00</text:p>
              </table:table-cell>
              <table:table-cell office:value-type="float" office:value="4600" table:style-name="ce50">
                <text:p>4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6100" table:style-name="ce5">
                <text:p>16100</text:p>
              </table:table-cell>
              <table:table-cell office:value-type="float" office:value="16100" table:style-name="ce5">
                <text:p>161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Штрафы, пени, неустойки</text:p>
              </table:table-cell>
              <table:table-cell table:number-columns-repeated="2" table:style-name="ce5"/>
              <table:table-cell office:value-type="float" office:value="42716.25" table:style-name="ce5">
                <text:p>42716,25</text:p>
              </table:table-cell>
              <table:table-cell office:value-type="float" office:value="42716.25" table:style-name="ce5">
                <text:p>42716,2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65</text:p>
            </table:table-cell>
            <table:table-cell table:number-columns-repeated="2" table:style-name="ce3"/>
            <table:table-cell office:value-type="float" office:value="46769.98" table:style-name="ce3">
              <text:p>46769,98</text:p>
            </table:table-cell>
            <table:table-cell office:value-type="float" office:value="54369.98" table:style-name="ce3">
              <text:p>54369,98</text:p>
            </table:table-cell>
            <table:table-cell table:style-name="ce3"/>
            <table:table-cell office:value-type="float" office:value="7600" table:style-name="ce3">
              <text:p>76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10800" table:style-name="ce5">
                <text:p>10800</text:p>
              </table:table-cell>
              <table:table-cell table:style-name="ce5"/>
              <table:table-cell office:value-type="float" office:value="8100" table:style-name="ce237">
                <text:p>8 1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6794.98" table:style-name="ce5">
                <text:p>6794,98</text:p>
              </table:table-cell>
              <table:table-cell office:value-type="float" office:value="6794.98" table:style-name="ce5">
                <text:p>6794,9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66</text:p>
            </table:table-cell>
            <table:table-cell table:number-columns-repeated="2" table:style-name="ce3"/>
            <table:table-cell office:value-type="float" office:value="49515.27" table:style-name="ce3">
              <text:p>49515,27</text:p>
            </table:table-cell>
            <table:table-cell office:value-type="float" office:value="45472.2" table:style-name="ce3">
              <text:p>45472,2</text:p>
            </table:table-cell>
            <table:table-cell office:value-type="float" office:value="4043.07" table:style-name="ce3">
              <text:p>4043,07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2150" table:style-name="ce25">
                <text:p>2 150,00</text:p>
              </table:table-cell>
              <table:table-cell office:value-type="float" office:value="2150" table:style-name="ce25">
                <text:p>2 1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7390.27" table:style-name="ce5">
                <text:p>7390,27</text:p>
              </table:table-cell>
              <table:table-cell office:value-type="float" office:value="6547.2" table:style-name="ce5">
                <text:p>6547,2</text:p>
              </table:table-cell>
              <table:table-cell office:value-type="float" office:value="843.07" table:style-name="ce5">
                <text:p>843,07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67</text:p>
            </table:table-cell>
            <table:table-cell table:number-columns-repeated="2" table:style-name="ce3"/>
            <table:table-cell office:value-type="float" office:value="58315" table:style-name="ce3">
              <text:p>58315</text:p>
            </table:table-cell>
            <table:table-cell office:value-type="float" office:value="58315" table:style-name="ce3">
              <text:p>58315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6000" table:style-name="ce5">
                <text:p>6000</text:p>
              </table:table-cell>
              <table:table-cell office:value-type="float" office:value="6000" table:style-name="ce5">
                <text:p>60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Штрафы, пени, неустойки</text:p>
              </table:table-cell>
              <table:table-cell table:number-columns-repeated="2" table:style-name="ce5"/>
              <table:table-cell office:value-type="float" office:value="8940" table:style-name="ce5">
                <text:p>8940</text:p>
              </table:table-cell>
              <table:table-cell office:value-type="float" office:value="8940" table:style-name="ce5">
                <text:p>894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68</text:p>
            </table:table-cell>
            <table:table-cell table:number-columns-repeated="2" table:style-name="ce3"/>
            <table:table-cell office:value-type="float" office:value="52211.06" table:style-name="ce3">
              <text:p>52211,06</text:p>
            </table:table-cell>
            <table:table-cell office:value-type="float" office:value="51711.06" table:style-name="ce3">
              <text:p>51711,06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1500" table:style-name="ce44">
                <text:p>1 500,00</text:p>
              </table:table-cell>
              <table:table-cell office:value-type="float" office:value="1500" table:style-name="ce44">
                <text:p>1 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136.0600000000004" table:style-name="ce5">
                <text:p>5136,06</text:p>
              </table:table-cell>
              <table:table-cell office:value-type="float" office:value="5136.0600000000004" table:style-name="ce5">
                <text:p>5136,0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69</text:p>
            </table:table-cell>
            <table:table-cell table:number-columns-repeated="2" table:style-name="ce3"/>
            <table:table-cell office:value-type="float" office:value="44847.21" table:style-name="ce3">
              <text:p>44847,21</text:p>
            </table:table-cell>
            <table:table-cell office:value-type="float" office:value="44346.65" table:style-name="ce3">
              <text:p>44346,65</text:p>
            </table:table-cell>
            <table:table-cell office:value-type="float" office:value="500.56" table:style-name="ce3">
              <text:p>500,56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67" table:style-name="ce5">
                <text:p>867</text:p>
              </table:table-cell>
              <table:table-cell office:value-type="float" office:value="867" table:style-name="ce5">
                <text:p>867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005.21" table:style-name="ce5">
                <text:p>5005,21</text:p>
              </table:table-cell>
              <table:table-cell office:value-type="float" office:value="5004.6499999999996" table:style-name="ce5">
                <text:p>5004,65</text:p>
              </table:table-cell>
              <table:table-cell office:value-type="float" office:value="0.56000000000000005" table:style-name="ce5">
                <text:p>0,56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0</text:p>
            </table:table-cell>
            <table:table-cell table:number-columns-repeated="2" table:style-name="ce3"/>
            <table:table-cell office:value-type="float" office:value="57342.97" table:style-name="ce3">
              <text:p>57342,97</text:p>
            </table:table-cell>
            <table:table-cell table:style-name="ce3"/>
            <table:table-cell office:value-type="float" office:value="57342.97" table:style-name="ce3">
              <text:p>57342,97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table:style-name="ce5"/>
              <table:table-cell office:value-type="float" office:value="3100" table:style-name="ce10">
                <text:p>3 1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table:style-name="ce5"/>
              <table:table-cell office:value-type="float" office:value="975" table:style-name="ce14">
                <text:p>975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table:style-name="ce5"/>
              <table:table-cell office:value-type="float" office:value="8900" table:style-name="ce16">
                <text:p>8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table:style-name="ce5"/>
              <table:table-cell office:value-type="float" office:value="9200" table:style-name="ce17">
                <text:p>9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3967.97" table:style-name="ce5">
                <text:p>13967,97</text:p>
              </table:table-cell>
              <table:table-cell table:style-name="ce5"/>
              <table:table-cell office:value-type="float" office:value="13967.97" table:style-name="ce5">
                <text:p>13967,97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1</text:p>
            </table:table-cell>
            <table:table-cell table:number-columns-repeated="2" table:style-name="ce3"/>
            <table:table-cell office:value-type="float" office:value="54568.42" table:style-name="ce3">
              <text:p>54568,42</text:p>
            </table:table-cell>
            <table:table-cell office:value-type="float" office:value="56768.42" table:style-name="ce3">
              <text:p>56768,42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Отделение от Полета</text:p>
              </table:table-cell>
              <table:table-cell table:number-columns-repeated="2" table:style-name="ce5"/>
              <table:table-cell office:value-type="float" office:value="450" table:style-name="ce71">
                <text:p>450,00</text:p>
              </table:table-cell>
              <table:table-cell office:value-type="float" office:value="450" table:style-name="ce71">
                <text:p>4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0143.42" table:style-name="ce5">
                <text:p>10143,42</text:p>
              </table:table-cell>
              <table:table-cell office:value-type="float" office:value="10143.42" table:style-name="ce5">
                <text:p>10143,4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2</text:p>
            </table:table-cell>
            <table:table-cell table:number-columns-repeated="2" table:style-name="ce3"/>
            <table:table-cell office:value-type="float" office:value="44924.11" table:style-name="ce3">
              <text:p>44924,11</text:p>
            </table:table-cell>
            <table:table-cell office:value-type="float" office:value="44424.11" table:style-name="ce3">
              <text:p>44424,11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949.1099999999997" table:style-name="ce5">
                <text:p>4949,11</text:p>
              </table:table-cell>
              <table:table-cell office:value-type="float" office:value="4949.1099999999997" table:style-name="ce5">
                <text:p>4949,11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3</text:p>
            </table:table-cell>
            <table:table-cell table:number-columns-repeated="2" table:style-name="ce3"/>
            <table:table-cell office:value-type="float" office:value="51625" table:style-name="ce3">
              <text:p>51625</text:p>
            </table:table-cell>
            <table:table-cell office:value-type="float" office:value="51125" table:style-name="ce3">
              <text:p>51125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200" table:style-name="ce227">
                <text:p>4 200,00</text:p>
              </table:table-cell>
              <table:table-cell office:value-type="float" office:value="4200" table:style-name="ce227">
                <text:p>4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Отделение от Полета</text:p>
              </table:table-cell>
              <table:table-cell table:number-columns-repeated="2" table:style-name="ce5"/>
              <table:table-cell office:value-type="float" office:value="450" table:style-name="ce71">
                <text:p>450,00</text:p>
              </table:table-cell>
              <table:table-cell office:value-type="float" office:value="450" table:style-name="ce71">
                <text:p>4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дорог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4</text:p>
            </table:table-cell>
            <table:table-cell table:number-columns-repeated="2" table:style-name="ce3"/>
            <table:table-cell office:value-type="float" office:value="43925" table:style-name="ce3">
              <text:p>43925</text:p>
            </table:table-cell>
            <table:table-cell office:value-type="float" office:value="40725" table:style-name="ce3">
              <text:p>40725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1550" table:style-name="ce7">
                <text:p>1 550,00</text:p>
              </table:table-cell>
              <table:table-cell office:value-type="float" office:value="1550" table:style-name="ce7">
                <text:p>1 5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5</text:p>
            </table:table-cell>
            <table:table-cell table:number-columns-repeated="2" table:style-name="ce3"/>
            <table:table-cell office:value-type="float" office:value="44352.23" table:style-name="ce3">
              <text:p>44352,23</text:p>
            </table:table-cell>
            <table:table-cell office:value-type="float" office:value="41702.230000000003" table:style-name="ce3">
              <text:p>41702,23</text:p>
            </table:table-cell>
            <table:table-cell office:value-type="float" office:value="2650" table:style-name="ce141">
              <text:p>2 65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table:style-name="ce5"/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450" table:style-name="ce71">
                <text:p>450,00</text:p>
              </table:table-cell>
              <table:table-cell office:value-type="float" office:value="750" table:style-name="ce5">
                <text:p>75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77.23" table:style-name="ce5">
                <text:p>577,23</text:p>
              </table:table-cell>
              <table:table-cell office:value-type="float" office:value="577.23" table:style-name="ce5">
                <text:p>577,2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6</text:p>
            </table:table-cell>
            <table:table-cell table:number-columns-repeated="2" table:style-name="ce3"/>
            <table:table-cell office:value-type="float" office:value="45278.77" table:style-name="ce3">
              <text:p>45278,77</text:p>
            </table:table-cell>
            <table:table-cell office:value-type="float" office:value="47978.77" table:style-name="ce3">
              <text:p>47978,77</text:p>
            </table:table-cell>
            <table:table-cell table:style-name="ce3"/>
            <table:table-cell office:value-type="float" office:value="2700" table:style-name="ce48">
              <text:p>2 7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Клеммные крышки Матрица</text:p>
              </table:table-cell>
              <table:table-cell table:number-columns-repeated="2" table:style-name="ce5"/>
              <table:table-cell office:value-type="float" office:value="540.25" table:style-name="ce11">
                <text:p>540,25</text:p>
              </table:table-cell>
              <table:table-cell office:value-type="float" office:value="540.25" table:style-name="ce11">
                <text:p>540,25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4763.5200000000004" table:style-name="ce5">
                <text:p>4763,52</text:p>
              </table:table-cell>
              <table:table-cell office:value-type="float" office:value="4763.5200000000004" table:style-name="ce5">
                <text:p>4763,5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7</text:p>
            </table:table-cell>
            <table:table-cell table:number-columns-repeated="2" table:style-name="ce3"/>
            <table:table-cell office:value-type="float" office:value="53240.87" table:style-name="ce3">
              <text:p>53240,87</text:p>
            </table:table-cell>
            <table:table-cell office:value-type="float" office:value="52740.87" table:style-name="ce3">
              <text:p>52740,87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3865.87" table:style-name="ce5">
                <text:p>13865,87</text:p>
              </table:table-cell>
              <table:table-cell office:value-type="float" office:value="13865.87" table:style-name="ce5">
                <text:p>13865,87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8</text:p>
            </table:table-cell>
            <table:table-cell table:number-columns-repeated="2" table:style-name="ce3"/>
            <table:table-cell office:value-type="float" office:value="60881.43" table:style-name="ce3">
              <text:p>60881,43</text:p>
            </table:table-cell>
            <table:table-cell office:value-type="float" office:value="60381.43" table:style-name="ce3">
              <text:p>60381,43</text:p>
            </table:table-cell>
            <table:table-cell office:value-type="float" office:value="500" table:style-name="ce28">
              <text:p>5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0706.43" table:style-name="ce5">
                <text:p>20706,43</text:p>
              </table:table-cell>
              <table:table-cell office:value-type="float" office:value="20706.43" table:style-name="ce5">
                <text:p>20706,43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79</text:p>
            </table:table-cell>
            <table:table-cell table:number-columns-repeated="2" table:style-name="ce3"/>
            <table:table-cell office:value-type="float" office:value="77013.570000000007" table:style-name="ce3">
              <text:p>77013,57</text:p>
            </table:table-cell>
            <table:table-cell office:value-type="float" office:value="79165.75" table:style-name="ce3">
              <text:p>79165,75</text:p>
            </table:table-cell>
            <table:table-cell table:style-name="ce3"/>
            <table:table-cell office:value-type="float" office:value="2152.1799999999998" table:style-name="ce3">
              <text:p>2152,18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300" table:style-name="ce63">
                <text:p>4 300,00</text:p>
              </table:table-cell>
              <table:table-cell office:value-type="float" office:value="4300" table:style-name="ce63">
                <text:p>4 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9338.57" table:style-name="ce5">
                <text:p>29338,57</text:p>
              </table:table-cell>
              <table:table-cell office:value-type="float" office:value="29290.75" table:style-name="ce5">
                <text:p>29290,75</text:p>
              </table:table-cell>
              <table:table-cell office:value-type="float" office:value="47.82" table:style-name="ce5">
                <text:p>47,82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0</text:p>
            </table:table-cell>
            <table:table-cell table:number-columns-repeated="2" table:style-name="ce3"/>
            <table:table-cell office:value-type="float" office:value="62323.49" table:style-name="ce3">
              <text:p>62323,49</text:p>
            </table:table-cell>
            <table:table-cell office:value-type="float" office:value="62323.49" table:style-name="ce3">
              <text:p>62323,49</text:p>
            </table:table-cell>
            <table:table-cell table:number-columns-repeated="2"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8348.490000000002" table:style-name="ce5">
                <text:p>18348,49</text:p>
              </table:table-cell>
              <table:table-cell office:value-type="float" office:value="18348.490000000002" table:style-name="ce5">
                <text:p>18348,49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1</text:p>
            </table:table-cell>
            <table:table-cell table:number-columns-repeated="2" table:style-name="ce3"/>
            <table:table-cell office:value-type="float" office:value="44845.37" table:style-name="ce3">
              <text:p>44845,37</text:p>
            </table:table-cell>
            <table:table-cell office:value-type="float" office:value="45045.51" table:style-name="ce3">
              <text:p>45045,51</text:p>
            </table:table-cell>
            <table:table-cell table:style-name="ce3"/>
            <table:table-cell office:value-type="float" office:value="200.14" table:style-name="ce3">
              <text:p>200,14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800" table:style-name="ce21">
                <text:p>1 800,00</text:p>
              </table:table-cell>
              <table:table-cell office:value-type="float" office:value="1800" table:style-name="ce21">
                <text:p>1 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70.37" table:style-name="ce5">
                <text:p>570,37</text:p>
              </table:table-cell>
              <table:table-cell office:value-type="float" office:value="770.51" table:style-name="ce5">
                <text:p>770,51</text:p>
              </table:table-cell>
              <table:table-cell table:style-name="ce5"/>
              <table:table-cell office:value-type="float" office:value="200.14" table:style-name="ce231">
                <text:p>200,14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2</text:p>
            </table:table-cell>
            <table:table-cell table:number-columns-repeated="2" table:style-name="ce3"/>
            <table:table-cell office:value-type="float" office:value="63784.78" table:style-name="ce3">
              <text:p>63784,78</text:p>
            </table:table-cell>
            <table:table-cell office:value-type="float" office:value="56675.95" table:style-name="ce3">
              <text:p>56675,95</text:p>
            </table:table-cell>
            <table:table-cell office:value-type="float" office:value="7108.83" table:style-name="ce3">
              <text:p>7108,83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300" table:style-name="ce56">
                <text:p>300,00</text:p>
              </table:table-cell>
              <table:table-cell office:value-type="float" office:value="200" table:style-name="ce9">
                <text:p>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100" table:style-name="ce39">
                <text:p>1 100,00</text:p>
              </table:table-cell>
              <table:table-cell office:value-type="float" office:value="300" table:style-name="ce56">
                <text:p>3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Отделение от Полета</text:p>
              </table:table-cell>
              <table:table-cell table:number-columns-repeated="2" table:style-name="ce5"/>
              <table:table-cell office:value-type="float" office:value="450" table:style-name="ce71">
                <text:p>450,00</text:p>
              </table:table-cell>
              <table:table-cell office:value-type="float" office:value="450" table:style-name="ce71">
                <text:p>45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1050" table:style-name="ce5">
                <text:p>1050</text:p>
              </table:table-cell>
              <table:table-cell office:value-type="float" office:value="1650" table:style-name="ce5">
                <text:p>165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4759.78" table:style-name="ce5">
                <text:p>14759,78</text:p>
              </table:table-cell>
              <table:table-cell office:value-type="float" office:value="11500.95" table:style-name="ce5">
                <text:p>11500,95</text:p>
              </table:table-cell>
              <table:table-cell office:value-type="float" office:value="3258.83" table:style-name="ce5">
                <text:p>3258,83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3</text:p>
            </table:table-cell>
            <table:table-cell table:number-columns-repeated="2" table:style-name="ce3"/>
            <table:table-cell office:value-type="float" office:value="64475" table:style-name="ce3">
              <text:p>64475</text:p>
            </table:table-cell>
            <table:table-cell office:value-type="float" office:value="65875" table:style-name="ce3">
              <text:p>65875</text:p>
            </table:table-cell>
            <table:table-cell table:style-name="ce3"/>
            <table:table-cell office:value-type="float" office:value="1400" table:style-name="ce43">
              <text:p>1 4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200" table:style-name="ce227">
                <text:p>4 200,00</text:p>
              </table:table-cell>
              <table:table-cell office:value-type="float" office:value="4200" table:style-name="ce227">
                <text:p>4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400" table:style-name="ce62">
                <text:p>1 400,00</text:p>
              </table:table-cell>
              <table:table-cell office:value-type="float" office:value="1400" table:style-name="ce62">
                <text:p>1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Пожарные нужды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дорог</text:p>
              </table:table-cell>
              <table:table-cell table:number-columns-repeated="2" table:style-name="ce5"/>
              <table:table-cell office:value-type="float" office:value="700" table:style-name="ce65">
                <text:p>700,00</text:p>
              </table:table-cell>
              <table:table-cell office:value-type="float" office:value="700" table:style-name="ce65">
                <text:p>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11400" table:style-name="ce5">
                <text:p>11400</text:p>
              </table:table-cell>
              <table:table-cell office:value-type="float" office:value="11400" table:style-name="ce5">
                <text:p>114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800" table:style-name="ce5">
                <text:p>9800</text:p>
              </table:table-cell>
              <table:table-cell office:value-type="float" office:value="9800" table:style-name="ce5">
                <text:p>98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4100" table:style-name="ce195">
                <text:p>4 100,00</text:p>
              </table:table-cell>
              <table:table-cell table:style-name="ce5"/>
              <table:table-cell office:value-type="float" office:value="1400" table:style-name="ce246">
                <text:p>1 400,00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4</text:p>
            </table:table-cell>
            <table:table-cell table:number-columns-repeated="2" table:style-name="ce3"/>
            <table:table-cell office:value-type="float" office:value="51275" table:style-name="ce3">
              <text:p>51275</text:p>
            </table:table-cell>
            <table:table-cell office:value-type="float" office:value="45375" table:style-name="ce3">
              <text:p>45375</text:p>
            </table:table-cell>
            <table:table-cell office:value-type="float" office:value="5900" table:style-name="ce55">
              <text:p>5 9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насоса</text:p>
              </table:table-cell>
              <table:table-cell table:number-columns-repeated="2" table:style-name="ce5"/>
              <table:table-cell office:value-type="float" office:value="3000" table:style-name="ce49">
                <text:p>3 000,00</text:p>
              </table:table-cell>
              <table:table-cell office:value-type="float" office:value="3000" table:style-name="ce49">
                <text:p>3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600" table:style-name="ce50">
                <text:p>4 600,00</text:p>
              </table:table-cell>
              <table:table-cell office:value-type="float" office:value="4600" table:style-name="ce50">
                <text:p>4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300" table:style-name="ce56">
                <text:p>300,00</text:p>
              </table:table-cell>
              <table:table-cell office:value-type="float" office:value="300" table:style-name="ce56">
                <text:p>3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300" table:style-name="ce58">
                <text:p>7 3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5</text:p>
            </table:table-cell>
            <table:table-cell table:number-columns-repeated="2" table:style-name="ce3"/>
            <table:table-cell office:value-type="float" office:value="85973" table:style-name="ce3">
              <text:p>85973</text:p>
            </table:table-cell>
            <table:table-cell office:value-type="float" office:value="79073" table:style-name="ce3">
              <text:p>79073</text:p>
            </table:table-cell>
            <table:table-cell office:value-type="float" office:value="6900" table:style-name="ce228">
              <text:p>6 9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(до 01.01.2016)</text:p>
              </table:table-cell>
              <table:table-cell table:number-columns-repeated="2" table:style-name="ce5"/>
              <table:table-cell office:value-type="float" office:value="8300" table:style-name="ce5">
                <text:p>8300</text:p>
              </table:table-cell>
              <table:table-cell office:value-type="float" office:value="8300" table:style-name="ce5">
                <text:p>83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7300" table:style-name="ce58">
                <text:p>7 3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Штрафы, пени, неустойки</text:p>
              </table:table-cell>
              <table:table-cell table:number-columns-repeated="2" table:style-name="ce5"/>
              <table:table-cell office:value-type="float" office:value="31898" table:style-name="ce5">
                <text:p>31898</text:p>
              </table:table-cell>
              <table:table-cell office:value-type="float" office:value="31898" table:style-name="ce5">
                <text:p>31898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6</text:p>
            </table:table-cell>
            <table:table-cell table:number-columns-repeated="2" table:style-name="ce3"/>
            <table:table-cell office:value-type="float" office:value="67605.87" table:style-name="ce3">
              <text:p>67605,87</text:p>
            </table:table-cell>
            <table:table-cell office:value-type="float" office:value="60805.87" table:style-name="ce3">
              <text:p>60805,87</text:p>
            </table:table-cell>
            <table:table-cell office:value-type="float" office:value="6800" table:style-name="ce3">
              <text:p>68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4600" table:style-name="ce50">
                <text:p>4 6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2630.87" table:style-name="ce5">
                <text:p>22630,87</text:p>
              </table:table-cell>
              <table:table-cell office:value-type="float" office:value="25630.87" table:style-name="ce5">
                <text:p>25630,87</text:p>
              </table:table-cell>
              <table:table-cell table:style-name="ce5"/>
              <table:table-cell office:value-type="float" office:value="3000" table:style-name="ce247">
                <text:p>3 000,00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7</text:p>
            </table:table-cell>
            <table:table-cell table:number-columns-repeated="2" table:style-name="ce3"/>
            <table:table-cell office:value-type="float" office:value="43375" table:style-name="ce66">
              <text:p>43 375,00</text:p>
            </table:table-cell>
            <table:table-cell table:style-name="ce3"/>
            <table:table-cell office:value-type="float" office:value="43375" table:style-name="ce66">
              <text:p>43 375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table:style-name="ce5"/>
              <table:table-cell office:value-type="float" office:value="3100" table:style-name="ce10">
                <text:p>3 1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table:style-name="ce5"/>
              <table:table-cell office:value-type="float" office:value="2400" table:style-name="ce22">
                <text:p>2 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table:style-name="ce5"/>
              <table:table-cell office:value-type="float" office:value="1200" table:style-name="ce24">
                <text:p>1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table:style-name="ce5"/>
              <table:table-cell office:value-type="float" office:value="975" table:style-name="ce14">
                <text:p>975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table:style-name="ce5"/>
              <table:table-cell office:value-type="float" office:value="1000" table:style-name="ce15">
                <text:p>1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table:style-name="ce5"/>
              <table:table-cell office:value-type="float" office:value="8900" table:style-name="ce16">
                <text:p>8 9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table:style-name="ce5"/>
              <table:table-cell office:value-type="float" office:value="9200" table:style-name="ce17">
                <text:p>9 2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table:style-name="ce5"/>
              <table:table-cell office:value-type="float" office:value="10000" table:style-name="ce18">
                <text:p>10 0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8</text:p>
            </table:table-cell>
            <table:table-cell table:number-columns-repeated="2" table:style-name="ce3"/>
            <table:table-cell office:value-type="float" office:value="45511.9" table:style-name="ce3">
              <text:p>45511,9</text:p>
            </table:table-cell>
            <table:table-cell office:value-type="float" office:value="49058.3" table:style-name="ce3">
              <text:p>49058,3</text:p>
            </table:table-cell>
            <table:table-cell table:style-name="ce3"/>
            <table:table-cell office:value-type="float" office:value="3546.4" table:style-name="ce3">
              <text:p>3546,4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736.9" table:style-name="ce5">
                <text:p>1736,9</text:p>
              </table:table-cell>
              <table:table-cell office:value-type="float" office:value="2583.3000000000002" table:style-name="ce5">
                <text:p>2583,3</text:p>
              </table:table-cell>
              <table:table-cell table:style-name="ce5"/>
              <table:table-cell office:value-type="float" office:value="846.4" table:style-name="ce231">
                <text:p>846,4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89</text:p>
            </table:table-cell>
            <table:table-cell table:number-columns-repeated="2" table:style-name="ce3"/>
            <table:table-cell office:value-type="float" office:value="45011.83" table:style-name="ce3">
              <text:p>45011,83</text:p>
            </table:table-cell>
            <table:table-cell office:value-type="float" office:value="47923.43" table:style-name="ce3">
              <text:p>47923,43</text:p>
            </table:table-cell>
            <table:table-cell table:style-name="ce3"/>
            <table:table-cell office:value-type="float" office:value="2911.6" table:style-name="ce3">
              <text:p>2911,6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100" table:style-name="ce39">
                <text:p>1 100,00</text:p>
              </table:table-cell>
              <table:table-cell office:value-type="float" office:value="1100" table:style-name="ce39">
                <text:p>1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1200" table:style-name="ce24">
                <text:p>1 200,00</text:p>
              </table:table-cell>
              <table:table-cell office:value-type="float" office:value="1200" table:style-name="ce24">
                <text:p>1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36.83000000000004" table:style-name="ce5">
                <text:p>536,83</text:p>
              </table:table-cell>
              <table:table-cell office:value-type="float" office:value="748.43" table:style-name="ce5">
                <text:p>748,43</text:p>
              </table:table-cell>
              <table:table-cell table:style-name="ce5"/>
              <table:table-cell office:value-type="float" office:value="211.6" table:style-name="ce231">
                <text:p>211,6</text:p>
              </table:table-cell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90</text:p>
            </table:table-cell>
            <table:table-cell table:number-columns-repeated="2" table:style-name="ce3"/>
            <table:table-cell office:value-type="float" office:value="43793.4" table:style-name="ce3">
              <text:p>43793,4</text:p>
            </table:table-cell>
            <table:table-cell office:value-type="float" office:value="45993.4" table:style-name="ce3">
              <text:p>45993,4</text:p>
            </table:table-cell>
            <table:table-cell table:style-name="ce3"/>
            <table:table-cell office:value-type="float" office:value="2200" table:style-name="ce51">
              <text:p>2 2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1600" table:style-name="ce53">
                <text:p>1 6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418.4" table:style-name="ce5">
                <text:p>3418,4</text:p>
              </table:table-cell>
              <table:table-cell office:value-type="float" office:value="3418.4" table:style-name="ce5">
                <text:p>3418,4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91</text:p>
            </table:table-cell>
            <table:table-cell table:number-columns-repeated="2" table:style-name="ce3"/>
            <table:table-cell office:value-type="float" office:value="61781.82" table:style-name="ce3">
              <text:p>61781,82</text:p>
            </table:table-cell>
            <table:table-cell office:value-type="float" office:value="64481.82" table:style-name="ce3">
              <text:p>64481,82</text:p>
            </table:table-cell>
            <table:table-cell table:style-name="ce3"/>
            <table:table-cell office:value-type="float" office:value="2700" table:style-name="ce48">
              <text:p>2 7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900" table:style-name="ce45">
                <text:p>900,00</text:p>
              </table:table-cell>
              <table:table-cell office:value-type="float" office:value="900" table:style-name="ce45">
                <text:p>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21106.82" table:style-name="ce5">
                <text:p>21106,82</text:p>
              </table:table-cell>
              <table:table-cell office:value-type="float" office:value="21106.82" table:style-name="ce5">
                <text:p>21106,82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92</text:p>
            </table:table-cell>
            <table:table-cell table:number-columns-repeated="2" table:style-name="ce3"/>
            <table:table-cell office:value-type="float" office:value="47302.51" table:style-name="ce3">
              <text:p>47302,51</text:p>
            </table:table-cell>
            <table:table-cell office:value-type="float" office:value="45183.72" table:style-name="ce3">
              <text:p>45183,72</text:p>
            </table:table-cell>
            <table:table-cell office:value-type="float" office:value="2118.79" table:style-name="ce3">
              <text:p>2118,79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table:style-name="ce5"/>
              <table:table-cell office:value-type="float" office:value="600" table:style-name="ce13">
                <text:p>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6527.51" table:style-name="ce5">
                <text:p>6527,51</text:p>
              </table:table-cell>
              <table:table-cell office:value-type="float" office:value="3608.72" table:style-name="ce5">
                <text:p>3608,72</text:p>
              </table:table-cell>
              <table:table-cell office:value-type="float" office:value="2918.79" table:style-name="ce5">
                <text:p>2918,79</text:p>
              </table:table-cell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93</text:p>
            </table:table-cell>
            <table:table-cell table:number-columns-repeated="2" table:style-name="ce3"/>
            <table:table-cell office:value-type="float" office:value="42796.44" table:style-name="ce3">
              <text:p>42796,44</text:p>
            </table:table-cell>
            <table:table-cell office:value-type="float" office:value="45496.44" table:style-name="ce3">
              <text:p>45496,44</text:p>
            </table:table-cell>
            <table:table-cell table:style-name="ce3"/>
            <table:table-cell office:value-type="float" office:value="2700" table:style-name="ce48">
              <text:p>2 700,00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800" table:style-name="ce12">
                <text:p>800,00</text:p>
              </table:table-cell>
              <table:table-cell office:value-type="float" office:value="800" table:style-name="ce12">
                <text:p>8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3021.44" table:style-name="ce5">
                <text:p>3021,44</text:p>
              </table:table-cell>
              <table:table-cell office:value-type="float" office:value="3021.44" table:style-name="ce5">
                <text:p>3021,44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94</text:p>
            </table:table-cell>
            <table:table-cell table:number-columns-repeated="2" table:style-name="ce3"/>
            <table:table-cell office:value-type="float" office:value="54115.45" table:style-name="ce3">
              <text:p>54115,45</text:p>
            </table:table-cell>
            <table:table-cell office:value-type="float" office:value="52215.45" table:style-name="ce3">
              <text:p>52215,45</text:p>
            </table:table-cell>
            <table:table-cell office:value-type="float" office:value="1900" table:style-name="ce229">
              <text:p>1 9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(до 01.01.2016)</text:p>
              </table:table-cell>
              <table:table-cell table:number-columns-repeated="2" table:style-name="ce5"/>
              <table:table-cell office:value-type="float" office:value="4800" table:style-name="ce5">
                <text:p>4800</text:p>
              </table:table-cell>
              <table:table-cell office:value-type="float" office:value="4800" table:style-name="ce5">
                <text:p>48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800" table:style-name="ce12">
                <text:p>800,00</text:p>
              </table:table-cell>
              <table:table-cell office:value-type="float" office:value="1600" table:style-name="ce53">
                <text:p>1 600,00</text:p>
              </table:table-cell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200" table:style-name="ce30">
                <text:p>10 200,00</text:p>
              </table:table-cell>
              <table:table-cell table:style-name="ce5"/>
              <table:table-cell office:value-type="float" office:value="200" table:style-name="ce232">
                <text:p>2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2700" table:style-name="ce19">
                <text:p>2 7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6140.45" table:style-name="ce5">
                <text:p>6140,45</text:p>
              </table:table-cell>
              <table:table-cell office:value-type="float" office:value="6140.45" table:style-name="ce5">
                <text:p>6140,45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95</text:p>
            </table:table-cell>
            <table:table-cell table:number-columns-repeated="2" table:style-name="ce3"/>
            <table:table-cell office:value-type="float" office:value="49112.6" table:style-name="ce3">
              <text:p>49112,6</text:p>
            </table:table-cell>
            <table:table-cell office:value-type="float" office:value="45912.6" table:style-name="ce3">
              <text:p>45912,6</text:p>
            </table:table-cell>
            <table:table-cell office:value-type="float" office:value="3200" table:style-name="ce26">
              <text:p>3 200,00</text:p>
            </table:table-cell>
            <table:table-cell table:style-name="ce3"/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table:style-name="ce5"/>
              <table:table-cell office:value-type="float" office:value="500" table:style-name="ce6">
                <text:p>5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1100" table:style-name="ce39">
                <text:p>1 100,00</text:p>
              </table:table-cell>
              <table:table-cell office:value-type="float" office:value="1100" table:style-name="ce39">
                <text:p>1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400" table:style-name="ce27">
                <text:p>400,00</text:p>
              </table:table-cell>
              <table:table-cell office:value-type="float" office:value="400" table:style-name="ce27">
                <text:p>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table:style-name="ce5"/>
              <table:table-cell office:value-type="float" office:value="2700" table:style-name="ce19">
                <text:p>2 700,00</text:p>
              </table:table-cell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5437.6" table:style-name="ce5">
                <text:p>5437,6</text:p>
              </table:table-cell>
              <table:table-cell office:value-type="float" office:value="5437.6" table:style-name="ce5">
                <text:p>5437,6</text:p>
              </table:table-cell>
              <table:table-cell table:style-name="ce5"/>
              <table:table-cell table:style-name="ce231"/>
              <table:table-cell table:number-columns-repeated="16377"/>
            </table:table-row>
          </table:table-row-group>
          <table:table-row table:style-name="ro1">
            <table:table-cell office:value-type="string" table:style-name="ce2">
              <text:p>00-0000196</text:p>
            </table:table-cell>
            <table:table-cell table:number-columns-repeated="2" table:style-name="ce3"/>
            <table:table-cell office:value-type="float" office:value="58973.45" table:style-name="ce3">
              <text:p>58973,45</text:p>
            </table:table-cell>
            <table:table-cell office:value-type="float" office:value="61593.78" table:style-name="ce3">
              <text:p>61593,78</text:p>
            </table:table-cell>
            <table:table-cell table:style-name="ce3"/>
            <table:table-cell office:value-type="float" office:value="2620.33" table:style-name="ce3">
              <text:p>2620,33</text:p>
            </table:table-cell>
            <table:table-cell table:number-columns-repeated="16377"/>
          </table:table-row>
          <table:table-row-group>
            <table:table-row table:style-name="ro1">
              <table:table-cell office:value-type="string" table:style-name="ce230">
                <text:p>Взнос на ремонт дорог 2017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8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Взнос на ремонт дорог 2019 г.</text:p>
              </table:table-cell>
              <table:table-cell table:number-columns-repeated="2" table:style-name="ce5"/>
              <table:table-cell office:value-type="float" office:value="500" table:style-name="ce6">
                <text:p>500,00</text:p>
              </table:table-cell>
              <table:table-cell office:value-type="float" office:value="500" table:style-name="ce6">
                <text:p>5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 въезд грузового транспорта</text:p>
              </table:table-cell>
              <table:table-cell table:number-columns-repeated="2" table:style-name="ce5"/>
              <table:table-cell office:value-type="float" office:value="2900" table:style-name="ce73">
                <text:p>2 900,00</text:p>
              </table:table-cell>
              <table:table-cell office:value-type="float" office:value="2900" table:style-name="ce73">
                <text:p>2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Замена столбов</text:p>
              </table:table-cell>
              <table:table-cell table:number-columns-repeated="2" table:style-name="ce5"/>
              <table:table-cell office:value-type="float" office:value="3100" table:style-name="ce10">
                <text:p>3 100,00</text:p>
              </table:table-cell>
              <table:table-cell office:value-type="float" office:value="3100" table:style-name="ce10">
                <text:p>3 1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6</text:p>
              </table:table-cell>
              <table:table-cell table:number-columns-repeated="2" table:style-name="ce5"/>
              <table:table-cell office:value-type="float" office:value="2400" table:style-name="ce22">
                <text:p>2 400,00</text:p>
              </table:table-cell>
              <table:table-cell office:value-type="float" office:value="2400" table:style-name="ce22">
                <text:p>2 4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7</text:p>
              </table:table-cell>
              <table:table-cell table:number-columns-repeated="2" table:style-name="ce5"/>
              <table:table-cell office:value-type="float" office:value="2000" table:style-name="ce54">
                <text:p>2 000,00</text:p>
              </table:table-cell>
              <table:table-cell office:value-type="float" office:value="2000" table:style-name="ce54">
                <text:p>2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2">
              <table:table-cell office:value-type="string" table:style-name="ce230">
                <text:p>Общественное потребление 2018</text:p>
              </table:table-cell>
              <table:table-cell table:number-columns-repeated="2" table:style-name="ce5"/>
              <table:table-cell office:value-type="float" office:value="600" table:style-name="ce13">
                <text:p>600,00</text:p>
              </table:table-cell>
              <table:table-cell office:value-type="float" office:value="600" table:style-name="ce13">
                <text:p>6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Ремонт труб</text:p>
              </table:table-cell>
              <table:table-cell table:number-columns-repeated="2" table:style-name="ce5"/>
              <table:table-cell office:value-type="float" office:value="975" table:style-name="ce14">
                <text:p>975,00</text:p>
              </table:table-cell>
              <table:table-cell office:value-type="float" office:value="975" table:style-name="ce14">
                <text:p>975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Система безопасности СНТ</text:p>
              </table:table-cell>
              <table:table-cell table:number-columns-repeated="2" table:style-name="ce5"/>
              <table:table-cell office:value-type="float" office:value="1000" table:style-name="ce15">
                <text:p>1 000,00</text:p>
              </table:table-cell>
              <table:table-cell office:value-type="float" office:value="1000" table:style-name="ce15">
                <text:p>1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6 г.</text:p>
              </table:table-cell>
              <table:table-cell table:number-columns-repeated="2" table:style-name="ce5"/>
              <table:table-cell office:value-type="float" office:value="8900" table:style-name="ce16">
                <text:p>8 900,00</text:p>
              </table:table-cell>
              <table:table-cell office:value-type="float" office:value="8900" table:style-name="ce16">
                <text:p>8 9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7 г.</text:p>
              </table:table-cell>
              <table:table-cell table:number-columns-repeated="2" table:style-name="ce5"/>
              <table:table-cell office:value-type="float" office:value="9200" table:style-name="ce17">
                <text:p>9 200,00</text:p>
              </table:table-cell>
              <table:table-cell office:value-type="float" office:value="9200" table:style-name="ce17">
                <text:p>9 2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8 г.</text:p>
              </table:table-cell>
              <table:table-cell table:number-columns-repeated="2" table:style-name="ce5"/>
              <table:table-cell office:value-type="float" office:value="10000" table:style-name="ce18">
                <text:p>10 000,00</text:p>
              </table:table-cell>
              <table:table-cell office:value-type="float" office:value="10000" table:style-name="ce18">
                <text:p>10 000,00</text:p>
              </table:table-cell>
              <table:table-cell table:style-name="ce5"/>
              <table:table-cell table:style-name="ce231"/>
              <table:table-cell table:number-columns-repeated="16377"/>
            </table:table-row>
            <table:table-row table:style-name="ro1">
              <table:table-cell office:value-type="string" table:style-name="ce230">
                <text:p>Членские взносы 2019 - 1</text:p>
              </table:table-cell>
              <table:table-cell table:number-columns-repeated="2" table:style-name="ce5"/>
              <table:table-cell office:value-type="float" office:value="2700" table:style-name="ce19">
                <text:p>2 700,00</text:p>
              </table:table-cell>
              <table:table-cell office:value-type="float" office:value="5400" table:style-name="ce20">
                <text:p>5 400,00</text:p>
              </table:table-cell>
              <table:table-cell table:style-name="ce5"/>
              <table:table-cell office:value-type="float" office:value="2700" table:style-name="ce233">
                <text:p>2 700,00</text:p>
              </table:table-cell>
              <table:table-cell table:number-columns-repeated="16377"/>
            </table:table-row>
            <table:table-row table:style-name="ro1">
              <table:table-cell office:value-type="string" table:style-name="ce230">
                <text:p>Электроэнергия</text:p>
              </table:table-cell>
              <table:table-cell table:number-columns-repeated="2" table:style-name="ce5"/>
              <table:table-cell office:value-type="float" office:value="13698.45" table:style-name="ce5">
                <text:p>13698,45</text:p>
              </table:table-cell>
              <table:table-cell office:value-type="float" office:value="13618.78" table:style-name="ce5">
                <text:p>13618,78</text:p>
              </table:table-cell>
              <table:table-cell office:value-type="float" office:value="79.67" table:style-name="ce5">
                <text:p>79,67</text:p>
              </table:table-cell>
              <table:table-cell table:style-name="ce231"/>
              <table:table-cell table:number-columns-repeated="16377"/>
            </table:table-row>
          </table:table-row-group>
        </table:table-row-group>
        <table:table-row table:number-rows-repeated="10454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ont_5" svg:font-family="font_5"/>
  </office:font-face-decls>
  <office:styles>
    <number:number-style style:name="N0">
      <number:number number:min-integer-digits="1"/>
    </number:number-style>
    <number:text-style style:name="N36">
      <number:text>500,00</number:text>
    </number:text-style>
    <number:text-style style:name="N37">
      <number:text>1 000,00</number:text>
    </number:text-style>
    <number:text-style style:name="N38">
      <number:text>1 200,00</number:text>
    </number:text-style>
    <number:text-style style:name="N39">
      <number:text>975,00</number:text>
    </number:text-style>
    <number:text-style style:name="N40">
      <number:text>9 200,00</number:text>
    </number:text-style>
    <number:text-style style:name="N41">
      <number:text>10 000,00</number:text>
    </number:text-style>
    <number:text-style style:name="N42">
      <number:text>2 700,00</number:text>
    </number:text-style>
    <number:text-style style:name="N43">
      <number:text>300,00</number:text>
    </number:text-style>
    <number:text-style style:name="N44">
      <number:text>166 712,18</number:text>
    </number:text-style>
    <number:text-style style:name="N45">
      <number:text>167 212,18</number:text>
    </number:text-style>
    <number:text-style style:name="N46">
      <number:text>8 900,00</number:text>
    </number:text-style>
    <number:text-style style:name="N47">
      <number:text>1 400,00</number:text>
    </number:text-style>
    <number:text-style style:name="N48">
      <number:text>1 900,00</number:text>
    </number:text-style>
    <number:text-style style:name="N49">
      <number:text>3 100,00</number:text>
    </number:text-style>
    <number:text-style style:name="N50">
      <number:text>2 400,00</number:text>
    </number:text-style>
    <number:text-style style:name="N51">
      <number:text>122 137,18</number:text>
    </number:text-style>
    <number:text-style style:name="N52">
      <number:text>115 664,47</number:text>
    </number:text-style>
    <number:text-style style:name="N53">
      <number:text>95 585,32</number:text>
    </number:text-style>
    <number:text-style style:name="N54">
      <number:text>20 079,15</number:text>
    </number:text-style>
    <number:text-style style:name="N55">
      <number:text>10 200,00</number:text>
    </number:text-style>
    <number:text-style style:name="N56">
      <number:text>4 300,00</number:text>
    </number:text-style>
    <number:text-style style:name="N57">
      <number:text>4 600,00</number:text>
    </number:text-style>
    <number:text-style style:name="N58">
      <number:text>5 400,00</number:text>
    </number:text-style>
    <number:text-style style:name="N59">
      <number:text>5 468,36</number:text>
    </number:text-style>
    <number:text-style style:name="N60">
      <number:text>2 768,36</number:text>
    </number:text-style>
    <number:text-style style:name="N61">
      <number:text>18 223,25</number:text>
    </number:text-style>
    <number:text-style style:name="N62">
      <number:text>48 566,22</number:text>
    </number:text-style>
    <number:text-style style:name="N63">
      <number:text>37 087,07</number:text>
    </number:text-style>
    <number:text-style style:name="N64">
      <number:text>11 479,15</number:text>
    </number:text-style>
    <number:text-style style:name="N65">
      <number:text>45 558,80</number:text>
    </number:text-style>
    <number:text-style style:name="N66">
      <number:text>200,00</number:text>
    </number:text-style>
    <number:text-style style:name="N67">
      <number:text>4 436,60</number:text>
    </number:text-style>
    <number:text-style style:name="N68">
      <number:text>1 983,80</number:text>
    </number:text-style>
    <number:text-style style:name="N69">
      <number:text>83 254,07</number:text>
    </number:text-style>
    <number:text-style style:name="N70">
      <number:text>77 054,07</number:text>
    </number:text-style>
    <number:text-style style:name="N71">
      <number:text>6 200,00</number:text>
    </number:text-style>
    <number:text-style style:name="N72">
      <number:text>52 100,07</number:text>
    </number:text-style>
    <number:text-style style:name="N73">
      <number:text>800,00</number:text>
    </number:text-style>
    <number:text-style style:name="N74">
      <number:text>400,00</number:text>
    </number:text-style>
    <number:text-style style:name="N75">
      <number:text>7 700,00</number:text>
    </number:text-style>
    <number:text-style style:name="N76">
      <number:text>2 300,00</number:text>
    </number:text-style>
    <number:text-style style:name="N77">
      <number:text>42 479,07</number:text>
    </number:text-style>
    <number:text-style style:name="N78">
      <number:text>47 107,76</number:text>
    </number:text-style>
    <number:text-style style:name="N79">
      <number:text>38 725,00</number:text>
    </number:text-style>
    <number:text-style style:name="N80">
      <number:text>8 382,76</number:text>
    </number:text-style>
    <number:text-style style:name="N81">
      <number:text>950,00</number:text>
    </number:text-style>
    <number:text-style style:name="N82">
      <number:text>7 300,00</number:text>
    </number:text-style>
    <number:text-style style:name="N83">
      <number:text>2 482,76</number:text>
    </number:text-style>
    <number:text-style style:name="N84">
      <number:text>54 025,00</number:text>
    </number:text-style>
    <number:text-style style:name="N85">
      <number:text>53 525,00</number:text>
    </number:text-style>
    <number:text-style style:name="N86">
      <number:text>10 150,00</number:text>
    </number:text-style>
    <number:text-style style:name="N87">
      <number:text>43 375,00</number:text>
    </number:text-style>
    <number:text-style style:name="N88">
      <number:text>32 165,00</number:text>
    </number:text-style>
    <number:text-style style:name="N89">
      <number:text>11 210,00</number:text>
    </number:text-style>
    <number:text-style style:name="N90">
      <number:text>1 800,00</number:text>
    </number:text-style>
    <number:text-style style:name="N91">
      <number:text>600,00</number:text>
    </number:text-style>
    <number:text-style style:name="N92">
      <number:text>9 790,00</number:text>
    </number:text-style>
    <number:text-style style:name="N93">
      <number:text>590,00</number:text>
    </number:text-style>
    <number:text-style style:name="N94">
      <number:text>540,25</number:text>
    </number:text-style>
    <number:text-style style:name="N95">
      <number:text>53 241,06</number:text>
    </number:text-style>
    <number:text-style style:name="N96">
      <number:text>53 275,00</number:text>
    </number:text-style>
    <number:text-style style:name="N97">
      <number:text>33,94</number:text>
    </number:text-style>
    <number:text-style style:name="N98">
      <number:text>700,00</number:text>
    </number:text-style>
    <number:text-style style:name="N99">
      <number:text>6 300,00</number:text>
    </number:text-style>
    <number:text-style style:name="N100">
      <number:text>2 733,94</number:text>
    </number:text-style>
    <number:text-style style:name="N101">
      <number:text>1 666,06</number:text>
    </number:text-style>
    <number:text-style style:name="N102">
      <number:text>47 447,91</number:text>
    </number:text-style>
    <number:text-style style:name="N103">
      <number:text>48 647,91</number:text>
    </number:text-style>
    <number:text-style style:name="N104">
      <number:text>9 350,00</number:text>
    </number:text-style>
    <number:text-style style:name="N105">
      <number:text>3 400,00</number:text>
    </number:text-style>
    <number:text-style style:name="N106">
      <number:text>3 922,91</number:text>
    </number:text-style>
    <number:text-style style:name="N107">
      <number:text>43 053,13</number:text>
    </number:text-style>
    <number:text-style style:name="N108">
      <number:text>37 353,13</number:text>
    </number:text-style>
    <number:text-style style:name="N109">
      <number:text>5 700,00</number:text>
    </number:text-style>
    <number:text-style style:name="N110">
      <number:text>7 500,00</number:text>
    </number:text-style>
    <number:text-style style:name="N111">
      <number:text>2 500,00</number:text>
    </number:text-style>
    <number:text-style style:name="N112">
      <number:text>3 178,13</number:text>
    </number:text-style>
    <number:text-style style:name="N113">
      <number:text>47 483,49</number:text>
    </number:text-style>
    <number:text-style style:name="N114">
      <number:text>49 142,23</number:text>
    </number:text-style>
    <number:text-style style:name="N115">
      <number:text>1 658,74</number:text>
    </number:text-style>
    <number:text-style style:name="N116">
      <number:text>6 708,49</number:text>
    </number:text-style>
    <number:text-style style:name="N117">
      <number:text>6 167,23</number:text>
    </number:text-style>
    <number:text-style style:name="N118">
      <number:text>541,26</number:text>
    </number:text-style>
    <number:text-style style:name="N119">
      <number:text>55 471,09</number:text>
    </number:text-style>
    <number:text-style style:name="N120">
      <number:text>3 000,00</number:text>
    </number:text-style>
    <number:text-style style:name="N121">
      <number:text>8 100,00</number:text>
    </number:text-style>
    <number:text-style style:name="N122">
      <number:text>9 250,00</number:text>
    </number:text-style>
    <number:text-style style:name="N123">
      <number:text>346,09</number:text>
    </number:text-style>
    <number:text-style style:name="N124">
      <number:text>51 958,31</number:text>
    </number:text-style>
    <number:text-style style:name="N125">
      <number:text>56 858,31</number:text>
    </number:text-style>
    <number:text-style style:name="N126">
      <number:text>4 900,00</number:text>
    </number:text-style>
    <number:text-style style:name="N127">
      <number:text>1 600,00</number:text>
    </number:text-style>
    <number:text-style style:name="N128">
      <number:text>10 984,82</number:text>
    </number:text-style>
    <number:text-style style:name="N129">
      <number:text>10 783,31</number:text>
    </number:text-style>
    <number:text-style style:name="N130">
      <number:text>45 275,00</number:text>
    </number:text-style>
    <number:text-style style:name="N131">
      <number:text>39 175,00</number:text>
    </number:text-style>
    <number:text-style style:name="N132">
      <number:text>6 100,00</number:text>
    </number:text-style>
    <number:text-style style:name="N133">
      <number:text>43 430,78</number:text>
    </number:text-style>
    <number:text-style style:name="N134">
      <number:text>45 730,78</number:text>
    </number:text-style>
    <number:text-style style:name="N135">
      <number:text>7 100,00</number:text>
    </number:text-style>
    <number:text-style style:name="N136">
      <number:text>2 900,00</number:text>
    </number:text-style>
    <number:text-style style:name="N137">
      <number:text>1 100,00</number:text>
    </number:text-style>
    <number:text-style style:name="N138">
      <number:text>45 382,18</number:text>
    </number:text-style>
    <number:text-style style:name="N139">
      <number:text>42 732,18</number:text>
    </number:text-style>
    <number:text-style style:name="N140">
      <number:text>2 650,00</number:text>
    </number:text-style>
    <number:text-style style:name="N141">
      <number:text>50,00</number:text>
    </number:text-style>
    <number:text-style style:name="N142">
      <number:text>3 007,18</number:text>
    </number:text-style>
    <number:text-style style:name="N143">
      <number:text>54 504,30</number:text>
    </number:text-style>
    <number:text-style style:name="N144">
      <number:text>51 907,30</number:text>
    </number:text-style>
    <number:text-style style:name="N145">
      <number:text>2 597,00</number:text>
    </number:text-style>
    <number:text-style style:name="N146">
      <number:text>100,00</number:text>
    </number:text-style>
    <number:text-style style:name="N147">
      <number:text>2 003,00</number:text>
    </number:text-style>
    <number:text-style style:name="N148">
      <number:text>397,00</number:text>
    </number:text-style>
    <number:text-style style:name="N149">
      <number:text>4 000,00</number:text>
    </number:text-style>
    <number:text-style style:name="N150">
      <number:text>10 400,00</number:text>
    </number:text-style>
    <number:text-style style:name="N151">
      <number:text>6 729,30</number:text>
    </number:text-style>
    <number:text-style style:name="N152">
      <number:text>48 295,06</number:text>
    </number:text-style>
    <number:text-style style:name="N153">
      <number:text>42 195,06</number:text>
    </number:text-style>
    <number:text-style style:name="N154">
      <number:text>3 420,06</number:text>
    </number:text-style>
    <number:text-style style:name="N155">
      <number:text>41 634,54</number:text>
    </number:text-style>
    <number:text-style style:name="N156">
      <number:text>42 831,54</number:text>
    </number:text-style>
    <number:text-style style:name="N157">
      <number:text>1 197,00</number:text>
    </number:text-style>
    <number:text-style style:name="N158">
      <number:text>1 550,00</number:text>
    </number:text-style>
    <number:text-style style:name="N159">
      <number:text>1 750,00</number:text>
    </number:text-style>
    <number:text-style style:name="N160">
      <number:text>2 259,54</number:text>
    </number:text-style>
    <number:text-style style:name="N161">
      <number:text>2 256,54</number:text>
    </number:text-style>
    <number:text-style style:name="N162">
      <number:text>3,00</number:text>
    </number:text-style>
    <number:text-style style:name="N163">
      <number:text>50 729,90</number:text>
    </number:text-style>
    <number:text-style style:name="N164">
      <number:text>50 229,90</number:text>
    </number:text-style>
    <number:text-style style:name="N165">
      <number:text>7 354,90</number:text>
    </number:text-style>
    <number:text-style style:name="N166">
      <number:text>53 606,07</number:text>
    </number:text-style>
    <number:text-style style:name="N167">
      <number:text>55 806,07</number:text>
    </number:text-style>
    <number:text-style style:name="N168">
      <number:text>2 200,00</number:text>
    </number:text-style>
    <number:text-style style:name="N169">
      <number:text>14 031,07</number:text>
    </number:text-style>
    <number:text-style style:name="N170">
      <number:text>48 621,16</number:text>
    </number:text-style>
    <number:text-style style:name="N171">
      <number:text>42 721,16</number:text>
    </number:text-style>
    <number:text-style style:name="N172">
      <number:text>5 900,00</number:text>
    </number:text-style>
    <number:text-style style:name="N173">
      <number:text>3 646,16</number:text>
    </number:text-style>
    <number:text-style style:name="N174">
      <number:text>47 173,87</number:text>
    </number:text-style>
    <number:text-style style:name="N175">
      <number:text>40 773,87</number:text>
    </number:text-style>
    <number:text-style style:name="N176">
      <number:text>6 400,00</number:text>
    </number:text-style>
    <number:text-style style:name="N177">
      <number:text>2 100,00</number:text>
    </number:text-style>
    <number:text-style style:name="N178">
      <number:text>898,87</number:text>
    </number:text-style>
    <number:text-style style:name="N179">
      <number:text>55 435,15</number:text>
    </number:text-style>
    <number:text-style style:name="N180">
      <number:text>52 235,15</number:text>
    </number:text-style>
    <number:text-style style:name="N181">
      <number:text>3 200,00</number:text>
    </number:text-style>
    <number:text-style style:name="N182">
      <number:text>7 800,00</number:text>
    </number:text-style>
    <number:text-style style:name="N183">
      <number:text>2 955,78</number:text>
    </number:text-style>
    <number:text-style style:name="N184">
      <number:text>1 700,00</number:text>
    </number:text-style>
    <number:text-style style:name="N185">
      <number:text>360,15</number:text>
    </number:text-style>
    <number:text-style style:name="N186">
      <number:text>55 802,31</number:text>
    </number:text-style>
    <number:text-style style:name="N187">
      <number:text>52 292,11</number:text>
    </number:text-style>
    <number:text-style style:name="N188">
      <number:text>3 510,20</number:text>
    </number:text-style>
    <number:text-style style:name="N189">
      <number:text>43 675,00</number:text>
    </number:text-style>
    <number:text-style style:name="N190">
      <number:text>42 275,00</number:text>
    </number:text-style>
    <number:text-style style:name="N191">
      <number:text>450,00</number:text>
    </number:text-style>
    <number:text-style style:name="N192">
      <number:text>10 977,31</number:text>
    </number:text-style>
    <number:text-style style:name="N193">
      <number:text>10 667,11</number:text>
    </number:text-style>
    <number:text-style style:name="N194">
      <number:text>310,20</number:text>
    </number:text-style>
    <number:text-style style:name="N195">
      <number:text>45 196,58</number:text>
    </number:text-style>
    <number:text-style style:name="N196">
      <number:text>40 196,58</number:text>
    </number:text-style>
    <number:text-style style:name="N197">
      <number:text>5 000,00</number:text>
    </number:text-style>
    <number:text-style style:name="N198">
      <number:text>2 621,58</number:text>
    </number:text-style>
    <number:text-style style:name="N199">
      <number:text>53 261,05</number:text>
    </number:text-style>
    <number:text-style style:name="N200">
      <number:text>53 558,05</number:text>
    </number:text-style>
    <number:text-style style:name="N201">
      <number:text>297,00</number:text>
    </number:text-style>
    <number:text-style style:name="N202">
      <number:text>8 486,05</number:text>
    </number:text-style>
    <number:text-style style:name="N203">
      <number:text>10 983,05</number:text>
    </number:text-style>
    <number:text-style style:name="N204">
      <number:text>2 497,00</number:text>
    </number:text-style>
    <number:text-style style:name="N205">
      <number:text>62 775,00</number:text>
    </number:text-style>
    <number:text-style style:name="N206">
      <number:text>54 175,00</number:text>
    </number:text-style>
    <number:text-style style:name="N207">
      <number:text>8 600,00</number:text>
    </number:text-style>
    <number:text-style style:name="N208">
      <number:text>1 500,00</number:text>
    </number:text-style>
    <number:text-style style:name="N209">
      <number:text>900,00</number:text>
    </number:text-style>
    <number:text-style style:name="N210">
      <number:text>4 100,00</number:text>
    </number:text-style>
    <number:text-style style:name="N211">
      <number:text>12 300,00</number:text>
    </number:text-style>
    <number:text-style style:name="N212">
      <number:text>77 418,08</number:text>
    </number:text-style>
    <number:text-style style:name="N213">
      <number:text>72 685,00</number:text>
    </number:text-style>
    <number:text-style style:name="N214">
      <number:text>4 733,08</number:text>
    </number:text-style>
    <number:text-style style:name="N215">
      <number:text>34 543,08</number:text>
    </number:text-style>
    <number:text-style style:name="N216">
      <number:text>33 210,00</number:text>
    </number:text-style>
    <number:text-style style:name="N217">
      <number:text>1 333,08</number:text>
    </number:text-style>
    <number:text-style style:name="N218">
      <number:text>46 375,00</number:text>
    </number:text-style>
    <number:text-style style:name="N219">
      <number:text>27 075,00</number:text>
    </number:text-style>
    <number:text-style style:name="N220">
      <number:text>19 300,00</number:text>
    </number:text-style>
    <number:text-style style:name="N221">
      <number:text>6 900,00</number:text>
    </number:text-style>
    <number:text-style style:name="N222">
      <number:text>89 058,16</number:text>
    </number:text-style>
    <number:text-style style:name="N223">
      <number:text>45 383,16</number:text>
    </number:text-style>
    <number:text-style style:name="N224">
      <number:text>45 860,20</number:text>
    </number:text-style>
    <number:text-style style:name="N225">
      <number:text>47 460,20</number:text>
    </number:text-style>
    <number:text-style style:name="N226">
      <number:text>3 285,20</number:text>
    </number:text-style>
    <number:text-style style:name="N227">
      <number:text>60 337,09</number:text>
    </number:text-style>
    <number:text-style style:name="N228">
      <number:text>56 137,09</number:text>
    </number:text-style>
    <number:text-style style:name="N229">
      <number:text>4 200,00</number:text>
    </number:text-style>
    <number:text-style style:name="N230">
      <number:text>2 150,00</number:text>
    </number:text-style>
    <number:text-style style:name="N231">
      <number:text>59 475,00</number:text>
    </number:text-style>
    <number:text-style style:name="N232">
      <number:text>56 775,00</number:text>
    </number:text-style>
    <number:text-style style:name="N233">
      <number:text>14 812,09</number:text>
    </number:text-style>
    <number:text-style style:name="N234">
      <number:text>48 337,93</number:text>
    </number:text-style>
    <number:text-style style:name="N235">
      <number:text>45 637,93</number:text>
    </number:text-style>
    <number:text-style style:name="N236">
      <number:text>8 162,93</number:text>
    </number:text-style>
    <number:text-style style:name="N237">
      <number:text>53 475,00</number:text>
    </number:text-style>
    <number:text-style style:name="N238">
      <number:text>47 575,00</number:text>
    </number:text-style>
    <number:text-style style:name="N239">
      <number:text>2 000,00</number:text>
    </number:text-style>
    <number:text-style style:name="N240">
      <number:text>49 314,27</number:text>
    </number:text-style>
    <number:text-style style:name="N241">
      <number:text>45 786,01</number:text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ePack by Diakov</dc:creator>
    <dc:date>2019-03-19T19:06:38Z</dc:date>
  </office:meta>
</office:document-meta>
</file>